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20000000204B249CA79A42C6D7.png" manifest:media-type="image/png"/>
  <manifest:file-entry manifest:full-path="Pictures/10000000000000080000000804B398AF1D13287F.png" manifest:media-type="image/png"/>
  <manifest:file-entry manifest:full-path="Pictures/100000000000005E0000005E2AE0DE6D99012D7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Tahoma1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1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7" style:family="table">
      <style:table-properties style:width="9.149cm" table:align="left"/>
    </style:style>
    <style:style style:name="Tableau7.A" style:family="table-column">
      <style:table-column-properties style:column-width="2.136cm"/>
    </style:style>
    <style:style style:name="Tableau7.B" style:family="table-column">
      <style:table-column-properties style:column-width="1.755cm"/>
    </style:style>
    <style:style style:name="Tableau7.C" style:family="table-column">
      <style:table-column-properties style:column-width="1.752cm"/>
    </style:style>
    <style:style style:name="Tableau7.D" style:family="table-column">
      <style:table-column-properties style:column-width="2cm"/>
    </style:style>
    <style:style style:name="Tableau7.E" style:family="table-column">
      <style:table-column-properties style:column-width="1.506cm"/>
    </style:style>
    <style:style style:name="Tableau7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7.B1" style:family="table-cell">
      <style:table-cell-properties style:vertical-align="middle" fo:background-color="#ecf191" fo:padding-left="0cm" fo:padding-right="0cm" fo:padding-top="0.101cm" fo:padding-bottom="0.101cm" fo:border-left="0.5pt solid #000000" fo:border-right="none" fo:border-top="0.5pt solid #000000" fo:border-bottom="0.5pt solid #000000">
        <style:background-image/>
      </style:table-cell-properties>
    </style:style>
    <style:style style:name="Tableau7.E1" style:family="table-cell">
      <style:table-cell-properties style:vertical-align="middle" fo:background-color="#ecf191" fo:padding-left="0cm" fo:padding-right="0cm" fo:padding-top="0.101cm" fo:padding-bottom="0.101cm" fo:border="0.5pt solid #000000">
        <style:background-image/>
      </style:table-cell-properties>
    </style:style>
    <style:style style:name="Tableau7.A2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3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4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5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6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6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7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7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7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8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7.A9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7.B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C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D9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7.E9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5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5.A" style:family="table-column">
      <style:table-column-properties style:column-width="0.513cm" style:rel-column-width="3672*"/>
    </style:style>
    <style:style style:name="Tableau15.B" style:family="table-column">
      <style:table-column-properties style:column-width="1.321cm" style:rel-column-width="9464*"/>
    </style:style>
    <style:style style:name="Tableau15.C" style:family="table-column">
      <style:table-column-properties style:column-width="0.141cm" style:rel-column-width="1014*"/>
    </style:style>
    <style:style style:name="Tableau15.L" style:family="table-column">
      <style:table-column-properties style:column-width="1.323cm" style:rel-column-width="9473*"/>
    </style:style>
    <style:style style:name="Tableau15.1" style:family="table-row">
      <style:table-row-properties style:row-height="0.6cm" fo:background-color="transparent" fo:keep-together="always">
        <style:background-image/>
      </style:table-row-properties>
    </style:style>
    <style:style style:name="Tableau15.A1" style:family="table-cell">
      <style:table-cell-properties style:vertical-align="middle" fo:padding-left="0cm" fo:padding-right="0.101cm" fo:padding-top="0.101cm" fo:padding-bottom="0.101cm" fo:border="none"/>
    </style:style>
    <style:style style:name="Tableau15.B1" style:family="table-cell">
      <style:table-cell-properties style:vertical-align="middle" fo:padding="0.097cm" fo:border="1pt solid #d7e12c"/>
    </style:style>
    <style:style style:name="Tableau15.C1" style:family="table-cell">
      <style:table-cell-properties style:vertical-align="middle" fo:padding="0.097cm" fo:border-left="0.5pt solid #000000" fo:border-right="none" fo:border-top="none" fo:border-bottom="none"/>
    </style:style>
    <style:style style:name="Tableau15.D1" style:family="table-cell">
      <style:table-cell-properties style:vertical-align="middle" fo:background-color="transparent" fo:padding="0.097cm" fo:border="1pt solid #d7e12c" style:writing-mode="lr-tb">
        <style:background-image/>
      </style:table-cell-properties>
    </style:style>
    <style:style style:name="Tableau15.E1" style:family="table-cell">
      <style:table-cell-properties style:vertical-align="middle" fo:padding="0cm" fo:border-left="1pt solid #d7e12c" fo:border-right="none" fo:border-top="none" fo:border-bottom="none"/>
    </style:style>
    <style:style style:name="Tableau15.G1" style:family="table-cell">
      <style:table-cell-properties style:vertical-align="middle" fo:padding="0cm" fo:border-left="1pt solid #d7e12c" fo:border-right="none" fo:border-top="none" fo:border-bottom="none"/>
    </style:style>
    <style:style style:name="Tableau15.H1" style:family="table-cell" style:data-style-name="N0">
      <style:table-cell-properties style:vertical-align="middle" fo:background-color="transparent" fo:padding="0.097cm" fo:border="1pt solid #d7e12c" style:writing-mode="lr-tb">
        <style:background-image/>
      </style:table-cell-properties>
    </style:style>
    <style:style style:name="Tableau15.I1" style:family="table-cell">
      <style:table-cell-properties style:vertical-align="middle" fo:background-color="transparent" fo:padding="0cm" fo:border-left="1pt solid #d7e12c" fo:border-right="none" fo:border-top="none" fo:border-bottom="none">
        <style:background-image/>
      </style:table-cell-properties>
    </style:style>
    <style:style style:name="Tableau15.K1" style:family="table-cell">
      <style:table-cell-properties style:vertical-align="middle" fo:background-color="transparent" fo:padding="0cm" fo:border-left="1pt solid #d7e12c" fo:border-right="none" fo:border-top="none" fo:border-bottom="none">
        <style:background-image/>
      </style:table-cell-properties>
    </style:style>
    <style:style style:name="Tableau16" style:family="table">
      <style:table-properties style:width="9.151cm" table:align="margins"/>
    </style:style>
    <style:style style:name="Tableau16.A" style:family="table-column">
      <style:table-column-properties style:column-width="0.513cm" style:rel-column-width="3672*"/>
    </style:style>
    <style:style style:name="Tableau16.B" style:family="table-column">
      <style:table-column-properties style:column-width="1.321cm" style:rel-column-width="9464*"/>
    </style:style>
    <style:style style:name="Tableau16.C" style:family="table-column">
      <style:table-column-properties style:column-width="0.141cm" style:rel-column-width="1014*"/>
    </style:style>
    <style:style style:name="Tableau16.L" style:family="table-column">
      <style:table-column-properties style:column-width="1.323cm" style:rel-column-width="9473*"/>
    </style:style>
    <style:style style:name="Tableau16.1" style:family="table-row">
      <style:table-row-properties style:row-height="0.6cm"/>
    </style:style>
    <style:style style:name="Tableau16.A1" style:family="table-cell">
      <style:table-cell-properties style:vertical-align="middle" fo:padding="0cm" fo:border="none"/>
    </style:style>
    <style:style style:name="Tableau16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16.C1" style:family="table-cell">
      <style:table-cell-properties style:vertical-align="middle" fo:padding="0.097cm" fo:border-left="0.5pt solid #000000" fo:border-right="none" fo:border-top="none" fo:border-bottom="none"/>
    </style:style>
    <style:style style:name="Tableau16.H1" style:family="table-cell" style:data-style-name="N0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6.I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16.K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16.L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19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19.A" style:family="table-column">
      <style:table-column-properties style:column-width="0.513cm" style:rel-column-width="3672*"/>
    </style:style>
    <style:style style:name="Tableau19.B" style:family="table-column">
      <style:table-column-properties style:column-width="1.321cm" style:rel-column-width="9464*"/>
    </style:style>
    <style:style style:name="Tableau19.C" style:family="table-column">
      <style:table-column-properties style:column-width="0.141cm" style:rel-column-width="1014*"/>
    </style:style>
    <style:style style:name="Tableau19.L" style:family="table-column">
      <style:table-column-properties style:column-width="1.323cm" style:rel-column-width="9473*"/>
    </style:style>
    <style:style style:name="Tableau19.1" style:family="table-row">
      <style:table-row-properties style:row-height="0.6cm" fo:background-color="transparent" fo:keep-together="always">
        <style:background-image/>
      </style:table-row-properties>
    </style:style>
    <style:style style:name="Tableau19.A1" style:family="table-cell">
      <style:table-cell-properties style:vertical-align="middle" fo:padding="0cm" fo:border="none"/>
    </style:style>
    <style:style style:name="Tableau19.B1" style:family="table-cell">
      <style:table-cell-properties style:vertical-align="middle" fo:background-color="transparent" fo:padding="0.097cm" fo:border="1pt solid #d7e12c" style:writing-mode="lr-tb">
        <style:background-image/>
      </style:table-cell-properties>
    </style:style>
    <style:style style:name="Tableau19.C1" style:family="table-cell">
      <style:table-cell-properties style:vertical-align="middle" fo:padding="0.097cm" fo:border-left="0.5pt solid #000000" fo:border-right="none" fo:border-top="none" fo:border-bottom="none"/>
    </style:style>
    <style:style style:name="Tableau19.E1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none"/>
    </style:style>
    <style:style style:name="Tableau19.G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19.I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19.K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20" style:family="table">
      <style:table-properties style:width="9.151cm" table:align="margins"/>
    </style:style>
    <style:style style:name="Tableau20.A" style:family="table-column">
      <style:table-column-properties style:column-width="0.513cm" style:rel-column-width="3672*"/>
    </style:style>
    <style:style style:name="Tableau20.B" style:family="table-column">
      <style:table-column-properties style:column-width="1.321cm" style:rel-column-width="9464*"/>
    </style:style>
    <style:style style:name="Tableau20.C" style:family="table-column">
      <style:table-column-properties style:column-width="0.141cm" style:rel-column-width="1014*"/>
    </style:style>
    <style:style style:name="Tableau20.L" style:family="table-column">
      <style:table-column-properties style:column-width="1.323cm" style:rel-column-width="9473*"/>
    </style:style>
    <style:style style:name="Tableau20.1" style:family="table-row">
      <style:table-row-properties style:row-height="0.6cm"/>
    </style:style>
    <style:style style:name="Tableau20.A1" style:family="table-cell">
      <style:table-cell-properties style:vertical-align="middle" fo:padding="0cm" fo:border="none"/>
    </style:style>
    <style:style style:name="Tableau20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au20.C1" style:family="table-cell">
      <style:table-cell-properties style:vertical-align="middle" fo:padding="0.097cm" fo:border-left="0.5pt solid #000000" fo:border-right="none" fo:border-top="none" fo:border-bottom="none"/>
    </style:style>
    <style:style style:name="Tableau20.D1" style:family="table-cell">
      <style:table-cell-properties style:vertical-align="middle" fo:padding-left="0.101cm" fo:padding-right="0.101cm" fo:padding-top="0cm" fo:padding-bottom="0cm" fo:border-left="0.5pt solid #000000" fo:border-right="none" fo:border-top="0.5pt solid #000000" fo:border-bottom="0.5pt solid #000000"/>
    </style:style>
    <style:style style:name="Tableau20.F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0.G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20.H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20.I1" style:family="table-cell">
      <style:table-cell-properties style:vertical-align="middle" fo:background-color="transparent" fo:padding-left="0.101cm" fo:padding-right="0.101cm" fo:padding-top="0cm" fo:padding-bottom="0cm" fo:border-left="0.5pt solid #000000" fo:border-right="none" fo:border-top="none" fo:border-bottom="none">
        <style:background-image/>
      </style:table-cell-properties>
    </style:style>
    <style:style style:name="Tableau20.L1" style:family="table-cell" style:data-style-name="N0">
      <style:table-cell-properties style:vertical-align="middle" fo:background-color="transparent" fo:padding="0.097cm" fo:border="0.5pt solid #000000">
        <style:background-image/>
      </style:table-cell-properties>
    </style:style>
    <style:style style:name="Tableau21" style:family="table">
      <style:table-properties style:width="9.15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21.A" style:family="table-column">
      <style:table-column-properties style:column-width="0.513cm" style:rel-column-width="3672*"/>
    </style:style>
    <style:style style:name="Tableau21.B" style:family="table-column">
      <style:table-column-properties style:column-width="1.321cm" style:rel-column-width="9464*"/>
    </style:style>
    <style:style style:name="Tableau21.C" style:family="table-column">
      <style:table-column-properties style:column-width="0.141cm" style:rel-column-width="1014*"/>
    </style:style>
    <style:style style:name="Tableau21.L" style:family="table-column">
      <style:table-column-properties style:column-width="1.323cm" style:rel-column-width="9473*"/>
    </style:style>
    <style:style style:name="Tableau21.1" style:family="table-row">
      <style:table-row-properties style:row-height="0.6cm" fo:background-color="transparent" fo:keep-together="always">
        <style:background-image/>
      </style:table-row-properties>
    </style:style>
    <style:style style:name="Tableau21.A1" style:family="table-cell">
      <style:table-cell-properties style:vertical-align="middle" fo:padding="0cm" fo:border="none"/>
    </style:style>
    <style:style style:name="Tableau21.B1" style:family="table-cell">
      <style:table-cell-properties style:vertical-align="middle" fo:background-color="transparent" fo:padding="0.097cm" fo:border="1pt solid #d7e12c" style:writing-mode="lr-tb">
        <style:background-image/>
      </style:table-cell-properties>
    </style:style>
    <style:style style:name="Tableau21.C1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none"/>
    </style:style>
    <style:style style:name="Tableau21.E1" style:family="table-cell">
      <style:table-cell-properties style:vertical-align="middle" fo:padding-left="0.101cm" fo:padding-right="0.101cm" fo:padding-top="0cm" fo:padding-bottom="0cm" fo:border-left="0.5pt solid #000000" fo:border-right="none" fo:border-top="none" fo:border-bottom="none"/>
    </style:style>
    <style:style style:name="Tableau21.G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21.I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21.K1" style:family="table-cell">
      <style:table-cell-properties style:vertical-align="middle" fo:background-color="transparent" fo:padding="0.097cm" fo:border-left="0.5pt solid #000000" fo:border-right="none" fo:border-top="none" fo:border-bottom="none">
        <style:background-image/>
      </style:table-cell-properties>
    </style:style>
    <style:style style:name="Tableau21.L1" style:family="table-cell" style:data-style-name="N0">
      <style:table-cell-properties style:vertical-align="middle" fo:background-color="transparent" fo:padding="0.097cm" fo:border="1pt solid #d7e12c" style:writing-mode="lr-tb">
        <style:background-image/>
      </style:table-cell-properties>
    </style:style>
    <style:style style:name="Tableau9" style:family="table">
      <style:table-properties style:width="9.137cm" fo:margin-left="0cm" fo:margin-right="0.014cm" table:align="margins" style:may-break-between-rows="true"/>
    </style:style>
    <style:style style:name="Tableau9.A" style:family="table-column">
      <style:table-column-properties style:column-width="1.039cm" style:rel-column-width="7450*"/>
    </style:style>
    <style:style style:name="Tableau9.B" style:family="table-column">
      <style:table-column-properties style:column-width="1.041cm" style:rel-column-width="7463*"/>
    </style:style>
    <style:style style:name="Tableau9.D" style:family="table-column">
      <style:table-column-properties style:column-width="3.022cm" style:rel-column-width="21669*"/>
    </style:style>
    <style:style style:name="Tableau9.E" style:family="table-column">
      <style:table-column-properties style:column-width="2.997cm" style:rel-column-width="21490*"/>
    </style:style>
    <style:style style:name="Tableau9.A1" style:family="table-cell">
      <style:table-cell-properties style:vertical-align="middle"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9.E1" style:family="table-cell">
      <style:table-cell-properties style:vertical-align="middle" fo:background-color="#ecf191" fo:padding="0.097cm" fo:border="0.5pt solid #000000">
        <style:background-image/>
      </style:table-cell-properties>
    </style:style>
    <style:style style:name="Tableau9.2" style:family="table-row">
      <style:table-row-properties style:min-row-height="0.801cm"/>
    </style:style>
    <style:style style:name="Tableau9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D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9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C4" style:family="table-cell">
      <style:table-cell-properties style:vertical-align="middle" fo:padding-left="0cm" fo:padding-right="0cm" fo:padding-top="0.101cm" fo:padding-bottom="0.101cm" fo:border-left="0.5pt solid #000000" fo:border-right="none" fo:border-top="none" fo:border-bottom="0.5pt solid #000000"/>
    </style:style>
    <style:style style:name="Tableau9.D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9.E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" style:family="table">
      <style:table-properties style:width="9.149cm" table:align="left"/>
    </style:style>
    <style:style style:name="Tableau1.A" style:family="table-column">
      <style:table-column-properties style:column-width="1.245cm"/>
    </style:style>
    <style:style style:name="Tableau1.B" style:family="table-column">
      <style:table-column-properties style:column-width="1.039cm"/>
    </style:style>
    <style:style style:name="Tableau1.C" style:family="table-column">
      <style:table-column-properties style:column-width="1.143cm"/>
    </style:style>
    <style:style style:name="Tableau1.D" style:family="table-column">
      <style:table-column-properties style:column-width="1.141cm"/>
    </style:style>
    <style:style style:name="Tableau1.H" style:family="table-column">
      <style:table-column-properties style:column-width="1.152cm"/>
    </style:style>
    <style:style style:name="Tableau1.A1" style:family="table-cell">
      <style:table-cell-properties fo:background-color="#ecf191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C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D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F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G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background-color="#ecf191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padding-left="0cm" fo:padding-right="0cm" fo:padding-top="0.101cm" fo:padding-bottom="0.101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none" fo:border-top="none" fo:border-bottom="0.5pt solid #000000"/>
    </style:style>
    <style:style style:name="Tableau1.F2" style:family="table-cell">
      <style:table-cell-properties fo:padding="0.097cm" fo:border-left="0.5pt solid #000000" fo:border-right="none" fo:border-top="none" fo:border-bottom="0.5pt solid #000000"/>
    </style:style>
    <style:style style:name="Tableau1.G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style:font-name="Bitstream Vera Sans2" fo:font-size="10pt" officeooo:paragraph-rsid="00644343" style:font-size-asian="10pt" style:font-size-complex="10pt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203b1d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officeooo:paragraph-rsid="00644343"/>
    </style:style>
    <style:style style:name="P24" style:family="paragraph" style:parent-style-name="FILET_5f_POINTILLES">
      <style:paragraph-properties style:writing-mode="lr-tb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2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6" style:family="paragraph" style:parent-style-name="Standard" style:master-page-name="">
      <style:paragraph-properties fo:margin-top="0cm" fo:margin-bottom="0cm" style:contextual-spacing="false" style:page-number="auto" fo:break-before="auto" fo:break-after="auto"/>
      <style:text-properties style:font-name="Bitstream Vera Sans2" fo:font-size="10pt" officeooo:paragraph-rsid="00290c92" style:font-size-asian="10pt" style:font-size-complex="10pt"/>
    </style:style>
    <style:style style:name="P27" style:family="paragraph" style:parent-style-name="_5f_Paragraphe_20_livret_20_réponse_20_élève" style:master-page-name="">
      <style:paragraph-properties fo:margin-top="0cm" fo:margin-bottom="0cm" style:contextual-spacing="false" fo:line-height="100%" style:page-number="auto" fo:break-before="column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28" style:family="paragraph" style:parent-style-name="_5f_Paragraphe_20_livret_20_réponse_20_élève" style:master-page-name="">
      <style:paragraph-properties fo:margin-top="0cm" fo:margin-bottom="0cm" style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29" style:family="paragraph" style:parent-style-name="FILET_5f_POINTILLES">
      <style:paragraph-properties fo:margin-top="0cm" fo:margin-bottom="0cm" style:contextual-spacing="false" style:line-height-at-least="0.7cm"/>
      <style:text-properties officeooo:paragraph-rsid="00644343"/>
    </style:style>
    <style:style style:name="P30" style:family="paragraph" style:parent-style-name="FILET_5f_POINTILLES">
      <style:paragraph-properties fo:margin-top="0cm" fo:margin-bottom="0cm" style:contextual-spacing="false" style:line-height-at-least="0.7cm"/>
      <style:text-properties officeooo:rsid="003d8043" officeooo:paragraph-rsid="00644343"/>
    </style:style>
    <style:style style:name="P31" style:family="paragraph" style:parent-style-name="FILET_5f_POINTILLES">
      <style:paragraph-properties fo:margin-top="0cm" fo:margin-bottom="0cm" style:contextual-spacing="false"/>
      <style:text-properties officeooo:paragraph-rsid="00644343"/>
    </style:style>
    <style:style style:name="P32" style:family="paragraph" style:parent-style-name="FILET_5f_POINTILLES">
      <style:paragraph-properties fo:margin-top="0cm" fo:margin-bottom="0cm" style:contextual-spacing="false" style:line-height-at-least="0.6cm"/>
      <style:text-properties officeooo:paragraph-rsid="00644343"/>
    </style:style>
    <style:style style:name="P33" style:family="paragraph" style:parent-style-name="FILET_5f_POINTILLES">
      <style:paragraph-properties fo:margin-top="0cm" fo:margin-bottom="0cm" style:contextual-spacing="false" style:line-height-at-least="0.6cm"/>
      <style:text-properties officeooo:paragraph-rsid="00729442"/>
    </style:style>
    <style:style style:name="P34" style:family="paragraph" style:parent-style-name="Standard">
      <style:paragraph-properties fo:margin-top="0cm" fo:margin-bottom="0cm" style:contextual-spacing="false" fo:text-align="center" style:justify-single-word="false"/>
      <style:text-properties style:font-name="Bitstream Vera Sans3" fo:font-size="10pt" officeooo:paragraph-rsid="00644343"/>
    </style:style>
    <style:style style:name="P35" style:family="paragraph" style:parent-style-name="Standard">
      <style:paragraph-properties fo:margin-top="0cm" fo:margin-bottom="0cm" style:contextual-spacing="false"/>
      <style:text-properties style:font-name="Bitstream Vera Sans2" fo:font-size="10pt" officeooo:paragraph-rsid="00644343" style:font-size-asian="10pt" style:font-size-complex="10pt"/>
    </style:style>
    <style:style style:name="P36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0644343"/>
    </style:style>
    <style:style style:name="P37" style:family="paragraph" style:parent-style-name="Table_20_Contents">
      <style:paragraph-properties fo:margin-top="0cm" fo:margin-bottom="0cm" style:contextual-spacing="false" fo:line-height="100%"/>
      <style:text-properties officeooo:paragraph-rsid="00644343"/>
    </style:style>
    <style:style style:name="P38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paragraph-rsid="00644343" fo:background-color="transparent"/>
    </style:style>
    <style:style style:name="P39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Bitstream Vera Sans2" fo:font-size="10pt" officeooo:paragraph-rsid="00644343" fo:background-color="transparent" style:font-size-asian="10pt" style:font-size-complex="10pt"/>
    </style:style>
    <style:style style:name="P40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fo:font-weight="bold" officeooo:paragraph-rsid="00644343" style:font-weight-asian="bold" style:font-weight-complex="bold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Bitstream Vera Sans3" fo:font-size="10pt" officeooo:paragraph-rsid="00644343"/>
    </style:style>
    <style:style style:name="P42" style:family="paragraph" style:parent-style-name="Text_20_body">
      <style:paragraph-properties fo:margin-top="0cm" fo:margin-bottom="0cm" style:contextual-spacing="false" fo:line-height="100%" fo:text-align="center" style:justify-single-word="false" style:shadow="none">
        <style:tab-stops/>
      </style:paragraph-properties>
      <style:text-properties officeooo:paragraph-rsid="00644343"/>
    </style:style>
    <style:style style:name="P43" style:family="paragraph" style:parent-style-name="_5f_Paragraphe_20_livret_20_réponse_20_élève">
      <style:paragraph-properties fo:margin-top="0cm" fo:margin-bottom="0cm" style:contextual-spacing="false" style:shadow="non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44" style:family="paragraph" style:parent-style-name="Text_20_body">
      <style:paragraph-properties fo:margin-top="0cm" fo:margin-bottom="0cm" style:contextual-spacing="false" fo:line-height="100%" fo:text-align="center" style:justify-single-word="false">
        <style:tab-stops/>
      </style:paragraph-properties>
      <style:text-properties officeooo:paragraph-rsid="00644343"/>
    </style:style>
    <style:style style:name="P45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Bitstream Vera Sans2" fo:font-size="9pt" officeooo:paragraph-rsid="00644343" style:font-size-asian="9pt" style:font-size-complex="9pt"/>
    </style:style>
    <style:style style:name="P46" style:family="paragraph" style:parent-style-name="_5f_Paragraphe_20_livret_20_">
      <style:paragraph-properties fo:margin-top="0cm" fo:margin-bottom="0cm" style:contextual-spacing="false" fo:text-align="center" style:justify-single-word="false"/>
      <style:text-properties style:font-name="Times New Roman" fo:font-size="12pt" fo:font-style="italic" fo:font-weight="bold" officeooo:paragraph-rsid="00644343" style:font-size-asian="12pt" style:font-style-asian="italic" style:font-weight-asian="bold" style:font-size-complex="12pt" style:font-style-complex="italic" style:font-weight-complex="bold"/>
    </style:style>
    <style:style style:name="P47" style:family="paragraph" style:parent-style-name="_5f_Paragraphe_20_livret_20_">
      <style:paragraph-properties fo:margin-top="0cm" fo:margin-bottom="0cm" style:contextual-spacing="false" fo:break-before="column"/>
      <style:text-properties officeooo:paragraph-rsid="00644343"/>
    </style:style>
    <style:style style:name="P48" style:family="paragraph" style:parent-style-name="_5f_Paragraphe_20_livret_20_réponse_20_élève">
      <style:paragraph-properties fo:margin-top="0cm" fo:margin-bottom="0cm" style:contextual-spacing="false" fo:line-height="100%" fo:break-before="column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49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3.925cm" style:leader-style="dotted" style:leader-text="."/>
          <style:tab-stop style:position="5.535cm" style:leader-style="dotted" style:leader-text="."/>
          <style:tab-stop style:position="7.034cm" style:leader-style="dotted" style:leader-text="."/>
          <style:tab-stop style:position="8.643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44343"/>
    </style:style>
    <style:style style:name="P50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3.351cm" style:leader-style="dotted" style:leader-text="."/>
          <style:tab-stop style:position="5.424cm" style:leader-style="dotted" style:leader-text="."/>
          <style:tab-stop style:position="7.091cm" style:leader-style="dotted" style:leader-text="."/>
          <style:tab-stop style:position="8.599cm" style:leader-style="dotted" style:leader-text="."/>
          <style:tab-stop style:position="8.999cm" style:leader-style="dotted" style:leader-text="."/>
        </style:tab-stops>
      </style:paragraph-properties>
      <style:text-properties officeooo:paragraph-rsid="00644343"/>
    </style:style>
    <style:style style:name="P51" style:family="paragraph" style:parent-style-name="_5f_Paragraphe_20_livret_20_réponse_20_élève">
      <style:paragraph-properties fo:margin-top="0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52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 style:leader-style="dotted" style:leader-text="."/>
        </style:tab-stops>
      </style:paragraph-properties>
      <style:text-properties style:font-name="Times New Roman" fo:font-size="11pt" fo:font-style="italic" fo:font-weight="bold" officeooo:paragraph-rsid="00644343" style:font-size-asian="11pt" style:font-style-asian="italic" style:font-weight-asian="bold" style:font-size-complex="11pt" style:font-style-complex="italic" style:font-weight-complex="bold"/>
    </style:style>
    <style:style style:name="P53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/>
      <style:text-properties style:font-name="Times New Roman" fo:font-size="11pt" fo:font-style="italic" fo:font-weight="bold" officeooo:paragraph-rsid="00644343" style:font-size-asian="11pt" style:font-style-asian="italic" style:font-weight-asian="bold" style:font-size-complex="11pt" style:font-style-complex="italic" style:font-weight-complex="bold"/>
    </style:style>
    <style:style style:name="P54" style:family="paragraph" style:parent-style-name="_5f_Paragraphe_20_livret_20_réponse_20_élève">
      <style:paragraph-properties fo:margin-top="0cm" fo:margin-bottom="0cm" style:contextual-spacing="false" fo:line-height="100%" fo:text-align="center" style:justify-single-word="false">
        <style:tab-stops>
          <style:tab-stop style:position="8.999cm" style:type="right" style:leader-style="dotted" style:leader-text="."/>
        </style:tab-stops>
      </style:paragraph-properties>
      <style:text-properties fo:font-size="11pt" officeooo:paragraph-rsid="00644343" style:font-size-asian="11pt" style:font-size-complex="11pt"/>
    </style:style>
    <style:style style:name="P55" style:family="paragraph" style:parent-style-name="Standard" style:master-page-name="">
      <style:paragraph-properties fo:margin-top="0cm" fo:margin-bottom="0.101cm" style:contextual-spacing="false" style:page-number="auto" fo:break-before="auto" fo:break-after="auto"/>
      <style:text-properties style:font-name="Bitstream Vera Sans2" fo:font-size="10pt" officeooo:paragraph-rsid="00644343" style:font-size-asian="10pt" style:font-size-complex="10pt"/>
    </style:style>
    <style:style style:name="P56" style:family="paragraph" style:parent-style-name="_5f_Paragraphe_20_livret_20_réponse_20_élève">
      <style:paragraph-properties fo:margin-top="0cm" fo:margin-bottom="0.199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57" style:family="paragraph" style:parent-style-name="Standard">
      <style:paragraph-properties fo:margin-top="0.101cm" fo:margin-bottom="0cm" style:contextual-spacing="false"/>
      <style:text-properties fo:font-variant="normal" fo:text-transform="none" style:font-name="Bitstream Vera Sans2" fo:font-size="10pt" fo:font-weight="normal" officeooo:paragraph-rsid="00644343" style:font-name-asian="Times New Roman" style:font-size-asian="10pt" style:font-weight-asian="normal" style:font-name-complex="Times New Roman" style:font-size-complex="10pt" style:font-weight-complex="normal"/>
    </style:style>
    <style:style style:name="P58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644343" style:font-size-asian="10pt" style:font-size-complex="10pt"/>
    </style:style>
    <style:style style:name="P59" style:family="paragraph" style:parent-style-name="Standard">
      <style:paragraph-properties fo:margin-top="0.101cm" fo:margin-bottom="0cm" style:contextual-spacing="false"/>
      <style:text-properties style:font-name="Bitstream Vera Sans2" fo:font-size="10pt" officeooo:paragraph-rsid="007030c1" style:font-size-asian="10pt" style:font-size-complex="10pt"/>
    </style:style>
    <style:style style:name="P60" style:family="paragraph" style:parent-style-name="FILET_5f_POINTILLES">
      <style:paragraph-properties style:line-height-at-least="0.7cm"/>
      <style:text-properties officeooo:paragraph-rsid="00644343"/>
    </style:style>
    <style:style style:name="P61" style:family="paragraph" style:parent-style-name="FILET_5f_POINTILLES">
      <style:paragraph-properties style:line-height-at-least="0.882cm"/>
      <style:text-properties officeooo:paragraph-rsid="00644343"/>
    </style:style>
    <style:style style:name="P62" style:family="paragraph" style:parent-style-name="FILET_5f_POINTILLES">
      <style:paragraph-properties>
        <style:tab-stops>
          <style:tab-stop style:position="9.2cm" style:leader-style="dotted" style:leader-text="."/>
        </style:tab-stops>
      </style:paragraph-properties>
      <style:text-properties officeooo:paragraph-rsid="00644343"/>
    </style:style>
    <style:style style:name="P63" style:family="paragraph" style:parent-style-name="FILET_5f_POINTILLES">
      <style:text-properties officeooo:paragraph-rsid="00644343"/>
    </style:style>
    <style:style style:name="P64" style:family="paragraph" style:parent-style-name="FILET_5f_POINTILLES" style:master-page-name="">
      <style:paragraph-properties style:line-height-at-least="0.882cm" style:page-number="auto"/>
      <style:text-properties officeooo:paragraph-rsid="00644343"/>
    </style:style>
    <style:style style:name="P65" style:family="paragraph" style:parent-style-name="Standard">
      <style:paragraph-properties fo:margin-top="0.199cm" fo:margin-bottom="0cm" style:contextual-spacing="false"/>
      <style:text-properties style:font-name="Bitstream Vera Sans2" fo:font-size="10pt" officeooo:paragraph-rsid="00644343" style:font-size-asian="10pt" style:font-size-complex="10pt"/>
    </style:style>
    <style:style style:name="P66" style:family="paragraph" style:parent-style-name="_5f_Paragraphe_20_livret_20_">
      <style:paragraph-properties fo:margin-top="0.199cm" fo:margin-bottom="0cm" style:contextual-spacing="false">
        <style:tab-stops/>
      </style:paragraph-properties>
      <style:text-properties officeooo:paragraph-rsid="00644343"/>
    </style:style>
    <style:style style:name="P67" style:family="paragraph" style:parent-style-name="_5f_Paragraphe_20_livret_20_">
      <style:paragraph-properties fo:margin-top="0.199cm" fo:margin-bottom="0cm" style:contextual-spacing="false"/>
      <style:text-properties officeooo:paragraph-rsid="00644343"/>
    </style:style>
    <style:style style:name="P68" style:family="paragraph" style:parent-style-name="_5f_Paragraphe_20_livret_20_réponse_20_élève">
      <style:paragraph-properties fo:margin-top="0.199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69" style:family="paragraph" style:parent-style-name="Table_20_Contents">
      <style:paragraph-properties fo:text-align="center" style:justify-single-word="false"/>
      <style:text-properties officeooo:paragraph-rsid="00644343"/>
    </style:style>
    <style:style style:name="P70" style:family="paragraph" style:parent-style-name="Text_20_body">
      <style:paragraph-properties fo:margin-top="0cm" fo:margin-bottom="0.15cm" style:contextual-spacing="false"/>
      <style:text-properties style:font-name="Bitstream Vera Sans2" fo:font-size="2pt" officeooo:paragraph-rsid="00644343" style:font-size-asian="2pt" style:font-size-complex="2pt"/>
    </style:style>
    <style:style style:name="P71" style:family="paragraph" style:parent-style-name="Text_20_body">
      <style:paragraph-properties fo:margin-top="0cm" fo:margin-bottom="0.15cm" style:contextual-spacing="false"/>
      <style:text-properties fo:font-size="2pt" officeooo:paragraph-rsid="00644343" style:font-size-asian="2pt" style:font-size-complex="2pt"/>
    </style:style>
    <style:style style:name="P72" style:family="paragraph" style:parent-style-name="_5f_Paragraphe_20_livret_20_">
      <style:paragraph-properties fo:text-align="center" style:justify-single-word="false"/>
      <style:text-properties fo:font-size="9pt" officeooo:paragraph-rsid="00644343" style:font-size-asian="9pt" style:font-size-complex="9pt"/>
    </style:style>
    <style:style style:name="P73" style:family="paragraph" style:parent-style-name="_5f_Paragraphe_20_livret_20_">
      <style:paragraph-properties fo:text-align="center" style:justify-single-word="false"/>
      <style:text-properties fo:font-size="9pt" fo:font-weight="bold" officeooo:paragraph-rsid="00644343" style:font-size-asian="9pt" style:font-weight-asian="bold" style:font-size-complex="9pt" style:font-weight-complex="bold"/>
    </style:style>
    <style:style style:name="P74" style:family="paragraph" style:parent-style-name="_5f_Paragraphe_20_livret_20_">
      <style:paragraph-properties fo:margin-top="0.4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75" style:family="paragraph" style:parent-style-name="_5f_Paragraphe_20_livret_20_">
      <style:paragraph-properties fo:margin-top="0.49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99279"/>
    </style:style>
    <style:style style:name="P76" style:family="paragraph" style:parent-style-name="_5f_Paragraphe_20_livret_20_réponse_20_élève">
      <style:paragraph-properties fo:margin-top="0.499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77" style:family="paragraph" style:parent-style-name="_5f_Paragraphe_20_livret_20_réponse_20_élève">
      <style:paragraph-properties fo:margin-top="0.3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78" style:family="paragraph" style:parent-style-name="_5f_Paragraphe_20_livret_20_">
      <style:paragraph-properties fo:margin-top="0.3cm" fo:margin-bottom="0cm" style:contextual-spacing="false"/>
      <style:text-properties officeooo:paragraph-rsid="00721ba4"/>
    </style:style>
    <style:style style:name="P79" style:family="paragraph" style:parent-style-name="_5f_Paragraphe_20_livret_20_">
      <style:paragraph-properties fo:margin-top="0.4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80" style:family="paragraph" style:parent-style-name="_5f_Paragraphe_20_livret_20_">
      <style:paragraph-properties fo:margin-top="0.131cm" fo:margin-bottom="0cm" style:contextual-spacing="false"/>
      <style:text-properties officeooo:paragraph-rsid="00644343"/>
    </style:style>
    <style:style style:name="P81" style:family="paragraph" style:parent-style-name="_5f_Paragraphe_20_livret_20_réponse_20_élève">
      <style:paragraph-properties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82" style:family="paragraph" style:parent-style-name="_5f_Paragraphe_20_livret_20_réponse_20_élève">
      <style:paragraph-properties fo:line-height="100%"/>
      <style:text-properties officeooo:paragraph-rsid="00644343"/>
    </style:style>
    <style:style style:name="P83" style:family="paragraph" style:parent-style-name="_5f_Paragraphe_20_livret_20_réponse_20_élève">
      <style:paragraph-properties>
        <style:tab-stops>
          <style:tab-stop style:position="1.64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644343" style:font-size-asian="9pt" style:font-size-complex="9pt"/>
    </style:style>
    <style:style style:name="P84" style:family="paragraph" style:parent-style-name="_5f_Paragraphe_20_livret_20_réponse_20_élève">
      <style:paragraph-properties>
        <style:tab-stops>
          <style:tab-stop style:position="1.296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644343" style:font-size-asian="9pt" style:font-size-complex="9pt"/>
    </style:style>
    <style:style style:name="P85" style:family="paragraph" style:parent-style-name="_5f_Paragraphe_20_livret_20_réponse_20_élève">
      <style:paragraph-properties>
        <style:tab-stops>
          <style:tab-stop style:position="1.455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644343" style:font-size-asian="9pt" style:font-size-complex="9pt"/>
    </style:style>
    <style:style style:name="P86" style:family="paragraph" style:parent-style-name="_5f_Paragraphe_20_livret_20_réponse_20_élève">
      <style:paragraph-properties>
        <style:tab-stops>
          <style:tab-stop style:position="1.508cm" style:leader-style="dotted" style:leader-text="."/>
          <style:tab-stop style:position="2cm" style:leader-style="dotted" style:leader-text="."/>
          <style:tab-stop style:position="3cm" style:leader-style="dotted" style:leader-text="."/>
          <style:tab-stop style:position="4.001cm" style:leader-style="dotted" style:leader-text="."/>
          <style:tab-stop style:position="5.001cm" style:leader-style="dotted" style:leader-text="."/>
          <style:tab-stop style:position="6.001cm" style:leader-style="dotted" style:leader-text="."/>
          <style:tab-stop style:position="7.001cm" style:leader-style="dotted" style:leader-text="."/>
          <style:tab-stop style:position="7.999cm" style:leader-style="dotted" style:leader-text="."/>
          <style:tab-stop style:position="8.999cm" style:leader-style="dotted" style:leader-text="."/>
        </style:tab-stops>
      </style:paragraph-properties>
      <style:text-properties fo:font-size="9pt" officeooo:paragraph-rsid="00644343" style:font-size-asian="9pt" style:font-size-complex="9pt"/>
    </style:style>
    <style:style style:name="P87" style:family="paragraph" style:parent-style-name="_5f_Paragraphe_20_livret_20_réponse_20_élève">
      <style:paragraph-properties fo:line-height="100%" fo:text-align="center" style:justify-single-word="false"/>
      <style:text-properties fo:font-size="9pt" officeooo:paragraph-rsid="00644343" style:font-size-asian="9pt" style:font-size-complex="9pt"/>
    </style:style>
    <style:style style:name="P88" style:family="paragraph" style:parent-style-name="_5f_Paragraphe_20_livret_20_réponse_20_élève">
      <style:paragraph-properties fo:margin-top="0.199cm" fo:margin-bottom="0.199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89" style:family="paragraph" style:parent-style-name="_5f_Paragraphe_20_livret_20_réponse_20_élève">
      <style:paragraph-properties fo:margin-top="0.199cm" fo:margin-bottom="0.4cm" style:contextual-spacing="false" style:line-height-at-least="0.706cm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90" style:family="paragraph" style:parent-style-name="_5f_Paragraphe_20_livret_20_réponse_20_élève">
      <style:paragraph-properties fo:margin-top="0.37cm" fo:margin-bottom="0.101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91" style:family="paragraph" style:parent-style-name="_5f_Paragraphe_20_livret_20_réponse_20_élève">
      <style:paragraph-properties fo:margin-top="0.349cm" fo:margin-bottom="0cm" style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92" style:family="paragraph" style:parent-style-name="_5f_Paragraphe_20_livret_20_">
      <style:paragraph-properties fo:margin-top="0.25cm" fo:margin-bottom="0cm" style:contextual-spacing="false"/>
      <style:text-properties officeooo:paragraph-rsid="00721ba4"/>
    </style:style>
    <style:style style:name="P93" style:family="paragraph" style:parent-style-name="_5f_Paragraphe_20_livret_20_">
      <style:paragraph-properties fo:margin-top="0.45cm" fo:margin-bottom="0cm" style:contextual-spacing="false"/>
      <style:text-properties officeooo:paragraph-rsid="00644343"/>
    </style:style>
    <style:style style:name="P94" style:family="paragraph" style:parent-style-name="Exo_5f_Num" style:list-style-name="Num_5f_Exo">
      <style:text-properties officeooo:paragraph-rsid="00644343"/>
    </style:style>
    <style:style style:name="P95" style:family="paragraph" style:parent-style-name="Exo_5f_Num">
      <style:paragraph-properties fo:margin-top="0.499cm" fo:margin-bottom="0.199cm" style:contextual-spacing="false"/>
    </style:style>
    <style:style style:name="P96" style:family="paragraph" style:parent-style-name="Exo_5f_Num">
      <style:paragraph-properties fo:margin-top="0.499cm" fo:margin-bottom="0.199cm" style:contextual-spacing="false" fo:text-align="justify" style:justify-single-word="false"/>
      <style:text-properties officeooo:paragraph-rsid="00644343"/>
    </style:style>
    <style:style style:name="P97" style:family="paragraph" style:parent-style-name="Exo_5f_Num" style:list-style-name="Num_5f_Exo">
      <style:paragraph-properties fo:margin-top="0.499cm" fo:margin-bottom="0.199cm" style:contextual-spacing="false"/>
      <style:text-properties officeooo:paragraph-rsid="00644343"/>
    </style:style>
    <style:style style:name="P98" style:family="paragraph" style:parent-style-name="Exo_5f_Num">
      <style:paragraph-properties fo:margin-top="0.7cm" fo:margin-bottom="0cm" style:contextual-spacing="false"/>
      <style:text-properties officeooo:paragraph-rsid="00644343"/>
    </style:style>
    <style:style style:name="P99" style:family="paragraph" style:parent-style-name="Exo_5f_Num">
      <style:paragraph-properties fo:margin-top="0.7cm" fo:margin-bottom="0.199cm" style:contextual-spacing="false"/>
      <style:text-properties officeooo:paragraph-rsid="00644343"/>
    </style:style>
    <style:style style:name="P100" style:family="paragraph" style:parent-style-name="Exo_5f_Num">
      <style:paragraph-properties fo:margin-top="0.45cm" fo:margin-bottom="0.101cm" style:contextual-spacing="false"/>
      <style:text-properties officeooo:paragraph-rsid="00644343"/>
    </style:style>
    <style:style style:name="P101" style:family="paragraph" style:parent-style-name="Exo_5f_Num">
      <style:paragraph-properties fo:margin-top="0.499cm" fo:margin-bottom="0.101cm" style:contextual-spacing="false"/>
      <style:text-properties officeooo:paragraph-rsid="00644343"/>
    </style:style>
    <style:style style:name="P102" style:family="paragraph" style:parent-style-name="Exo_5f_Num">
      <style:paragraph-properties fo:margin-top="0.801cm" fo:margin-bottom="0.199cm" style:contextual-spacing="false"/>
      <style:text-properties officeooo:paragraph-rsid="00644343"/>
    </style:style>
    <style:style style:name="P103" style:family="paragraph" style:parent-style-name="Exo_5f_Num">
      <style:paragraph-properties fo:margin-top="0.72cm" fo:margin-bottom="0.199cm" style:contextual-spacing="false"/>
      <style:text-properties officeooo:paragraph-rsid="00644343"/>
    </style:style>
    <style:style style:name="P104" style:family="paragraph" style:parent-style-name="Exo_5f_Num" style:master-page-name="">
      <style:paragraph-properties fo:margin-top="0.801cm" fo:margin-bottom="0.101cm" style:contextual-spacing="false" style:page-number="auto" fo:break-before="auto" fo:break-after="auto">
        <style:tab-stops/>
      </style:paragraph-properties>
      <style:text-properties officeooo:paragraph-rsid="00644343"/>
    </style:style>
    <style:style style:name="P105" style:family="paragraph" style:parent-style-name="Exo_5f_Num">
      <style:paragraph-properties fo:margin-top="0.499cm" fo:margin-bottom="0.25cm" style:contextual-spacing="false"/>
      <style:text-properties officeooo:paragraph-rsid="00644343"/>
    </style:style>
    <style:style style:name="P106" style:family="paragraph" style:parent-style-name="Exo_5f_Num">
      <style:paragraph-properties fo:margin-top="0.58cm" fo:margin-bottom="0.101cm" style:contextual-spacing="false"/>
      <style:text-properties officeooo:paragraph-rsid="00644343"/>
    </style:style>
    <style:style style:name="P107" style:family="paragraph" style:parent-style-name="Exo_5f_Num" style:master-page-name="">
      <style:paragraph-properties fo:margin-top="0cm" fo:margin-bottom="0.101cm" style:contextual-spacing="false" fo:line-height="0.43cm" style:page-number="auto" fo:break-before="page"/>
      <style:text-properties officeooo:paragraph-rsid="00644343"/>
    </style:style>
    <style:style style:name="P108" style:family="paragraph" style:parent-style-name="Exo_5f_Num" style:list-style-name="Num_5f_Exo">
      <style:paragraph-properties fo:margin-top="0cm" fo:margin-bottom="0.199cm" style:contextual-spacing="false" fo:line-height="100%">
        <style:tab-stops/>
      </style:paragraph-properties>
      <style:text-properties officeooo:paragraph-rsid="00644343"/>
    </style:style>
    <style:style style:name="P109" style:family="paragraph" style:parent-style-name="Exo_5f_Num" style:list-style-name="">
      <style:paragraph-properties fo:margin-top="0cm" fo:margin-bottom="0cm" style:contextual-spacing="false" style:line-height-at-least="0.706cm"/>
      <style:text-properties officeooo:paragraph-rsid="00644343"/>
    </style:style>
    <style:style style:name="P110" style:family="paragraph" style:parent-style-name="Exo_5f_Num" style:list-style-name="">
      <style:paragraph-properties fo:margin-top="0.101cm" fo:margin-bottom="0cm" style:contextual-spacing="false" style:line-height-at-least="0.706cm"/>
      <style:text-properties officeooo:paragraph-rsid="00644343"/>
    </style:style>
    <style:style style:name="P111" style:family="paragraph" style:parent-style-name="Exo_5f_Num" style:list-style-name="">
      <style:paragraph-properties fo:margin-top="0.101cm" fo:margin-bottom="0cm" style:contextual-spacing="false" style:line-height-at-least="0.706cm"/>
      <style:text-properties officeooo:paragraph-rsid="00729442"/>
    </style:style>
    <style:style style:name="P112" style:family="paragraph" style:parent-style-name="Standard" style:list-style-name="Num_5f_Exo">
      <style:paragraph-properties fo:margin-top="0.85cm" fo:margin-bottom="0.25cm" style:contextual-spacing="false"/>
      <style:text-properties officeooo:paragraph-rsid="00644343"/>
    </style:style>
    <style:style style:name="P113" style:family="paragraph" style:parent-style-name="Table_20_Contents" style:list-style-name="liste_5f_abc">
      <style:paragraph-properties fo:margin-top="0cm" fo:margin-bottom="0cm" style:contextual-spacing="false"/>
      <style:text-properties officeooo:paragraph-rsid="00644343"/>
    </style:style>
    <style:style style:name="P114" style:family="paragraph" style:parent-style-name="Table_20_Contents" style:list-style-name="liste_5f_abc">
      <style:paragraph-properties fo:margin-top="0cm" fo:margin-bottom="0cm" style:contextual-spacing="false" fo:line-height="100%"/>
      <style:text-properties officeooo:paragraph-rsid="00644343"/>
    </style:style>
    <style:style style:name="P115" style:family="paragraph" style:parent-style-name="_5f_Paragraphe_20_livret_20_" style:list-style-name="_5f_Numérotation_20_des_20_exercices_20_livrets">
      <style:paragraph-properties fo:margin-top="0cm" fo:margin-bottom="0cm" style:contextual-spacing="false"/>
      <style:text-properties officeooo:paragraph-rsid="00644343"/>
    </style:style>
    <style:style style:name="P116" style:family="paragraph" style:parent-style-name="_5f_Paragraphe_20_livret_20_" style:list-style-name="liste_5f_abc">
      <style:paragraph-properties fo:margin-top="0.199cm" fo:margin-bottom="0cm" style:contextual-spacing="false"/>
      <style:text-properties officeooo:paragraph-rsid="00644343"/>
    </style:style>
    <style:style style:name="P117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644343"/>
    </style:style>
    <style:style style:name="P118" style:family="paragraph" style:parent-style-name="_5f_Paragraphe_20_livret_20_" style:list-style-name="liste_5f_abc">
      <style:paragraph-properties fo:margin-top="0.3cm" fo:margin-bottom="0cm" style:contextual-spacing="false"/>
      <style:text-properties officeooo:paragraph-rsid="00758984"/>
    </style:style>
    <style:style style:name="P119" style:family="paragraph" style:parent-style-name="_5f_Paragraphe_20_livret_20_" style:list-style-name="liste_5f_abc">
      <style:paragraph-properties fo:margin-top="0.4cm" fo:margin-bottom="0cm" style:contextual-spacing="false"/>
      <style:text-properties officeooo:paragraph-rsid="00644343"/>
    </style:style>
    <style:style style:name="P120" style:family="paragraph" style:parent-style-name="_5f_Paragraphe_20_livret_20_" style:list-style-name="liste_5f_abc">
      <style:paragraph-properties fo:margin-top="0.4cm" fo:margin-bottom="0cm" style:contextual-spacing="false"/>
      <style:text-properties officeooo:rsid="003d8043" officeooo:paragraph-rsid="00644343"/>
    </style:style>
    <style:style style:name="P121" style:family="paragraph" style:parent-style-name="_5f_Paragraphe_20_livret_20_" style:list-style-name="liste_5f_abc">
      <style:paragraph-properties fo:margin-top="0.4cm" fo:margin-bottom="0cm" style:contextual-spacing="false"/>
      <style:text-properties officeooo:rsid="004a4020" officeooo:paragraph-rsid="00644343"/>
    </style:style>
    <style:style style:name="P122" style:family="paragraph" style:parent-style-name="_5f_Paragraphe_20_livret_20_" style:list-style-name="L2">
      <style:paragraph-properties fo:margin-top="0.101cm" fo:margin-bottom="0cm" style:contextual-spacing="false"/>
      <style:text-properties officeooo:paragraph-rsid="00644343"/>
    </style:style>
    <style:style style:name="P123" style:family="paragraph" style:parent-style-name="_5f_Paragraphe_20_livret_20_" style:list-style-name="L7">
      <style:paragraph-properties fo:margin-top="0.101cm" fo:margin-bottom="0cm" style:contextual-spacing="false"/>
      <style:text-properties officeooo:paragraph-rsid="00644343"/>
    </style:style>
    <style:style style:name="P124" style:family="paragraph" style:parent-style-name="_5f_Paragraphe_20_livret_20_réponse_20_élève" style:list-style-name="liste_5f_abc">
      <style:paragraph-properties fo:margin-top="0.27cm" fo:margin-bottom="0cm" style:contextual-spacing="false" fo:line-height="100%" style:writing-mode="lr-tb">
        <style:tab-stops>
          <style:tab-stop style:position="4.2cm" style:type="right"/>
          <style:tab-stop style:position="4.35cm" style:type="right"/>
        </style:tab-stops>
      </style:paragraph-properties>
      <style:text-properties officeooo:paragraph-rsid="00644343"/>
    </style:style>
    <style:style style:name="P125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 style:writing-mode="lr-tb">
        <style:tab-stops>
          <style:tab-stop style:position="4.2cm" style:type="right"/>
          <style:tab-stop style:position="4.35cm" style:type="right"/>
        </style:tab-stops>
      </style:paragraph-properties>
      <style:text-properties officeooo:paragraph-rsid="00644343"/>
    </style:style>
    <style:style style:name="P126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 style:writing-mode="lr-tb">
        <style:tab-stops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27" style:family="paragraph" style:parent-style-name="_5f_Paragraphe_20_livret_20_réponse_20_élève" style:list-style-name="liste_5f_abc">
      <style:paragraph-properties fo:margin-top="0cm" fo:margin-bottom="0cm" style:contextual-spacing="false" fo:text-align="justify" style:justify-single-word="false" style:writing-mode="lr-tb">
        <style:tab-stops>
          <style:tab-stop style:position="4.099cm" style:type="right"/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28" style:family="paragraph" style:parent-style-name="_5f_Paragraphe_20_livret_20_réponse_20_élève" style:list-style-name="liste_5f_abc">
      <style:paragraph-properties fo:margin-top="0cm" fo:margin-bottom="0cm" style:contextual-spacing="false" style:line-height-at-least="1cm" fo:text-align="justify" style:justify-single-word="false" style:writing-mode="lr-tb">
        <style:tab-stops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29" style:family="paragraph" style:parent-style-name="_5f_Paragraphe_20_livret_20_réponse_20_élève" style:list-style-name="liste_5f_abc">
      <style:paragraph-properties fo:margin-top="0cm" fo:margin-bottom="0cm" style:contextual-spacing="false" style:line-height-at-least="1cm" fo:text-align="justify" style:justify-single-word="false" style:writing-mode="lr-tb">
        <style:tab-stops>
          <style:tab-stop style:position="4.099cm" style:type="right"/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30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text-align="justify" style:justify-single-word="false" style:writing-mode="lr-tb">
        <style:tab-stops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31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text-align="justify" style:justify-single-word="false" style:writing-mode="lr-tb">
        <style:tab-stops>
          <style:tab-stop style:position="4.099cm" style:type="right"/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32" style:family="paragraph" style:parent-style-name="_5f_Paragraphe_20_livret_20_réponse_20_élève" style:list-style-name="liste_5f_abc">
      <style:paragraph-properties fo:margin-top="0cm" fo:margin-bottom="0cm" style:contextual-spacing="false" fo:line-height="100%" fo:text-align="justify" style:justify-single-word="false" style:writing-mode="lr-tb">
        <style:tab-stops>
          <style:tab-stop style:position="4.099cm" style:type="right"/>
          <style:tab-stop style:position="4.2cm" style:type="right"/>
          <style:tab-stop style:position="4.35cm" style:type="right"/>
        </style:tab-stops>
      </style:paragraph-properties>
      <style:text-properties style:font-name="Bitstream Vera Sans2" officeooo:paragraph-rsid="00644343"/>
    </style:style>
    <style:style style:name="P133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style:writing-mode="lr-tb">
        <style:tab-stops>
          <style:tab-stop style:position="2.701cm" style:type="right"/>
          <style:tab-stop style:position="2.709cm"/>
        </style:tab-stops>
      </style:paragraph-properties>
      <style:text-properties officeooo:paragraph-rsid="00644343"/>
    </style:style>
    <style:style style:name="P134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2.701cm" style:type="right"/>
          <style:tab-stop style:position="2.709cm"/>
        </style:tab-stops>
      </style:paragraph-properties>
      <style:text-properties officeooo:paragraph-rsid="00644343"/>
    </style:style>
    <style:style style:name="P135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2.701cm" style:type="right"/>
          <style:tab-stop style:position="2.903cm"/>
        </style:tab-stops>
      </style:paragraph-properties>
      <style:text-properties officeooo:paragraph-rsid="00644343"/>
    </style:style>
    <style:style style:name="P136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9b3a1"/>
    </style:style>
    <style:style style:name="P137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b4510"/>
    </style:style>
    <style:style style:name="P138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e4890"/>
    </style:style>
    <style:style style:name="P139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44343"/>
    </style:style>
    <style:style style:name="P140" style:family="paragraph" style:parent-style-name="_5f_Paragraphe_20_livret_20_réponse_20_élève" style:list-style-name="liste_5f_abc">
      <style:paragraph-properties fo:margin-top="0cm" fo:margin-bottom="0cm" style:contextual-spacing="false" style:writing-mode="lr-tb">
        <style:tab-stops>
          <style:tab-stop style:position="0.6cm"/>
          <style:tab-stop style:position="4.5cm" style:type="right" style:leader-style="dotted" style:leader-text="."/>
        </style:tab-stops>
      </style:paragraph-properties>
      <style:text-properties officeooo:paragraph-rsid="00644343"/>
    </style:style>
    <style:style style:name="P141" style:family="paragraph" style:parent-style-name="_5f_Paragraphe_20_livret_20_réponse_20_élève" style:list-style-name="L9">
      <style:paragraph-properties fo:margin-top="0cm" fo:margin-bottom="0cm" style:contextual-spacing="false" fo:line-height="100%" style:writing-mode="lr-tb">
        <style:tab-stops/>
      </style:paragraph-properties>
      <style:text-properties officeooo:paragraph-rsid="00644343"/>
    </style:style>
    <style:style style:name="P142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break-before="column" style:writing-mode="lr-tb">
        <style:tab-stops>
          <style:tab-stop style:position="2.701cm" style:type="right"/>
          <style:tab-stop style:position="2.709cm"/>
        </style:tab-stops>
      </style:paragraph-properties>
      <style:text-properties officeooo:paragraph-rsid="00644343"/>
    </style:style>
    <style:style style:name="P143" style:family="paragraph" style:parent-style-name="_5f_Paragraphe_20_livret_20_réponse_20_élève" style:list-style-name="liste_5f_abc">
      <style:paragraph-properties fo:margin-top="0cm" fo:margin-bottom="0cm" style:contextual-spacing="false" style:line-height-at-least="0.6cm" fo:break-before="column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b4510"/>
    </style:style>
    <style:style style:name="P144" style:family="paragraph" style:parent-style-name="_5f_Paragraphe_20_livret_20_réponse_20_élève" style:list-style-name="liste_5f_abc" style:master-page-name="">
      <style:paragraph-properties fo:margin-top="0cm" fo:margin-bottom="0cm" style:contextual-spacing="false" style:line-height-at-least="0.6cm" style:page-number="auto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9b3a1"/>
    </style:style>
    <style:style style:name="P145" style:family="paragraph" style:parent-style-name="_5f_Paragraphe_20_livret_20_réponse_20_élève" style:list-style-name="L3">
      <style:paragraph-properties fo:margin-top="0cm" fo:margin-bottom="0cm" style:contextual-spacing="false" style:line-height-at-least="0.6cm"/>
      <style:text-properties officeooo:paragraph-rsid="00644343"/>
    </style:style>
    <style:style style:name="P146" style:family="paragraph" style:parent-style-name="_5f_Paragraphe_20_livret_20_réponse_20_élève" style:list-style-name="L5">
      <style:paragraph-properties fo:margin-top="0cm" fo:margin-bottom="0cm" style:contextual-spacing="false" style:line-height-at-least="0.6cm"/>
      <style:text-properties officeooo:paragraph-rsid="00644343"/>
    </style:style>
    <style:style style:name="P147" style:family="paragraph" style:parent-style-name="_5f_Paragraphe_20_livret_20_réponse_20_élève" style:list-style-name="L4">
      <style:paragraph-properties fo:margin-top="0cm" fo:margin-bottom="0cm" style:contextual-spacing="false" style:line-height-at-least="0cm">
        <style:tab-stops/>
      </style:paragraph-properties>
      <style:text-properties officeooo:paragraph-rsid="00644343"/>
    </style:style>
    <style:style style:name="P148" style:family="paragraph" style:parent-style-name="_5f_Paragraphe_20_livret_20_réponse_20_élève" style:list-style-name="liste_5f_abc">
      <style:paragraph-properties style:line-height-at-least="1cm" fo:text-align="start" style:justify-single-word="false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9b3a1"/>
    </style:style>
    <style:style style:name="P149" style:family="paragraph" style:parent-style-name="_5f_Paragraphe_20_livret_20_réponse_20_élève" style:list-style-name="liste_5f_abc">
      <style:paragraph-properties style:line-height-at-least="1cm" style:writing-mode="lr-tb">
        <style:tab-stops>
          <style:tab-stop style:position="4.5cm" style:type="right" style:leader-style="dotted" style:leader-text="."/>
        </style:tab-stops>
      </style:paragraph-properties>
      <style:text-properties officeooo:paragraph-rsid="006b4510"/>
    </style:style>
    <style:style style:name="P150" style:family="paragraph" style:parent-style-name="_5f_Paragraphe_20_livret_20_réponse_20_élève" style:list-style-name="_5f_Numérotation_20_des_20_exercices_20_livrets">
      <style:paragraph-properties fo:margin-top="0.4cm" fo:margin-bottom="0cm" style:contextual-spacing="false" fo:line-height="100%">
        <style:tab-stops>
          <style:tab-stop style:position="9.2cm" style:type="right" style:leader-style="dotted" style:leader-text="."/>
        </style:tab-stops>
      </style:paragraph-properties>
      <style:text-properties officeooo:paragraph-rsid="00644343"/>
    </style:style>
    <style:style style:name="P151" style:family="paragraph" style:parent-style-name="_5f_Paragraphe_20_livret_20_réponse_20_élève" style:list-style-name="L8">
      <style:paragraph-properties fo:margin-top="0.101cm" fo:margin-bottom="0cm" style:contextual-spacing="false" style:line-height-at-least="0.6cm"/>
      <style:text-properties officeooo:paragraph-rsid="00644343"/>
    </style:style>
    <style:style style:name="P152" style:family="paragraph" style:parent-style-name="_5f_Paragraphe_20_livret_20_réponse_20_élève" style:list-style-name="L10">
      <style:paragraph-properties fo:margin-top="0.101cm" fo:margin-bottom="0cm" style:contextual-spacing="false" style:line-height-at-least="0.6cm"/>
      <style:text-properties officeooo:paragraph-rsid="00644343"/>
    </style:style>
    <style:style style:name="P153" style:family="paragraph" style:parent-style-name="_5f_Paragraphe_20_énoncé_20_après_20_numéro">
      <style:paragraph-properties fo:margin-top="0cm" fo:margin-bottom="0cm" style:contextual-spacing="false" fo:line-height="0.43cm"/>
      <style:text-properties officeooo:paragraph-rsid="00644343"/>
    </style:style>
    <style:style style:name="P154" style:family="paragraph" style:parent-style-name="_5f_Paragraphe_20_énoncé_20_après_20_numéro">
      <style:paragraph-properties fo:margin-top="0cm" fo:margin-bottom="0cm" style:contextual-spacing="false"/>
      <style:text-properties officeooo:paragraph-rsid="00644343"/>
    </style:style>
    <style:style style:name="P155" style:family="paragraph" style:parent-style-name="_5f_Pied_20_de_20_page" style:list-style-name="">
      <style:paragraph-properties fo:text-align="end" style:justify-single-word="false"/>
    </style:style>
    <style:style style:name="P156" style:family="paragraph" style:parent-style-name="_5f_Pied_20_de_20_page">
      <style:paragraph-properties fo:text-align="end" style:justify-single-word="false"/>
    </style:style>
    <style:style style:name="P157" style:family="paragraph" style:parent-style-name="_5f_Pied_20_de_20_page" style:list-style-name=""/>
    <style:style style:name="P15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59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style:contextual-spacing="false" style:page-number="10" fo:break-before="auto" fo:break-after="auto" style:shadow="none"/>
      <style:text-properties style:font-name="Liberation Serif" fo:font-size="10pt" fo:font-style="normal" fo:font-weight="bold" officeooo:rsid="00290c92" officeooo:paragraph-rsid="002394ae" style:font-size-asian="10pt" style:font-style-asian="normal" style:font-weight-asian="bold" style:font-size-complex="10pt" style:font-style-complex="normal" style:font-weight-complex="bold"/>
    </style:style>
    <style:style style:name="P160" style:family="paragraph" style:parent-style-name="programme" style:list-style-name="L1" style:master-page-name="">
      <loext:graphic-properties draw:fill="solid" draw:fill-color="#fcf7ed" draw:opacity="100%" draw:fill-image-width="0cm" draw:fill-image-height="0cm"/>
      <style:paragraph-properties fo:margin-left="0.7cm" fo:margin-right="0cm" fo:margin-top="0cm" fo:margin-bottom="0cm" style:contextual-spacing="false" fo:line-height="100%" fo:text-align="justify" style:justify-single-word="false" fo:text-indent="-0.7cm" style:auto-text-indent="false" style:page-number="auto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officeooo:paragraph-rsid="00644343"/>
    </style:style>
    <style:style style:name="P161" style:family="paragraph" style:parent-style-name="programme" style:list-style-name="L1">
      <loext:graphic-properties draw:fill="solid" draw:fill-color="#fcf7ed" draw:opacity="100%" draw:fill-image-width="0cm" draw:fill-image-height="0cm"/>
      <style:paragraph-properties fo:margin-left="0.7cm" fo:margin-right="0cm" fo:margin-top="0cm" fo:margin-bottom="0cm" style:contextual-spacing="false" fo:line-height="100%" fo:text-align="justify" style:justify-single-word="false" fo:text-indent="-0.7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officeooo:paragraph-rsid="00644343"/>
    </style:style>
    <style:style style:name="P162" style:family="paragraph" style:parent-style-name="programme" style:list-style-name="L6">
      <loext:graphic-properties draw:fill="solid" draw:fill-color="#fcf7ed" draw:opacity="100%" draw:fill-image-width="0cm" draw:fill-image-height="0cm"/>
      <style:paragraph-properties fo:margin-left="0.6cm" fo:margin-right="0cm" fo:margin-top="0cm" fo:margin-bottom="0cm" style:contextual-spacing="false" fo:line-height="100%" fo:text-align="justify" style:justify-single-word="false" fo:text-indent="-0.6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officeooo:paragraph-rsid="00644343"/>
    </style:style>
    <style:style style:name="P163" style:family="paragraph" style:parent-style-name="programme" style:list-style-name="L6">
      <loext:graphic-properties draw:fill="solid" draw:fill-color="#fcf7ed" draw:opacity="100%" draw:fill-image-width="0cm" draw:fill-image-height="0cm"/>
      <style:paragraph-properties fo:margin-left="0.6cm" fo:margin-right="0cm" fo:margin-top="0cm" fo:margin-bottom="0cm" style:contextual-spacing="false" fo:line-height="100%" fo:text-align="justify" style:justify-single-word="false" fo:text-indent="-0.6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officeooo:rsid="0044bf48" officeooo:paragraph-rsid="00644343"/>
    </style:style>
    <style:style style:name="P164" style:family="paragraph">
      <style:paragraph-properties fo:margin-top="0cm" fo:margin-bottom="0.199cm" fo:text-align="center" style:writing-mode="lr-tb"/>
    </style:style>
    <style:style style:name="P165" style:family="paragraph">
      <loext:graphic-properties draw:fill-color="#d3802b"/>
      <style:paragraph-properties fo:margin-top="0cm" fo:margin-bottom="0.199cm" fo:text-align="center" style:writing-mode="lr-tb"/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P16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7" style:family="paragraph">
      <style:paragraph-properties fo:text-align="center"/>
    </style:style>
    <style:style style:name="P168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P169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49a2cd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644343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letter-spacing="-0.004cm" fo:font-weight="normal" style:font-name-asian="Times New Roman" style:font-weight-asian="normal" style:font-name-complex="Times New Roman" style:font-weight-complex="normal"/>
    </style:style>
    <style:style style:name="T8" style:family="text">
      <style:text-properties fo:font-variant="normal" fo:text-transform="none" fo:letter-spacing="-0.004cm" fo:font-weight="normal" style:font-weight-asian="normal" style:font-weight-complex="normal"/>
    </style:style>
    <style:style style:name="T9" style:family="text">
      <style:text-properties fo:font-variant="normal" fo:text-transform="none" fo:color="#000000" loext:opacity="100%" fo:letter-spacing="-0.004cm" fo:font-weight="normal" officeooo:rsid="00177b7d" style:font-style-asian="normal" style:font-weight-asian="normal" style:font-style-complex="normal" style:font-weight-complex="normal"/>
    </style:style>
    <style:style style:name="T10" style:family="text">
      <style:text-properties fo:font-variant="normal" fo:text-transform="none" fo:font-weight="normal" style:font-name-asian="Times New Roman" style:font-weight-asian="normal" style:font-name-complex="Times New Roman" style:font-weight-complex="normal"/>
    </style:style>
    <style:style style:name="T11" style:family="text">
      <style:text-properties fo:font-variant="normal" fo:text-transform="none" fo:font-weight="normal" officeooo:rsid="0048563d" style:font-name-asian="Times New Roman" style:font-weight-asian="normal" style:font-name-complex="Times New Roman" style:font-weight-complex="normal"/>
    </style:style>
    <style:style style:name="T12" style:family="text">
      <style:text-properties fo:font-variant="normal" fo:text-transform="none" fo:font-weight="normal" fo:background-color="#ffff00" loext:char-shading-value="0" style:font-name-asian="Times New Roman" style:font-weight-asian="normal" style:font-name-complex="Times New Roman" style:font-weight-complex="normal"/>
    </style:style>
    <style:style style:name="T13" style:family="text">
      <style:text-properties fo:font-variant="normal" fo:text-transform="none" style:font-name="OpenSymbol3" fo:letter-spacing="-0.004cm" fo:font-weight="normal" style:font-name-asian="OpenSymbol3" style:font-weight-asian="normal" style:font-name-complex="OpenSymbol3" style:font-weight-complex="normal"/>
    </style:style>
    <style:style style:name="T14" style:family="text">
      <style:text-properties fo:font-variant="normal" fo:text-transform="none" style:font-name="OpenSymbol3" fo:font-weight="normal" style:font-name-asian="OpenSymbol3" style:font-weight-asian="normal" style:font-name-complex="OpenSymbol3" style:font-weight-complex="normal"/>
    </style:style>
    <style:style style:name="T15" style:family="text">
      <style:text-properties fo:font-variant="normal" fo:text-transform="none" style:font-name="OpenSymbol" fo:letter-spacing="-0.004cm" fo:font-weight="normal" style:font-name-asian="Times New Roman" style:font-weight-asian="normal" style:font-name-complex="Times New Roman" style:font-weight-complex="normal"/>
    </style:style>
    <style:style style:name="T16" style:family="text">
      <style:text-properties fo:font-variant="normal" fo:text-transform="none" style:font-name="Bitstream Vera Sans2" fo:font-weight="normal" fo:background-color="#ffff00" loext:char-shading-value="0" style:font-name-asian="OpenSymbol3" style:font-weight-asian="normal" style:font-name-complex="OpenSymbol3" style:font-weight-complex="normal"/>
    </style:style>
    <style:style style:name="T17" style:family="text">
      <style:text-properties fo:font-variant="normal" fo:text-transform="none" style:font-name="Bitstream Vera Sans2" fo:font-weight="normal" fo:background-color="#ffff00" loext:char-shading-value="0" style:font-name-asian="Times New Roman" style:font-weight-asian="normal" style:font-name-complex="Times New Roman" style:font-weight-complex="normal"/>
    </style:style>
    <style:style style:name="T18" style:family="text">
      <style:text-properties fo:font-variant="normal" fo:text-transform="none" style:font-name="Bitstream Vera Sans2" fo:letter-spacing="-0.004cm" fo:font-weight="normal" fo:background-color="#ffff00" loext:char-shading-value="0" style:font-name-asian="Times New Roman" style:font-weight-asian="normal" style:font-name-complex="Times New Roman" style:font-weight-complex="normal"/>
    </style:style>
    <style:style style:name="T19" style:family="text">
      <style:text-properties fo:font-variant="normal" fo:text-transform="none" style:font-name="Bitstream Vera Sans2" fo:font-size="10pt" fo:letter-spacing="-0.004cm" fo:font-weight="normal" style:font-weight-asian="normal" style:font-weight-complex="normal"/>
    </style:style>
    <style:style style:name="T20" style:family="text">
      <style:text-properties fo:font-variant="normal" fo:text-transform="none" style:font-name="Bitstream Vera Sans" fo:letter-spacing="-0.004cm" fo:font-weight="normal" officeooo:rsid="007030c1" fo:background-color="#ffff00" loext:char-shading-value="0" style:font-name-asian="Times New Roman" style:font-weight-asian="normal" style:font-name-complex="Times New Roman" style:font-weight-complex="normal"/>
    </style:style>
    <style:style style:name="T21" style:family="text">
      <style:text-properties officeooo:rsid="000ed451"/>
    </style:style>
    <style:style style:name="T22" style:family="text">
      <style:text-properties officeooo:rsid="00203b1d"/>
    </style:style>
    <style:style style:name="T23" style:family="text">
      <style:text-properties style:font-name="Bitstream Vera Sans2"/>
    </style:style>
    <style:style style:name="T24" style:family="text">
      <style:text-properties style:font-name="Bitstream Vera Sans2" fo:font-size="10pt" fo:font-style="normal" style:font-size-asian="10pt" style:font-style-asian="normal" style:font-size-complex="10pt" style:font-style-complex="normal"/>
    </style:style>
    <style:style style:name="T25" style:family="text">
      <style:text-properties style:font-name="Bitstream Vera Sans2" fo:font-size="10pt" style:font-name-asian="OpenSymbol3" style:font-size-asian="10pt" style:font-name-complex="OpenSymbol3" style:font-size-complex="10pt"/>
    </style:style>
    <style:style style:name="T26" style:family="text">
      <style:text-properties style:font-name="Bitstream Vera Sans2" fo:font-size="10pt" officeooo:rsid="003c37e1" style:font-name-asian="OpenSymbol3" style:font-size-asian="10pt" style:font-name-complex="OpenSymbol3" style:font-size-complex="10pt"/>
    </style:style>
    <style:style style:name="T27" style:family="text">
      <style:text-properties style:font-name="Bitstream Vera Sans2" fo:font-size="10pt" officeooo:rsid="004dfad3" style:font-name-asian="OpenSymbol3" style:font-size-asian="10pt" style:font-name-complex="OpenSymbol3" style:font-size-complex="10pt"/>
    </style:style>
    <style:style style:name="T28" style:family="text">
      <style:text-properties style:font-name="Bitstream Vera Sans2" fo:font-size="10pt" style:font-size-asian="10pt" style:font-size-complex="10pt"/>
    </style:style>
    <style:style style:name="T29" style:family="text">
      <style:text-properties style:font-name="Bitstream Vera Sans2" officeooo:rsid="00486fa9"/>
    </style:style>
    <style:style style:name="T30" style:family="text">
      <style:text-properties style:font-name="Bitstream Vera Sans2" fo:font-style="normal" officeooo:rsid="003edec4" style:font-name-asian="OpenSymbol2" style:font-style-asian="normal" style:font-name-complex="OpenSymbol2" style:font-style-complex="normal"/>
    </style:style>
    <style:style style:name="T31" style:family="text">
      <style:text-properties style:font-name="Bitstream Vera Sans2" fo:font-style="normal" officeooo:rsid="0044bf48" style:font-name-asian="OpenSymbol2" style:font-style-asian="normal" style:font-name-complex="OpenSymbol2" style:font-style-complex="normal"/>
    </style:style>
    <style:style style:name="T32" style:family="text">
      <style:text-properties style:font-name="Bitstream Vera Sans2" fo:font-style="normal" officeooo:rsid="004544c5" style:font-name-asian="OpenSymbol2" style:font-style-asian="normal" style:font-name-complex="OpenSymbol2" style:font-style-complex="normal"/>
    </style:style>
    <style:style style:name="T33" style:family="text">
      <style:text-properties style:font-name="Bitstream Vera Sans2" fo:font-style="normal" officeooo:rsid="00469034" style:font-name-asian="OpenSymbol2" style:font-style-asian="normal" style:font-name-complex="OpenSymbol2" style:font-style-complex="normal"/>
    </style:style>
    <style:style style:name="T34" style:family="text">
      <style:text-properties style:font-name="Bitstream Vera Sans2" style:font-name-asian="OpenSymbol3" style:font-name-complex="OpenSymbol3"/>
    </style:style>
    <style:style style:name="T35" style:family="text">
      <style:text-properties fo:color="#000000" loext:opacity="100%"/>
    </style:style>
    <style:style style:name="T36" style:family="text">
      <style:text-properties fo:color="#000000" loext:opacity="100%" style:font-name="OpenSymbol3" style:font-name-asian="OpenSymbol3" style:font-name-complex="OpenSymbol3"/>
    </style:style>
    <style:style style:name="T37" style:family="text">
      <style:text-properties fo:color="#000000" loext:opacity="100%" style:font-name="OpenSymbol1" fo:font-size="10pt" fo:font-style="normal" style:font-name-asian="OpenSymbol2" style:font-size-asian="10pt" style:font-style-asian="normal" style:font-name-complex="OpenSymbol2" style:font-size-complex="10pt" style:font-style-complex="normal"/>
    </style:style>
    <style:style style:name="T38" style:family="text">
      <style:text-properties fo:color="#000000" loext:opacity="100%" officeooo:rsid="00486fa9"/>
    </style:style>
    <style:style style:name="T39" style:family="text">
      <style:text-properties fo:color="#000000" loext:opacity="100%" style:font-size-asian="10pt" style:font-style-asian="normal" style:font-size-complex="10pt" style:font-style-complex="normal"/>
    </style:style>
    <style:style style:name="T40" style:family="text">
      <style:text-properties style:font-name="Bitstream Vera Sans3"/>
    </style:style>
    <style:style style:name="T41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42" style:family="text">
      <style:text-properties style:font-name="Times New Roman" fo:font-size="12pt" fo:letter-spacing="-0.007cm" fo:font-style="italic" style:font-size-asian="12pt" style:font-style-asian="italic" style:font-size-complex="12pt" style:font-style-complex="italic"/>
    </style:style>
    <style:style style:name="T43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44" style:family="text">
      <style:text-properties style:font-name="OpenSymbol2"/>
    </style:style>
    <style:style style:name="T45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46" style:family="text">
      <style:text-properties style:font-name="OpenSymbol2" fo:font-style="normal" style:font-style-asian="normal" style:font-style-complex="normal"/>
    </style:style>
    <style:style style:name="T47" style:family="text">
      <style:text-properties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8" style:family="text">
      <style:text-properties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style="normal" officeooo:rsid="00721ba4"/>
    </style:style>
    <style:style style:name="T50" style:family="text">
      <style:text-properties style:font-name="OpenSymbol3" style:font-name-asian="OpenSymbol3" style:font-name-complex="OpenSymbol3"/>
    </style:style>
    <style:style style:name="T51" style:family="text">
      <style:text-properties style:font-name="OpenSymbol3" fo:letter-spacing="-0.007cm" style:font-name-asian="OpenSymbol3" style:font-name-complex="OpenSymbol3"/>
    </style:style>
    <style:style style:name="T52" style:family="text">
      <style:text-properties style:font-name="OpenSymbol3" fo:font-size="10pt" fo:font-style="normal" style:text-underline-style="none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53" style:family="text">
      <style:text-properties style:font-name="OpenSymbol3" fo:font-size="10pt" style:font-name-asian="OpenSymbol3" style:font-size-asian="10pt" style:font-name-complex="OpenSymbol3" style:font-size-complex="10pt"/>
    </style:style>
    <style:style style:name="T54" style:family="text">
      <style:text-properties style:font-name="OpenSymbol3" fo:font-size="10pt" officeooo:rsid="003b6755" style:font-name-asian="OpenSymbol3" style:font-size-asian="10pt" style:font-name-complex="OpenSymbol3" style:font-size-complex="10pt"/>
    </style:style>
    <style:style style:name="T55" style:family="text">
      <style:text-properties style:font-name="OpenSymbol3" fo:font-size="9pt" style:font-name-asian="OpenSymbol3" style:font-size-asian="9pt" style:font-name-complex="OpenSymbol3" style:font-size-complex="9pt"/>
    </style:style>
    <style:style style:name="T56" style:family="text">
      <style:text-properties style:font-name="OpenSymbol3" fo:letter-spacing="-0.018cm" style:font-name-asian="OpenSymbol3" style:font-name-complex="OpenSymbol3"/>
    </style:style>
    <style:style style:name="T57" style:family="text">
      <style:text-properties style:text-position="0% 100%" style:font-name-asian="OpenSymbol2" style:font-style-asian="normal" style:font-name-complex="OpenSymbol2" style:font-style-complex="normal"/>
    </style:style>
    <style:style style:name="T58" style:family="text">
      <style:text-properties style:text-position="0% 100%" officeooo:rsid="003d8043" style:font-name-asian="OpenSymbol2" style:font-style-asian="normal" style:font-name-complex="OpenSymbol2" style:font-style-complex="normal"/>
    </style:style>
    <style:style style:name="T59" style:family="text">
      <style:text-properties style:text-position="0% 100%" style:font-name-asian="OpenSymbol2" style:font-size-asian="10pt" style:font-style-asian="normal" style:font-name-complex="OpenSymbol2" style:font-size-complex="10pt" style:font-style-complex="normal"/>
    </style:style>
    <style:style style:name="T60" style:family="text">
      <style:text-properties style:text-position="0% 100%" style:font-name-asian="OpenSymbol2" style:font-name-complex="OpenSymbol2"/>
    </style:style>
    <style:style style:name="T61" style:family="text">
      <style:text-properties style:text-position="0% 100%" officeooo:rsid="00529604" style:font-name-asian="OpenSymbol2" style:font-name-complex="OpenSymbol2"/>
    </style:style>
    <style:style style:name="T62" style:family="text">
      <style:text-properties style:text-position="0% 100%" officeooo:rsid="003ee92e" style:font-name-asian="OpenSymbol2" style:font-name-complex="OpenSymbol2"/>
    </style:style>
    <style:style style:name="T63" style:family="text">
      <style:text-properties style:text-position="0% 100%" style:font-style-asian="normal" style:font-style-complex="normal"/>
    </style:style>
    <style:style style:name="T64" style:family="text">
      <style:text-properties fo:letter-spacing="-0.007cm"/>
    </style:style>
    <style:style style:name="T65" style:family="text">
      <style:text-properties style:font-name="OpenSymbol"/>
    </style:style>
    <style:style style:name="T66" style:family="text">
      <style:text-properties style:font-name="OpenSymbol" fo:font-size="10pt" style:font-size-asian="10pt" style:font-size-complex="10pt"/>
    </style:style>
    <style:style style:name="T67" style:family="text">
      <style:text-properties style:font-name="OpenSymbol" fo:font-size="10pt" officeooo:rsid="003b6755" style:font-size-asian="10pt" style:font-size-complex="10pt"/>
    </style:style>
    <style:style style:name="T68" style:family="text">
      <style:text-properties fo:font-weight="normal" style:font-weight-asian="normal" style:font-weight-complex="normal"/>
    </style:style>
    <style:style style:name="T69" style:family="text">
      <style:text-properties officeooo:rsid="0014a0b7"/>
    </style:style>
    <style:style style:name="T70" style:family="text">
      <style:text-properties officeooo:rsid="0048563d"/>
    </style:style>
    <style:style style:name="T71" style:family="text">
      <style:text-properties fo:letter-spacing="-0.004cm"/>
    </style:style>
    <style:style style:name="T72" style:family="text">
      <style:text-properties fo:letter-spacing="-0.004cm" fo:background-color="transparent" loext:char-shading-value="0" style:font-size-asian="10.5pt" style:text-scale="99%"/>
    </style:style>
    <style:style style:name="T73" style:family="text">
      <style:text-properties fo:font-size="9pt" style:font-size-asian="9pt" style:font-size-complex="9pt"/>
    </style:style>
    <style:style style:name="T74" style:family="text">
      <style:text-properties fo:font-size="9pt" fo:font-weight="normal" style:font-size-asian="9pt" style:font-weight-asian="normal" style:font-size-complex="9pt" style:font-weight-complex="normal"/>
    </style:style>
    <style:style style:name="T75" style:family="text">
      <style:text-properties fo:font-size="9pt" fo:font-weight="bold" style:font-size-asian="9pt" style:font-weight-asian="bold" style:font-size-complex="9pt" style:font-weight-complex="bold"/>
    </style:style>
    <style:style style:name="T76" style:family="text">
      <style:text-properties fo:text-transform="uppercase"/>
    </style:style>
    <style:style style:name="T77" style:family="text">
      <style:text-properties fo:text-transform="uppercase" fo:color="#000000" loext:opacity="100%" fo:letter-spacing="-0.004cm" fo:font-style="normal" fo:font-weight="normal" officeooo:rsid="00177b7d" style:font-name-asian="Times New Roman" style:font-style-asian="normal" style:font-weight-asian="normal" style:font-name-complex="Times New Roman" style:font-style-complex="normal" style:font-weight-complex="bold"/>
    </style:style>
    <style:style style:name="T78" style:family="text">
      <style:text-properties fo:text-transform="uppercase" fo:color="#000000" loext:opacity="100%" fo:letter-spacing="-0.004cm" fo:font-style="normal" fo:font-weight="normal" officeooo:rsid="00177b7d" style:font-name-asian="Times New Roman" style:font-style-asian="normal" style:font-weight-asian="normal" style:font-name-complex="Times New Roman" style:font-style-complex="normal" style:font-weight-complex="normal"/>
    </style:style>
    <style:style style:name="T79" style:family="text">
      <style:text-properties fo:text-transform="uppercase" fo:color="#000000" loext:opacity="100%" fo:letter-spacing="-0.004cm" fo:font-style="normal" fo:font-weight="bold" officeooo:rsid="00177b7d" style:font-name-asian="Times New Roman" style:font-style-asian="normal" style:font-weight-asian="bold" style:font-name-complex="Times New Roman" style:font-style-complex="normal" style:font-weight-complex="bold"/>
    </style:style>
    <style:style style:name="T80" style:family="text">
      <style:text-properties fo:text-transform="uppercase" fo:color="#000000" loext:opacity="100%" style:font-name="OpenSymbol3" fo:letter-spacing="-0.004cm" fo:font-style="normal" fo:font-weight="normal" officeooo:rsid="00177b7d" style:font-name-asian="OpenSymbol3" style:font-style-asian="normal" style:font-weight-asian="normal" style:font-name-complex="OpenSymbol3" style:font-style-complex="normal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size="10pt" fo:font-style="normal" style:font-size-asian="10pt" style:font-style-asian="normal" style:font-size-complex="10pt" style:font-style-complex="normal"/>
    </style:style>
    <style:style style:name="T83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font-size="10pt" fo:font-style="normal" fo:font-weight="normal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fo:font-size="10pt" style:font-size-asian="10pt" style:font-size-complex="10pt"/>
    </style:style>
    <style:style style:name="T87" style:family="text">
      <style:text-properties fo:font-size="10pt" officeooo:rsid="003b6755" style:font-size-asian="10pt" style:font-size-complex="10pt"/>
    </style:style>
    <style:style style:name="T88" style:family="text">
      <style:text-properties fo:font-size="10pt" officeooo:rsid="003edec4" style:font-size-asian="10pt" style:font-size-complex="10pt"/>
    </style:style>
    <style:style style:name="T89" style:family="text">
      <style:text-properties fo:font-size="10pt" officeooo:rsid="00721ba4" style:font-size-asian="10pt" style:font-size-complex="10pt"/>
    </style:style>
    <style:style style:name="T90" style:family="text">
      <style:text-properties fo:font-size="10pt" fo:letter-spacing="-0.014cm" style:font-size-asian="10pt" style:font-size-complex="10pt"/>
    </style:style>
    <style:style style:name="T91" style:family="text">
      <style:text-properties fo:font-size="10pt" fo:letter-spacing="-0.014cm" officeooo:rsid="003edec4" style:font-size-asian="10pt" style:font-size-complex="10pt"/>
    </style:style>
    <style:style style:name="T92" style:family="text">
      <style:text-properties fo:font-size="10pt" fo:letter-spacing="-0.014cm" officeooo:rsid="004544c5" style:font-size-asian="10pt" style:font-size-complex="10pt"/>
    </style:style>
    <style:style style:name="T93" style:family="text">
      <style:text-properties fo:font-size="10pt" fo:letter-spacing="-0.014cm" officeooo:rsid="004a4020" style:font-size-asian="10pt" style:font-size-complex="10pt"/>
    </style:style>
    <style:style style:name="T94" style:family="text">
      <style:text-properties fo:font-size="10pt" fo:letter-spacing="-0.014cm" officeooo:rsid="00469034" style:font-size-asian="10pt" style:font-size-complex="10pt"/>
    </style:style>
    <style:style style:name="T95" style:family="text">
      <style:text-properties fo:letter-spacing="-0.018cm"/>
    </style:style>
    <style:style style:name="T96" style:family="text">
      <style:text-properties fo:letter-spacing="normal"/>
    </style:style>
    <style:style style:name="T97" style:family="text">
      <style:text-properties style:use-window-font-color="true" loext:opacity="0%"/>
    </style:style>
    <style:style style:name="T98" style:family="text">
      <style:text-properties style:use-window-font-color="true" loext:opacity="0%" style:text-position="0% 100%" style:font-name-asian="OpenSymbol2" style:font-style-asian="normal" style:font-name-complex="OpenSymbol2" style:font-style-complex="normal"/>
    </style:style>
    <style:style style:name="T99" style:family="text">
      <style:text-properties style:use-window-font-color="true" loext:opacity="0%" style:text-position="0% 100%" officeooo:rsid="00486fa9" style:font-name-asian="OpenSymbol2" style:font-style-asian="normal" style:font-name-complex="OpenSymbol2" style:font-style-complex="normal"/>
    </style:style>
    <style:style style:name="T100" style:family="text">
      <style:text-properties style:use-window-font-color="true" loext:opacity="0%" style:text-position="0% 100%" officeooo:rsid="003ee92e" style:font-name-asian="OpenSymbol2" style:font-style-asian="normal" style:font-name-complex="OpenSymbol2" style:font-style-complex="normal"/>
    </style:style>
    <style:style style:name="T101" style:family="text">
      <style:text-properties style:use-window-font-color="true" loext:opacity="0%" style:text-position="0% 100%" officeooo:rsid="003f7ba0" style:font-name-asian="OpenSymbol2" style:font-style-asian="normal" style:font-name-complex="OpenSymbol2" style:font-style-complex="normal"/>
    </style:style>
    <style:style style:name="T102" style:family="text">
      <style:text-properties style:use-window-font-color="true" loext:opacity="0%" style:text-position="0% 100%" officeooo:rsid="004a4020" style:font-name-asian="OpenSymbol2" style:font-style-asian="normal" style:font-name-complex="OpenSymbol2" style:font-style-complex="normal"/>
    </style:style>
    <style:style style:name="T103" style:family="text">
      <style:text-properties style:use-window-font-color="true" loext:opacity="0%" style:text-position="0% 100%" officeooo:rsid="004b4853" style:font-name-asian="OpenSymbol2" style:font-style-asian="normal" style:font-name-complex="OpenSymbol2" style:font-style-complex="normal"/>
    </style:style>
    <style:style style:name="T104" style:family="text">
      <style:text-properties style:use-window-font-color="true" loext:opacity="0%" style:text-position="0% 100%" style:font-style-asian="normal" style:font-style-complex="normal"/>
    </style:style>
    <style:style style:name="T105" style:family="text">
      <style:text-properties style:use-window-font-color="true" loext:opacity="0%" style:text-position="0% 100%" style:font-name="OpenSymbol2" fo:font-size="10pt" officeooo:rsid="003ee92e" style:font-name-asian="OpenSymbol2" style:font-size-asian="10pt" style:font-style-asian="normal" style:font-name-complex="OpenSymbol2" style:font-size-complex="10pt" style:font-style-complex="normal"/>
    </style:style>
    <style:style style:name="T106" style:family="text">
      <style:text-properties style:use-window-font-color="true" loext:opacity="0%" style:text-position="0% 100%" style:font-name="OpenSymbol2" fo:font-size="10pt" officeooo:rsid="003f7ba0" style:font-name-asian="OpenSymbol2" style:font-size-asian="10pt" style:font-style-asian="normal" style:font-name-complex="OpenSymbol2" style:font-size-complex="10pt" style:font-style-complex="normal"/>
    </style:style>
    <style:style style:name="T107" style:family="text">
      <style:text-properties style:use-window-font-color="true" loext:opacity="0%" style:text-position="0% 100%" style:font-name="OpenSymbol2" fo:font-size="10pt" officeooo:rsid="004b4853" style:font-name-asian="OpenSymbol2" style:font-size-asian="10pt" style:font-style-asian="normal" style:font-name-complex="OpenSymbol2" style:font-size-complex="10pt" style:font-style-complex="normal"/>
    </style:style>
    <style:style style:name="T108" style:family="text">
      <style:text-properties style:use-window-font-color="true" loext:opacity="0%" style:text-position="0% 100%" style:font-name="Bitstream Vera Sans2" fo:font-size="10pt" officeooo:rsid="003ee92e" style:font-name-asian="OpenSymbol2" style:font-size-asian="10pt" style:font-style-asian="normal" style:font-name-complex="OpenSymbol2" style:font-size-complex="10pt" style:font-style-complex="normal"/>
    </style:style>
    <style:style style:name="T109" style:family="text">
      <style:text-properties style:use-window-font-color="true" loext:opacity="0%" officeooo:rsid="00486fa9"/>
    </style:style>
    <style:style style:name="T110" style:family="text">
      <style:text-properties style:use-window-font-color="true" loext:opacity="0%" fo:font-size="12pt" style:font-size-asian="12pt" style:font-size-complex="12pt"/>
    </style:style>
    <style:style style:name="T111" style:family="text">
      <style:text-properties style:use-window-font-color="true" loext:opacity="0%" style:font-name="OpenSymbol2" fo:font-style="normal" style:font-style-asian="normal" style:font-style-complex="normal"/>
    </style:style>
    <style:style style:name="T112" style:family="text">
      <style:text-properties style:use-window-font-color="true" loext:opacity="0%" style:font-name="OpenSymbol2" fo:font-style="normal" style:font-name-asian="OpenSymbol2" style:font-style-asian="normal" style:font-name-complex="OpenSymbol2" style:font-style-complex="normal"/>
    </style:style>
    <style:style style:name="T113" style:family="text">
      <style:text-properties style:use-window-font-color="true" loext:opacity="0%" officeooo:rsid="003edec4"/>
    </style:style>
    <style:style style:name="T114" style:family="text">
      <style:text-properties style:use-window-font-color="true" loext:opacity="0%" style:font-name="Bitstream Vera Sans1" fo:font-size="10pt" fo:letter-spacing="-0.004cm" fo:font-weight="normal" officeooo:rsid="006b4510" fo:background-color="transparent" loext:char-shading-value="0" style:font-size-asian="10.5pt" style:text-scale="99%"/>
    </style:style>
    <style:style style:name="T115" style:family="text">
      <style:text-properties style:use-window-font-color="true" loext:opacity="0%" style:font-name="Bitstream Vera Sans1" fo:font-size="10pt" fo:letter-spacing="-0.004cm" fo:font-weight="normal" officeooo:rsid="006b4510" style:font-size-asian="10.5pt"/>
    </style:style>
    <style:style style:name="T116" style:family="text">
      <style:text-properties officeooo:rsid="00486fa9"/>
    </style:style>
    <style:style style:name="T117" style:family="text">
      <style:text-properties fo:font-size="9.5pt" style:font-size-asian="9.5pt" style:font-size-complex="9.5pt"/>
    </style:style>
    <style:style style:name="T118" style:family="text">
      <style:text-properties style:font-size-asian="10pt" style:font-style-asian="normal" style:font-size-complex="10pt" style:font-style-complex="normal"/>
    </style:style>
    <style:style style:name="T119" style:family="text">
      <style:text-properties officeooo:rsid="003d8043"/>
    </style:style>
    <style:style style:name="T120" style:family="text">
      <style:text-properties officeooo:rsid="003edec4"/>
    </style:style>
    <style:style style:name="T121" style:family="text">
      <style:text-properties officeooo:rsid="0044bf48"/>
    </style:style>
    <style:style style:name="T122" style:family="text">
      <style:text-properties officeooo:rsid="004544c5"/>
    </style:style>
    <style:style style:name="T123" style:family="text">
      <style:text-properties officeooo:rsid="00644343"/>
    </style:style>
    <style:style style:name="T124" style:family="text">
      <style:text-properties fo:letter-spacing="-0.011cm"/>
    </style:style>
    <style:style style:name="T125" style:family="text">
      <style:text-properties officeooo:rsid="00721ba4"/>
    </style:style>
    <style:style style:name="T126" style:family="text">
      <style:text-properties officeooo:rsid="00721ba4" style:font-size-complex="10pt"/>
    </style:style>
    <style:style style:name="T127" style:family="text">
      <style:text-properties fo:color="#d3802b" loext:opacity="100%" style:font-name="Bitstream Vera Sans1" fo:font-size="10pt" fo:font-style="normal" fo:font-weight="bold" officeooo:rsid="00721ba4" style:font-size-asian="10.5pt" style:font-weight-asian="bold" style:font-size-complex="10pt" style:font-weight-complex="normal" loext:shadow="none"/>
    </style:style>
    <style:style style:name="T128" style:family="text">
      <style:text-properties fo:color="#ff0000" loext:opacity="100%"/>
    </style:style>
    <style:style style:name="T129" style:family="text">
      <style:text-properties fo:color="#ffffff" loext:opacity="100%" style:font-name="Bitstream Vera Sans2" fo:font-size="11pt" fo:font-weight="bold" style:font-size-asian="11pt" style:font-weight-asian="bold" style:font-size-complex="11pt" style:font-weight-complex="bold"/>
    </style:style>
    <style:style style:name="T130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.3cm"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3" style:family="section">
      <style:section-properties text:dont-balance-text-columns="true" style:editable="false">
        <style:columns fo:column-count="2" fo:column-gap="0.3cm">
          <style:column-sep style:width="0.021cm" style:color="#b2b2b2" style:height="100%" style:style="solid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-sep style:width="0.021cm" style:color="#b2b2b2" style:height="100%" style:style="solid"/>
          <style:column style:rel-width="2137*" fo:start-indent="0cm" fo:end-indent="0.15cm"/>
          <style:column style:rel-width="3051*" fo:start-indent="0.15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-color="#d3802b" draw:textarea-horizontal-align="justify" draw:textarea-vertical-align="middle" draw:auto-grow-height="false" fo:min-height="0.57cm" fo:min-width="3.893cm" style:run-through="foreground"/>
      <style:paragraph-properties style:writing-mode="lr-tb"/>
    </style:style>
    <style:style style:name="gr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9" text:outline-level="1"><draw:g text:anchor-type="paragraph" draw:z-index="35" draw:name="Forme5" draw:style-name="gr1"><draw:custom-shape draw:style-name="gr2" draw:text-style-name="P165" svg:width="3.964cm" svg:height="0.641cm" draw:transform="skewX (0.00279252680319092) rotate (0.0872664625997165) translate (-0.370416666666667cm -0.0934861111111111cm)"><text:p text:style-name="P164"><text:span text:style-name="T129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frame draw:style-name="fr1" draw:name="Cadre3" text:anchor-type="as-char" svg:width="9.135cm" draw:z-index="36"><draw:text-box fo:min-height="3.93cm"><text:section text:style-name="Sect1" text:name="Section4"><text:p text:style-name="P26"/><text:p text:style-name="P55"><text:span text:style-name="T70">C</text:span><text:span text:style-name="T11">alcule les expressions suivantes.</text:span></text:p><text:section text:style-name="Sect2" text:name="Section1"><text:p text:style-name="P57">F <text:span text:style-name="_5f_signe">=</text:span> <text:span text:style-name="T50">─</text:span>2 <text:span text:style-name="T65">×</text:span> (<text:span text:style-name="T50">─</text:span>3) <text:span text:style-name="T50"></text:span> 5</text:p><text:p text:style-name="P58"><text:span text:style-name="Police_20_par_20_défaut"><text:span text:style-name="T7">G </text:span></text:span><text:span text:style-name="_5f_signe"><text:span text:style-name="T8">=</text:span></text:span><text:span text:style-name="Police_20_par_20_défaut"><text:span text:style-name="T7"> 5 </text:span></text:span><text:span text:style-name="Police_20_par_20_défaut"><text:span text:style-name="T13">─</text:span></text:span><text:span text:style-name="Police_20_par_20_défaut"><text:span text:style-name="T7"> (</text:span></text:span><text:span text:style-name="Police_20_par_20_défaut"><text:span text:style-name="T13">─</text:span></text:span><text:span text:style-name="Police_20_par_20_défaut"><text:span text:style-name="T7">2) </text:span></text:span><text:span text:style-name="Police_20_par_20_défaut"><text:span text:style-name="T15">×</text:span></text:span><text:span text:style-name="Police_20_par_20_défaut"><text:span text:style-name="T7"> 5</text:span></text:span></text:p></text:section><text:p text:style-name="P65"><text:span text:style-name="Bold_5f_niv2"><text:span text:style-name="T69">Correction</text:span></text:span></text:p><text:section text:style-name="Sect2" text:name="Section2"><text:p text:style-name="P59"><text:span text:style-name="T10">F </text:span><text:span text:style-name="_5f_signe"><text:span text:style-name="T8">=</text:span></text:span><text:span text:style-name="_5f_signe"><text:span text:style-name="T19"> </text:span></text:span><text:span text:style-name="T16">─</text:span><text:span text:style-name="T12">2 </text:span><text:span text:style-name="Police_20_par_20_défaut"><text:span text:style-name="T20">×</text:span></text:span><text:span text:style-name="T12"> (</text:span><text:span text:style-name="T16">─</text:span><text:span text:style-name="T12">3)</text:span><text:span text:style-name="T10"> </text:span><text:span text:style-name="T14"></text:span><text:span text:style-name="T10"> 5</text:span></text:p><text:p text:style-name="P6">F <text:span text:style-name="_5f_signe"><text:span text:style-name="T8">=</text:span></text:span> 6 <text:span text:style-name="T50"></text:span> 5<text:span text:style-name="T68"> </text:span><text:span text:style-name="_5f_signe"><text:span text:style-name="T8">=</text:span></text:span><text:span text:style-name="T68"> </text:span><text:span text:style-name="T81">11</text:span></text:p><text:p text:style-name="P59"><text:span text:style-name="T10">G </text:span><text:span text:style-name="_5f_signe"><text:span text:style-name="T8">=</text:span></text:span><text:span text:style-name="T10"> 5 </text:span><text:span text:style-name="T14">─</text:span><text:span text:style-name="Police_20_par_20_défaut"><text:span text:style-name="T77"> </text:span></text:span><text:span text:style-name="T17">(</text:span><text:span text:style-name="T16">─</text:span><text:span text:style-name="T17">2) </text:span><text:span text:style-name="Police_20_par_20_défaut"><text:span text:style-name="T18">×</text:span></text:span><text:span text:style-name="T17"> 5</text:span></text:p><text:p text:style-name="P35"><text:span text:style-name="Police_20_par_20_défaut"><text:span text:style-name="T77">G </text:span></text:span><text:span text:style-name="_5f_signe"><text:span text:style-name="T9">=</text:span></text:span><text:span text:style-name="Police_20_par_20_défaut"><text:span text:style-name="T77"> 5 </text:span></text:span><text:span text:style-name="Police_20_par_20_défaut"><text:span text:style-name="T80"></text:span></text:span><text:span text:style-name="Police_20_par_20_défaut"><text:span text:style-name="T77"> 10</text:span></text:span><text:span text:style-name="Police_20_par_20_défaut"><text:span text:style-name="T78"> </text:span></text:span><text:span text:style-name="_5f_signe"><text:span text:style-name="T9">=</text:span></text:span><text:span text:style-name="Police_20_par_20_défaut"><text:span text:style-name="T78"> </text:span></text:span><text:span text:style-name="Police_20_par_20_défaut"><text:span text:style-name="T79">15</text:span></text:span></text:p></text:section></text:section></draw:text-box></draw:frame></text:h>
      <text:list xml:id="list1010551928" text:style-name="Num_5f_Exo">
        <text:list-item>
          <text:h text:style-name="P95" text:outline-level="1"> <text:span text:style-name="T123">I</text:span>ndique s’il s’agit d’une somme, d’un produit ou d’un quotient puis donne son signe.</text:h>
        </text:list-item>
      </text:list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row table:style-name="TableLine2454108882336">
          <table:table-cell table:style-name="Tableau7.A1" office:value-type="string">
            <text:p text:style-name="P73">Calcul</text:p>
          </table:table-cell>
          <table:table-cell table:style-name="Tableau7.B1" office:value-type="string">
            <text:p text:style-name="P73">Somme</text:p>
          </table:table-cell>
          <table:table-cell table:style-name="Tableau7.B1" office:value-type="string">
            <text:p text:style-name="P73">Produit</text:p>
          </table:table-cell>
          <table:table-cell table:style-name="Tableau7.B1" office:value-type="string">
            <text:p text:style-name="P73">Quotient</text:p>
          </table:table-cell>
          <table:table-cell table:style-name="Tableau7.E1" office:value-type="string">
            <text:p text:style-name="P73">Signe</text:p>
          </table:table-cell>
        </table:table-row>
        <table:table-row table:style-name="TableLine2454108888864">
          <table:table-cell table:style-name="Tableau7.A8" office:value-type="string">
            <text:p text:style-name="P72"><text:span text:style-name="T50">─</text:span>5 <text:span text:style-name="T50"></text:span> (<text:span text:style-name="T50">─</text:span>7)</text:p>
          </table:table-cell>
          <table:table-cell table:style-name="Tableau7.B2" office:value-type="string">
            <text:p text:style-name="P86"/>
          </table:table-cell>
          <table:table-cell table:style-name="Tableau7.C2" office:value-type="string">
            <text:p text:style-name="P85"/>
          </table:table-cell>
          <table:table-cell table:style-name="Tableau7.D2" office:value-type="string">
            <text:p text:style-name="P83"/>
          </table:table-cell>
          <table:table-cell table:style-name="Tableau7.E2" office:value-type="string">
            <text:p text:style-name="P84"/>
          </table:table-cell>
        </table:table-row>
        <table:table-row table:style-name="TableLine2454108885600">
          <table:table-cell table:style-name="Tableau7.A8" office:value-type="string">
            <text:p text:style-name="P72"><text:span text:style-name="T50">─</text:span>3 <text:span text:style-name="T65">×</text:span> (<text:span text:style-name="T50">─</text:span>5)</text:p>
          </table:table-cell>
          <table:table-cell table:style-name="Tableau7.B3" office:value-type="string">
            <text:p text:style-name="P86"/>
          </table:table-cell>
          <table:table-cell table:style-name="Tableau7.C3" office:value-type="string">
            <text:p text:style-name="P85"/>
          </table:table-cell>
          <table:table-cell table:style-name="Tableau7.D3" office:value-type="string">
            <text:p text:style-name="P83"/>
          </table:table-cell>
          <table:table-cell table:style-name="Tableau7.E3" office:value-type="string">
            <text:p text:style-name="P84"/>
          </table:table-cell>
        </table:table-row>
        <table:table-row table:style-name="TableLine2454108874992">
          <table:table-cell table:style-name="Tableau7.A8" office:value-type="string">
            <text:p text:style-name="P72">4 <text:span text:style-name="T50"></text:span> (<text:span text:style-name="T50">─</text:span>8)</text:p>
          </table:table-cell>
          <table:table-cell table:style-name="Tableau7.B4" office:value-type="string">
            <text:p text:style-name="P86"/>
          </table:table-cell>
          <table:table-cell table:style-name="Tableau7.C4" office:value-type="string">
            <text:p text:style-name="P85"/>
          </table:table-cell>
          <table:table-cell table:style-name="Tableau7.D4" office:value-type="string">
            <text:p text:style-name="P83"/>
          </table:table-cell>
          <table:table-cell table:style-name="Tableau7.E4" office:value-type="string">
            <text:p text:style-name="P84"/>
          </table:table-cell>
        </table:table-row>
        <table:table-row table:style-name="TableLine2454108883424">
          <table:table-cell table:style-name="Tableau7.A8" office:value-type="string">
            <text:p text:style-name="P72">9 <text:span text:style-name="T65">÷</text:span> (<text:span text:style-name="T50">─</text:span>2)</text:p>
          </table:table-cell>
          <table:table-cell table:style-name="Tableau7.B5" office:value-type="string">
            <text:p text:style-name="P86"/>
          </table:table-cell>
          <table:table-cell table:style-name="Tableau7.C5" office:value-type="string">
            <text:p text:style-name="P85"/>
          </table:table-cell>
          <table:table-cell table:style-name="Tableau7.D5" office:value-type="string">
            <text:p text:style-name="P83"/>
          </table:table-cell>
          <table:table-cell table:style-name="Tableau7.E5" office:value-type="string">
            <text:p text:style-name="P84"/>
          </table:table-cell>
        </table:table-row>
        <table:table-row table:style-name="TableLine2454108877440">
          <table:table-cell table:style-name="Tableau7.A8" office:value-type="string">
            <text:p text:style-name="P72"><text:span text:style-name="T50">─</text:span>9 <text:span text:style-name="T50"></text:span> 12</text:p>
          </table:table-cell>
          <table:table-cell table:style-name="Tableau7.B6" office:value-type="string">
            <text:p text:style-name="P86"/>
          </table:table-cell>
          <table:table-cell table:style-name="Tableau7.C6" office:value-type="string">
            <text:p text:style-name="P85"/>
          </table:table-cell>
          <table:table-cell table:style-name="Tableau7.D6" office:value-type="string">
            <text:p text:style-name="P83"/>
          </table:table-cell>
          <table:table-cell table:style-name="Tableau7.E6" office:value-type="string">
            <text:p text:style-name="P84"/>
          </table:table-cell>
        </table:table-row>
        <table:table-row table:style-name="TableLine2454108898112">
          <table:table-cell table:style-name="Tableau7.A8" office:value-type="string">
            <text:p text:style-name="P72"><text:span text:style-name="T50">─</text:span>5 <text:span text:style-name="T65">×</text:span> 12</text:p>
          </table:table-cell>
          <table:table-cell table:style-name="Tableau7.B7" office:value-type="string">
            <text:p text:style-name="P86"/>
          </table:table-cell>
          <table:table-cell table:style-name="Tableau7.C7" office:value-type="string">
            <text:p text:style-name="P85"/>
          </table:table-cell>
          <table:table-cell table:style-name="Tableau7.D7" office:value-type="string">
            <text:p text:style-name="P83"/>
          </table:table-cell>
          <table:table-cell table:style-name="Tableau7.E7" office:value-type="string">
            <text:p text:style-name="P84"/>
          </table:table-cell>
        </table:table-row>
        <table:table-row table:style-name="TableLine2454108898656">
          <table:table-cell table:style-name="Tableau7.A8" office:value-type="string">
            <text:p text:style-name="P72">2,5 <text:span text:style-name="T65">×</text:span> (<text:span text:style-name="T50">─</text:span>1)</text:p>
          </table:table-cell>
          <table:table-cell table:style-name="Tableau7.B8" office:value-type="string">
            <text:p text:style-name="P86"/>
          </table:table-cell>
          <table:table-cell table:style-name="Tableau7.C8" office:value-type="string">
            <text:p text:style-name="P85"/>
          </table:table-cell>
          <table:table-cell table:style-name="Tableau7.D8" office:value-type="string">
            <text:p text:style-name="P83"/>
          </table:table-cell>
          <table:table-cell table:style-name="Tableau7.E8" office:value-type="string">
            <text:p text:style-name="P84"/>
          </table:table-cell>
        </table:table-row>
        <table:table-row table:style-name="TableLine2454108902192">
          <table:table-cell table:style-name="Tableau7.A9" office:value-type="string">
            <text:p text:style-name="P45"><draw:frame draw:style-name="fr4" draw:name="Objet7" text:anchor-type="as-char" svg:width="0.702cm" svg:height="0.781cm" draw:z-index="37"><draw:object xlink:href="./Object 1" xlink:type="simple" xlink:show="embed" xlink:actuate="onLoad"/><draw:image xlink:href="./ObjectReplacements/Object 1" xlink:type="simple" xlink:show="embed" xlink:actuate="onLoad"/><svg:desc>formule</svg:desc></draw:frame></text:p>
          </table:table-cell>
          <table:table-cell table:style-name="Tableau7.B9" office:value-type="string">
            <text:p text:style-name="P86"/>
          </table:table-cell>
          <table:table-cell table:style-name="Tableau7.C9" office:value-type="string">
            <text:p text:style-name="P85"/>
          </table:table-cell>
          <table:table-cell table:style-name="Tableau7.D9" office:value-type="string">
            <text:p text:style-name="P83"/>
          </table:table-cell>
          <table:table-cell table:style-name="Tableau7.E9" office:value-type="string">
            <text:p text:style-name="P84"/>
          </table:table-cell>
        </table:table-row>
      </table:table>
      <text:list xml:id="list153755868944355" text:continue-numbering="true" text:style-name="Num_5f_Exo">
        <text:list-item>
          <text:h text:style-name="P98" text:outline-level="1"> Effectue les calculs suivants.</text:h>
        </text:list-item>
      </text:list>
      <text:section text:style-name="Sect2" text:name="Section10">
        <text:list xml:id="list2332147173" text:style-name="liste_5f_abc">
          <text:list-item>
            <text:p text:style-name="P124"><text:span text:style-name="T23">12 </text:span><text:span text:style-name="T44">×</text:span><text:span text:style-name="T23"> (</text:span><text:span text:style-name="T50">─</text:span><text:span text:style-name="T23">5)</text:span> <text:span text:style-name="_5f_signe">=</text:span> <text:span text:style-name="_5f_pointillés_20_gris">…........</text:span></text:p>
          </text:list-item>
          <text:list-item>
            <text:p text:style-name="P125"><text:span text:style-name="T50">─</text:span><text:span text:style-name="T23">8 </text:span><text:span text:style-name="T44">×</text:span><text:span text:style-name="T23"> (</text:span><text:span text:style-name="T50">─</text:span><text:span text:style-name="T23">6) </text:span><text:span text:style-name="_5f_signe">=</text:span><text:span text:style-name="T23"> </text:span><text:span text:style-name="_5f_pointillés_20_gris">…</text:span><text:span text:style-name="_5f_pointillés_20_gris"><text:span text:style-name="T40">........</text:span></text:span></text:p>
          </text:list-item>
          <text:list-item>
            <text:p text:style-name="P126">(<text:span text:style-name="T50">─</text:span>56) <text:span text:style-name="T44">÷</text:span> 7 <text:span text:style-name="_5f_signe">=</text:span> <text:span text:style-name="_5f_pointillés_20_gris">…........</text:span></text:p>
          </text:list-item>
          <text:list-item>
            <text:p text:style-name="P128"><draw:frame draw:style-name="fr4" draw:name="Objet8" text:anchor-type="as-char" svg:width="0.658cm" svg:height="0.87cm" draw:z-index="38"><draw:object xlink:href="./Object 2" xlink:type="simple" xlink:show="embed" xlink:actuate="onLoad"/><draw:image xlink:href="./ObjectReplacements/Object 2" xlink:type="simple" xlink:show="embed" xlink:actuate="onLoad"/><svg:desc>formule</svg:desc></draw:frame><text:span text:style-name="_5f_signe">=</text:span> <text:span text:style-name="_5f_pointillés_20_gris">…........</text:span></text:p>
          </text:list-item>
          <text:list-item>
            <text:p text:style-name="P130"><text:span text:style-name="T50">─</text:span>6 <text:span text:style-name="T50">─</text:span> 12 <text:span text:style-name="_5f_signe">=</text:span> <text:span text:style-name="_5f_pointillés_20_gris">…........</text:span></text:p>
          </text:list-item>
          <text:list-item>
            <text:p text:style-name="P125"><text:span text:style-name="T50">─</text:span><text:span text:style-name="T23">5,5 </text:span><text:span text:style-name="T50"></text:span><text:span text:style-name="T23"> 5,05 </text:span><text:span text:style-name="_5f_signe">=</text:span><text:span text:style-name="T23"> </text:span><text:span text:style-name="_5f_pointillés_20_gris">…….....</text:span></text:p>
          </text:list-item>
          <text:list-item>
            <text:p text:style-name="P132">(<text:span text:style-name="T50">─</text:span>15) <text:span text:style-name="T44">×</text:span> 75 <text:span text:style-name="_5f_signe">=</text:span> <text:span text:style-name="_5f_pointillés_20_gris">….......</text:span></text:p>
          </text:list-item>
          <text:list-item>
            <text:p text:style-name="P127"><text:span text:style-name="T50">─</text:span>6 <text:span text:style-name="T50">─</text:span> (<text:span text:style-name="T50">─</text:span>5) <text:span text:style-name="_5f_signe">=</text:span> <text:span text:style-name="_5f_pointillés_20_gris">….......</text:span></text:p>
          </text:list-item>
          <text:list-item>
            <text:p text:style-name="P127"><text:tab/>(<text:span text:style-name="T50">─</text:span>8) <text:span text:style-name="T44">÷</text:span> (<text:span text:style-name="T50">─</text:span>5) <text:span text:style-name="_5f_signe">=</text:span> <text:span text:style-name="_5f_pointillés_20_gris">….......</text:span></text:p>
          </text:list-item>
          <text:list-item>
            <text:p text:style-name="P129"><draw:frame draw:style-name="fr4" draw:name="Objet10" text:anchor-type="as-char" svg:width="0.75cm" svg:height="0.87cm" draw:z-index="39"><draw:object xlink:href="./Object 3" xlink:type="simple" xlink:show="embed" xlink:actuate="onLoad"/><draw:image xlink:href="./ObjectReplacements/Object 3" xlink:type="simple" xlink:show="embed" xlink:actuate="onLoad"/><svg:desc>formule</svg:desc></draw:frame><text:span text:style-name="_5f_signe">=</text:span> <text:span text:style-name="_5f_pointillés_20_gris">….......</text:span></text:p>
          </text:list-item>
          <text:list-item>
            <text:p text:style-name="P131">35 <text:span text:style-name="T50">─</text:span> (<text:span text:style-name="T50">─</text:span>42) <text:span text:style-name="_5f_signe">=</text:span> <text:span text:style-name="_5f_pointillés_20_gris">….......</text:span></text:p>
          </text:list-item>
          <text:list-item>
            <text:p text:style-name="P127"><text:tab/><text:span text:style-name="T50">─</text:span>5,5 <text:span text:style-name="T44">×</text:span> 5,05 <text:span text:style-name="_5f_signe">=</text:span> <text:span text:style-name="_5f_pointillés_20_gris">..........</text:span></text:p>
          </text:list-item>
        </text:list>
      </text:section>
      <text:list xml:id="list153757435315245" text:continue-list="list153755868944355" text:style-name="Num_5f_Exo">
        <text:list-item>
          <text:h text:style-name="P99" text:outline-level="1"> Complète chaque suite logique de nombres.</text:h>
        </text:list-item>
      </text:list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/>
        <table:table-column table:style-name="Tableau15.C"/>
        <table:table-column table:style-name="Tableau15.B"/>
        <table:table-column table:style-name="Tableau15.C"/>
        <table:table-column table:style-name="Tableau15.B"/>
        <table:table-column table:style-name="Tableau15.C"/>
        <table:table-column table:style-name="Tableau15.B"/>
        <table:table-column table:style-name="Tableau15.C"/>
        <table:table-column table:style-name="Tableau15.L"/>
        <table:table-row table:style-name="Tableau15.1">
          <table:table-cell table:style-name="Tableau15.A1" office:value-type="string">
            <text:list xml:id="list153757421862994" text:continue-list="list2332147173" text:style-name="liste_5f_abc">
              <text:list-item text:start-value="1">
                <text:p text:style-name="P113"/>
              </text:list-item>
            </text:list>
          </table:table-cell>
          <table:table-cell table:style-name="Tableau15.B1" office:value-type="string">
            <text:p text:style-name="P42"><text:span text:style-name="Consigne"><text:span text:style-name="T82">3</text:span></text:span></text:p>
          </table:table-cell>
          <table:table-cell table:style-name="Tableau15.C1" office:value-type="string">
            <text:p text:style-name="P36"/>
          </table:table-cell>
          <table:table-cell table:style-name="Tableau15.D1" office:value-type="string">
            <text:p text:style-name="P49"><text:span text:style-name="_5f_opensymbol"><text:span text:style-name="T37">─</text:span></text:span><text:span text:style-name="Consigne"><text:span text:style-name="T82">6</text:span></text:span></text:p>
          </table:table-cell>
          <table:table-cell table:style-name="Tableau15.E1" office:value-type="string">
            <text:p text:style-name="P36"/>
          </table:table-cell>
          <table:table-cell table:style-name="Tableau15.D1" office:value-type="string">
            <text:p text:style-name="P49"><text:span text:style-name="Consigne"><text:span text:style-name="T82">12</text:span></text:span></text:p>
          </table:table-cell>
          <table:table-cell table:style-name="Tableau15.G1" office:value-type="string">
            <text:p text:style-name="P37"/>
          </table:table-cell>
          <table:table-cell table:style-name="Tableau15.H1">
            <text:p text:style-name="P42"><text:span text:style-name="Consigne"><text:span text:style-name="T83"/></text:span></text:p>
          </table:table-cell>
          <table:table-cell table:style-name="Tableau15.I1" office:value-type="string">
            <text:p text:style-name="P38"/>
          </table:table-cell>
          <table:table-cell table:style-name="Tableau15.H1">
            <text:p text:style-name="P39"><text:span text:style-name="Consigne"><text:span text:style-name="T82"/></text:span></text:p>
          </table:table-cell>
          <table:table-cell table:style-name="Tableau15.K1" office:value-type="string">
            <text:p text:style-name="P39"/>
          </table:table-cell>
          <table:table-cell table:style-name="Tableau15.H1">
            <text:p text:style-name="P39"><text:span text:style-name="Consigne"><text:span text:style-name="T82"/></text:span></text:p>
          </table:table-cell>
        </table:table-row>
      </table:table>
      <text:p text:style-name="P70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B"/>
        <table:table-column table:style-name="Tableau16.C"/>
        <table:table-column table:style-name="Tableau16.B"/>
        <table:table-column table:style-name="Tableau16.C"/>
        <table:table-column table:style-name="Tableau16.B"/>
        <table:table-column table:style-name="Tableau16.C"/>
        <table:table-column table:style-name="Tableau16.B"/>
        <table:table-column table:style-name="Tableau16.C"/>
        <table:table-column table:style-name="Tableau16.L"/>
        <table:table-row table:style-name="Tableau16.1">
          <table:table-cell table:style-name="Tableau16.A1" office:value-type="string">
            <text:list xml:id="list153755931011149" text:continue-numbering="true" text:style-name="liste_5f_abc">
              <text:list-item>
                <text:p text:style-name="P113"><text:s/></text:p>
              </text:list-item>
            </text:list>
          </table:table-cell>
          <table:table-cell table:style-name="Tableau16.B1" office:value-type="string">
            <text:p text:style-name="P42"><text:span text:style-name="Consigne"><text:span text:style-name="T82">20</text:span></text:span></text:p>
          </table:table-cell>
          <table:table-cell table:style-name="Tableau16.C1" office:value-type="string">
            <text:p text:style-name="P69"/>
          </table:table-cell>
          <table:table-cell table:style-name="Tableau16.B1" office:value-type="string">
            <text:p text:style-name="P44"><text:span text:style-name="Consigne"><text:span text:style-name="T82">13</text:span></text:span></text:p>
          </table:table-cell>
          <table:table-cell table:style-name="Tableau16.C1" office:value-type="string">
            <text:p text:style-name="P36"/>
          </table:table-cell>
          <table:table-cell table:style-name="Tableau16.B1" office:value-type="string">
            <text:p text:style-name="P44"><text:span text:style-name="Consigne"><text:span text:style-name="T82">6</text:span></text:span></text:p>
          </table:table-cell>
          <table:table-cell table:style-name="Tableau16.C1" office:value-type="string">
            <text:p text:style-name="P37"/>
          </table:table-cell>
          <table:table-cell table:style-name="Tableau16.H1">
            <text:p text:style-name="P42"><text:span text:style-name="_5f_Correction_5f_surligné"><text:span text:style-name="T48"/></text:span></text:p>
          </table:table-cell>
          <table:table-cell table:style-name="Tableau16.K1" office:value-type="string">
            <text:p text:style-name="P38"/>
          </table:table-cell>
          <table:table-cell table:style-name="Tableau16.H1">
            <text:p text:style-name="P39"><text:span text:style-name="_5f_Correction_5f_surligné"/></text:p>
          </table:table-cell>
          <table:table-cell table:style-name="Tableau16.K1" office:value-type="string">
            <text:p text:style-name="P39"/>
          </table:table-cell>
          <table:table-cell table:style-name="Tableau16.L1">
            <text:p text:style-name="P39"><text:span text:style-name="_5f_Correction_5f_surligné"/></text:p>
          </table:table-cell>
        </table:table-row>
      </table:table>
      <text:p text:style-name="P71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B"/>
        <table:table-column table:style-name="Tableau19.C"/>
        <table:table-column table:style-name="Tableau19.B"/>
        <table:table-column table:style-name="Tableau19.C"/>
        <table:table-column table:style-name="Tableau19.B"/>
        <table:table-column table:style-name="Tableau19.C"/>
        <table:table-column table:style-name="Tableau19.B"/>
        <table:table-column table:style-name="Tableau19.C"/>
        <table:table-column table:style-name="Tableau19.L"/>
        <table:table-row table:style-name="Tableau19.1">
          <table:table-cell table:style-name="Tableau19.A1" office:value-type="string">
            <text:list xml:id="list153756372692249" text:continue-numbering="true" text:style-name="liste_5f_abc">
              <text:list-item>
                <text:p text:style-name="P113"/>
              </text:list-item>
            </text:list>
          </table:table-cell>
          <table:table-cell table:style-name="Tableau19.B1" office:value-type="string">
            <text:p text:style-name="P42"><text:span text:style-name="Consigne"><text:span text:style-name="T85">1 024</text:span></text:span></text:p>
          </table:table-cell>
          <table:table-cell table:style-name="Tableau19.C1" office:value-type="string">
            <text:p text:style-name="P36"/>
          </table:table-cell>
          <table:table-cell table:style-name="Tableau19.B1" office:value-type="string">
            <text:p text:style-name="P50"><text:span text:style-name="Consigne"><text:span text:style-name="T52">─</text:span></text:span><text:span text:style-name="Consigne"><text:span text:style-name="T85">512</text:span></text:span></text:p>
          </table:table-cell>
          <table:table-cell table:style-name="Tableau19.E1" office:value-type="string">
            <text:p text:style-name="P36"/>
          </table:table-cell>
          <table:table-cell table:style-name="Tableau19.B1" office:value-type="string">
            <text:p text:style-name="P44"><text:span text:style-name="Consigne"><text:span text:style-name="T84">256</text:span></text:span></text:p>
          </table:table-cell>
          <table:table-cell table:style-name="Tableau19.K1" office:value-type="string">
            <text:p text:style-name="P36"/>
          </table:table-cell>
          <table:table-cell table:style-name="Tableau19.B1" office:value-type="string">
            <text:p text:style-name="P42"><text:span text:style-name="Consigne"><text:span text:style-name="T83"/></text:span></text:p>
          </table:table-cell>
          <table:table-cell table:style-name="Tableau19.K1" office:value-type="string">
            <text:p text:style-name="P36"/>
          </table:table-cell>
          <table:table-cell table:style-name="Tableau19.B1" office:value-type="string">
            <text:p text:style-name="P44"><text:span text:style-name="Consigne"><text:span text:style-name="T83"/></text:span></text:p>
          </table:table-cell>
          <table:table-cell table:style-name="Tableau19.K1" office:value-type="string">
            <text:p text:style-name="P36"/>
          </table:table-cell>
          <table:table-cell table:style-name="Tableau19.B1" office:value-type="string">
            <text:p text:style-name="P44"><text:span text:style-name="Consigne"><text:span text:style-name="T83"/></text:span></text:p>
          </table:table-cell>
        </table:table-row>
      </table:table>
      <text:p text:style-name="P71"/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B"/>
        <table:table-column table:style-name="Tableau20.C"/>
        <table:table-column table:style-name="Tableau20.B"/>
        <table:table-column table:style-name="Tableau20.C"/>
        <table:table-column table:style-name="Tableau20.B"/>
        <table:table-column table:style-name="Tableau20.C"/>
        <table:table-column table:style-name="Tableau20.B"/>
        <table:table-column table:style-name="Tableau20.C"/>
        <table:table-column table:style-name="Tableau20.L"/>
        <table:table-row table:style-name="Tableau20.1">
          <table:table-cell table:style-name="Tableau20.A1" office:value-type="string">
            <text:list xml:id="list153757505830510" text:continue-numbering="true" text:style-name="liste_5f_abc">
              <text:list-item>
                <text:p text:style-name="P114"/>
              </text:list-item>
            </text:list>
          </table:table-cell>
          <table:table-cell table:style-name="Tableau20.B1" office:value-type="string">
            <text:p text:style-name="P42"><text:span text:style-name="Consigne"><text:span text:style-name="T85"/></text:span></text:p>
          </table:table-cell>
          <table:table-cell table:style-name="Tableau20.C1" office:value-type="string">
            <text:p text:style-name="P36"/>
          </table:table-cell>
          <table:table-cell table:style-name="Tableau20.D1" office:value-type="string">
            <text:p text:style-name="P50"><text:span text:style-name="Consigne"><text:span text:style-name="T52">─</text:span></text:span><text:span text:style-name="Consigne"><text:span text:style-name="T85">50</text:span></text:span></text:p>
          </table:table-cell>
          <table:table-cell table:style-name="Tableau20.C1" office:value-type="string">
            <text:p text:style-name="P36"/>
          </table:table-cell>
          <table:table-cell table:style-name="Tableau20.F1" office:value-type="string">
            <text:p text:style-name="P42"><text:span text:style-name="Consigne"><text:span text:style-name="T82">5</text:span></text:span></text:p>
          </table:table-cell>
          <table:table-cell table:style-name="Tableau20.G1" office:value-type="string">
            <text:p text:style-name="P69"/>
          </table:table-cell>
          <table:table-cell table:style-name="Tableau20.H1" office:value-type="string">
            <text:p text:style-name="P44"><text:span text:style-name="Consigne"><text:span text:style-name="T52">─</text:span></text:span><text:span text:style-name="Consigne"><text:span text:style-name="T82">0,5</text:span></text:span></text:p>
          </table:table-cell>
          <table:table-cell table:style-name="Tableau20.I1" office:value-type="string">
            <text:p text:style-name="P36"/>
          </table:table-cell>
          <table:table-cell table:style-name="Tableau20.H1" office:value-type="string">
            <text:p text:style-name="P44"><text:span text:style-name="Consigne"><text:span text:style-name="T82"/></text:span></text:p>
          </table:table-cell>
          <table:table-cell table:style-name="Tableau20.G1" office:value-type="string">
            <text:p text:style-name="P36"/>
          </table:table-cell>
          <table:table-cell table:style-name="Tableau20.L1">
            <text:p text:style-name="P44"><text:span text:style-name="_5f_Correction_5f_surligné"><text:span text:style-name="T47"/></text:span></text:p>
          </table:table-cell>
        </table:table-row>
      </table:table>
      <text:p text:style-name="P71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B"/>
        <table:table-column table:style-name="Tableau21.C"/>
        <table:table-column table:style-name="Tableau21.B"/>
        <table:table-column table:style-name="Tableau21.C"/>
        <table:table-column table:style-name="Tableau21.B"/>
        <table:table-column table:style-name="Tableau21.C"/>
        <table:table-column table:style-name="Tableau21.B"/>
        <table:table-column table:style-name="Tableau21.C"/>
        <table:table-column table:style-name="Tableau21.L"/>
        <table:table-row table:style-name="Tableau21.1">
          <table:table-cell table:style-name="Tableau21.A1" office:value-type="string">
            <text:list xml:id="list153757253641982" text:continue-numbering="true" text:style-name="liste_5f_abc">
              <text:list-item>
                <text:p text:style-name="P114"/>
              </text:list-item>
            </text:list>
          </table:table-cell>
          <table:table-cell table:style-name="Tableau21.B1" office:value-type="string">
            <text:p text:style-name="P42"><text:span text:style-name="Consigne"><text:span text:style-name="T52">─</text:span></text:span><text:span text:style-name="Consigne"><text:span text:style-name="T83">100</text:span></text:span></text:p>
          </table:table-cell>
          <table:table-cell table:style-name="Tableau21.E1" office:value-type="string">
            <text:p text:style-name="P36"/>
          </table:table-cell>
          <table:table-cell table:style-name="Tableau21.B1" office:value-type="string">
            <text:p text:style-name="P44"><text:span text:style-name="Consigne"><text:span text:style-name="T85">30</text:span></text:span></text:p>
          </table:table-cell>
          <table:table-cell table:style-name="Tableau21.E1" office:value-type="string">
            <text:p text:style-name="P36"/>
          </table:table-cell>
          <table:table-cell table:style-name="Tableau21.B1" office:value-type="string">
            <text:p text:style-name="P42"><text:span text:style-name="Consigne"><text:span text:style-name="T52">─</text:span></text:span><text:span text:style-name="Consigne"><text:span text:style-name="T85">9</text:span></text:span></text:p>
          </table:table-cell>
          <table:table-cell table:style-name="Tableau21.K1" office:value-type="string">
            <text:p text:style-name="P36"/>
          </table:table-cell>
          <table:table-cell table:style-name="Tableau21.B1" office:value-type="string">
            <text:p text:style-name="P50"><text:span text:style-name="Consigne"><text:span text:style-name="T83"/></text:span></text:p>
          </table:table-cell>
          <table:table-cell table:style-name="Tableau21.K1" office:value-type="string">
            <text:p text:style-name="P36"/>
          </table:table-cell>
          <table:table-cell table:style-name="Tableau21.B1" office:value-type="string">
            <text:p text:style-name="P44"><text:span text:style-name="Consigne"><text:span text:style-name="T84"/></text:span></text:p>
          </table:table-cell>
          <table:table-cell table:style-name="Tableau21.K1" office:value-type="string">
            <text:p text:style-name="P36"/>
          </table:table-cell>
          <table:table-cell table:style-name="Tableau21.L1">
            <text:p text:style-name="P44"><text:span text:style-name="Consigne"><text:span text:style-name="T83"/></text:span></text:p>
          </table:table-cell>
        </table:table-row>
      </table:table>
      <text:list xml:id="list153756297053214" text:continue-list="list153757435315245" text:style-name="Num_5f_Exo">
        <text:list-item>
          <text:h text:style-name="P94" text:outline-level="1"> Complète avec le signe opératoire qui convient.</text:h>
        </text:list-item>
      </text:list>
      <text:section text:style-name="Sect3" text:name="Section13">
        <text:list xml:id="list153757519200873" text:continue-list="list153757253641982" text:style-name="liste_5f_abc">
          <text:list-item text:start-value="1">
            <text:p text:style-name="P133"><text:tab/>(<text:span text:style-name="T50">─</text:span>4) <text:span text:style-name="_5f_pointillés_20_gris">....</text:span> (<text:span text:style-name="T50">─</text:span>2) <text:span text:style-name="_5f_signe">=</text:span> 8</text:p>
          </text:list-item>
          <text:list-item>
            <text:p text:style-name="P134"><text:tab/>(<text:span text:style-name="T50">─</text:span>4) <text:span text:style-name="_5f_pointillés_20_gris">....</text:span> (<text:span text:style-name="T50">─</text:span>2) <text:span text:style-name="_5f_signe">=</text:span> <text:span text:style-name="T50">─</text:span>6</text:p>
          </text:list-item>
          <text:list-item>
            <text:p text:style-name="P134"><text:tab/>(<text:span text:style-name="T50">─</text:span>1) <text:span text:style-name="_5f_pointillés_20_gris">….</text:span> (<text:span text:style-name="T50">─</text:span>1) <text:span text:style-name="_5f_signe">=</text:span> 1</text:p>
          </text:list-item>
          <text:list-item>
            <text:p text:style-name="P134"><text:tab/>(<text:span text:style-name="T50">─</text:span>1) <text:span text:style-name="_5f_pointillés_20_gris">....</text:span> (<text:span text:style-name="T50">─</text:span>1) <text:span text:style-name="_5f_signe">=</text:span> <text:span text:style-name="T50">─</text:span>2</text:p>
          </text:list-item>
          <text:list-item>
            <text:p text:style-name="P142"><text:tab/>(<text:span text:style-name="T50">─</text:span>6) <text:span text:style-name="_5f_pointillés_20_gris">....</text:span> (<text:span text:style-name="T50">─</text:span>2) <text:span text:style-name="_5f_signe">=</text:span> 3</text:p>
          </text:list-item>
          <text:list-item>
            <text:p text:style-name="P134"><text:tab/>(<text:span text:style-name="T50">─</text:span>6) <text:span text:style-name="_5f_pointillés_20_gris">....</text:span> (<text:span text:style-name="T50">─</text:span>2) <text:span text:style-name="_5f_signe">=</text:span> <text:span text:style-name="T50">─</text:span>4</text:p>
          </text:list-item>
          <text:list-item>
            <text:p text:style-name="P135"><text:tab/>(<text:span text:style-name="T50">─</text:span>4) <text:span text:style-name="_5f_pointillés_20_gris">....</text:span> 2 <text:span text:style-name="_5f_signe">=</text:span> <text:span text:style-name="T50">─</text:span>6</text:p>
          </text:list-item>
          <text:list-item>
            <text:p text:style-name="P134"><text:tab/>(<text:span text:style-name="T50">─</text:span>4) <text:span text:style-name="_5f_pointillés_20_gris">....</text:span> 2 <text:span text:style-name="_5f_signe">=</text:span> <text:span text:style-name="T50">─</text:span>2</text:p>
          </text:list-item>
        </text:list>
      </text:section>
      <text:list xml:id="list153757485330612" text:continue-list="list153756297053214" text:style-name="Num_5f_Exo">
        <text:list-item>
          <text:h text:style-name="P100" text:outline-level="1"> Calcule sans poser les opérations.</text:h>
        </text:list-item>
      </text:list>
      <text:section text:style-name="Sect3" text:name="Section11">
        <text:list xml:id="list153755987813674" text:continue-list="list153757519200873" text:style-name="liste_5f_abc">
          <text:list-item text:start-value="1">
            <text:p text:style-name="P144">7 <text:span text:style-name="T65">×</text:span> (<text:span text:style-name="T50">─</text:span>6) <text:span text:style-name="_5f_signe">=</text:span> <text:span text:style-name="_5f_pointillés_20_gris"><text:tab/></text:span></text:p>
          </text:list-item>
          <text:list-item>
            <text:p text:style-name="P136"><text:span text:style-name="T53">─</text:span><text:span text:style-name="T86">15 </text:span><text:span text:style-name="T53"></text:span><text:span text:style-name="T25"> </text:span><text:span text:style-name="T86">(</text:span><text:span text:style-name="T53">─</text:span><text:span text:style-name="T86">8) </text:span><text:span text:style-name="_5f_signe"><text:span text:style-name="T86">=</text:span></text:span> <text:span text:style-name="_5f_pointillés_20_gris"><text:tab/></text:span></text:p>
          </text:list-item>
          <text:list-item>
            <text:p text:style-name="P136"><text:span text:style-name="T50">─</text:span>72 <text:span text:style-name="T65">÷</text:span><text:span text:style-name="T23"> </text:span>8 <text:span text:style-name="_5f_signe">=</text:span> <text:span text:style-name="_5f_pointillés_20_gris"><text:tab/></text:span></text:p>
          </text:list-item>
          <text:list-item>
            <text:p text:style-name="P136">5 <text:span text:style-name="T50">─</text:span>9 <text:span text:style-name="_5f_signe">=</text:span> <text:span text:style-name="_5f_pointillés_20_gris"><text:tab/></text:span></text:p>
          </text:list-item>
          <text:list-item>
            <text:p text:style-name="P136">5 <text:span text:style-name="T65">×</text:span> (<text:span text:style-name="T50">─</text:span>7) <text:span text:style-name="_5f_signe">=</text:span> <text:span text:style-name="_5f_pointillés_20_gris"><text:tab/></text:span></text:p>
          </text:list-item>
          <text:list-item>
            <text:p text:style-name="P136">18 <text:span text:style-name="T50"></text:span> <text:span text:style-name="_5f_signe"><text:span text:style-name="T23">(</text:span></text:span><text:span text:style-name="_5f_signe"><text:span text:style-name="T50">─</text:span></text:span>27) <text:span text:style-name="_5f_signe">=</text:span> <text:span text:style-name="_5f_pointillés_20_gris"><text:tab/></text:span></text:p>
          </text:list-item>
          <text:list-item>
            <text:p text:style-name="P148"><draw:frame draw:style-name="fr4" draw:name="Objet12" text:anchor-type="as-char" svg:width="0.587cm" svg:height="0.87cm" draw:z-index="12"><draw:object xlink:href="./Object 4" xlink:type="simple" xlink:show="embed" xlink:actuate="onLoad"/><draw:image xlink:href="./ObjectReplacements/Object 4" xlink:type="simple" xlink:show="embed" xlink:actuate="onLoad"/><svg:desc>formule</svg:desc></draw:frame> <text:span text:style-name="_5f_signe">=</text:span> <text:span text:style-name="_5f_pointillés_20_gris"><text:tab/></text:span></text:p>
          </text:list-item>
          <text:list-item>
            <text:p text:style-name="P143"><text:span text:style-name="_5f_pointillés_20_gris"><text:span text:style-name="T35">17 </text:span></text:span><text:span text:style-name="_5f_pointillés_20_gris"><text:span text:style-name="T36"></text:span></text:span><text:span text:style-name="_5f_pointillés_20_gris"><text:span text:style-name="T35"> (</text:span></text:span><text:span text:style-name="_5f_pointillés_20_gris"><text:span text:style-name="T36">─</text:span></text:span><text:span text:style-name="_5f_pointillés_20_gris"><text:span text:style-name="T35">9) </text:span></text:span><text:span text:style-name="_5f_signe"><text:span text:style-name="T35">=</text:span></text:span><text:span text:style-name="_5f_pointillés_20_gris"> <text:tab/></text:span></text:p>
          </text:list-item>
          <text:list-item>
            <text:p text:style-name="P137">(<text:span text:style-name="T53">─</text:span><text:span text:style-name="T86">5) </text:span><text:span text:style-name="T66">×</text:span><text:span text:style-name="T86"> (</text:span><text:span text:style-name="T53">─</text:span><text:span text:style-name="T86">2) </text:span><text:span text:style-name="_5f_signe">=</text:span> <text:span text:style-name="_5f_pointillés_20_gris"><text:tab/></text:span></text:p>
          </text:list-item>
          <text:list-item>
            <text:p text:style-name="P138"><text:span text:style-name="T50">─</text:span>36<text:span text:style-name="T86"> </text:span><text:span text:style-name="T65">÷</text:span><text:span text:style-name="T28"> </text:span>(<text:span text:style-name="T50">─</text:span>6)<text:span text:style-name="T86"> </text:span><text:span text:style-name="_5f_signe">=</text:span> <text:span text:style-name="_5f_pointillés_20_gris"><text:tab/></text:span></text:p>
          </text:list-item>
          <text:list-item>
            <text:p text:style-name="P137">8 <text:span text:style-name="T65">×</text:span><text:span text:style-name="T23"> </text:span>(<text:span text:style-name="T50">─</text:span>7) <text:span text:style-name="_5f_signe">=</text:span> <text:span text:style-name="_5f_pointillés_20_gris"><text:tab/></text:span></text:p>
          </text:list-item>
          <text:list-item>
            <text:p text:style-name="P139"><text:span text:style-name="T56">─</text:span><text:span text:style-name="T95">2,5</text:span><text:span text:style-name="T56">─</text:span><text:span text:style-name="T95">(</text:span><text:span text:style-name="T56">─</text:span><text:span text:style-name="T95">2,6) </text:span><text:span text:style-name="_5f_signe"><text:span text:style-name="T95">=</text:span></text:span><text:span text:style-name="T95"> </text:span><text:span text:style-name="_5f_pointillés_20_gris"><text:span text:style-name="T96"><text:tab/></text:span></text:span></text:p>
          </text:list-item>
          <text:list-item>
            <text:p text:style-name="P140">(<text:span text:style-name="T50">─</text:span>4) <text:span text:style-name="T50"></text:span> 13 <text:span text:style-name="_5f_signe">=</text:span><text:span text:style-name="_5f_signe"><text:span text:style-name="T23"> </text:span></text:span><text:span text:style-name="_5f_pointillés_20_gris"><text:tab/></text:span></text:p>
          </text:list-item>
          <text:list-item>
            <text:p text:style-name="P149"><draw:frame draw:style-name="fr4" draw:name="Objet13" text:anchor-type="as-char" svg:width="0.699cm" svg:height="0.87cm" draw:z-index="13"><draw:object xlink:href="./Object 5" xlink:type="simple" xlink:show="embed" xlink:actuate="onLoad"/><draw:image xlink:href="./ObjectReplacements/Object 5" xlink:type="simple" xlink:show="embed" xlink:actuate="onLoad"/><svg:desc>formule</svg:desc></draw:frame> <text:span text:style-name="_5f_signe">=</text:span><text:span text:style-name="_5f_signe"><text:span text:style-name="T23"> </text:span></text:span><text:span text:style-name="_5f_pointillés_20_gris"><text:tab/></text:span></text:p>
          </text:list-item>
        </text:list>
      </text:section>
      <text:list xml:id="list153757179958402" text:continue-list="list153757485330612" text:style-name="Num_5f_Exo">
        <text:list-item>
          <text:h text:style-name="P101" text:outline-level="1"> <text:span text:style-name="T72">Effectue en soulignant les </text:span><text:span text:style-name="T114">opérations prioritaires</text:span><text:span text:style-name="T72">.</text:span></text:h>
        </text:list-item>
      </text:list>
      <text:section text:style-name="Sect3" text:name="Section17">
        <text:p text:style-name="P66">A <text:span text:style-name="_5f_signe">=</text:span> 15 <text:span text:style-name="T50"></text:span> 5 <text:span text:style-name="T65">×</text:span> (<text:span text:style-name="T50">─</text:span>8)</text:p>
        <text:p text:style-name="P51"><text:span text:style-name="_5f_pointillés_20_gris"><text:span text:style-name="T35">A </text:span></text:span><text:span text:style-name="_5f_signe"><text:span text:style-name="T35">=</text:span></text:span><text:span text:style-name="_5f_pointillés_20_gris"> </text:span><text:span text:style-name="_5f_pointillés_20_gris"><text:span text:style-name="T57"><text:tab/></text:span></text:span></text:p>
        <text:p text:style-name="P51">A <text:span text:style-name="_5f_signe">=</text:span> <text:span text:style-name="_5f_pointillés_20_gris"><text:span text:style-name="T57"><text:tab/></text:span></text:span></text:p>
        <text:p text:style-name="P75">B <text:span text:style-name="_5f_signe">=</text:span> (<text:span text:style-name="T50">─</text:span>8) <text:span text:style-name="T65">÷</text:span> 4 <text:span text:style-name="T50">─</text:span><text:span text:style-name="T34"> </text:span>5</text:p>
        <text:p text:style-name="P51">B <text:span text:style-name="_5f_signe">=</text:span> <text:span text:style-name="_5f_pointillés_20_gris"><text:span text:style-name="T57"><text:tab/></text:span></text:span></text:p>
        <text:p text:style-name="P51">B <text:span text:style-name="_5f_signe">=</text:span> <text:span text:style-name="_5f_pointillés_20_gris"><text:span text:style-name="T57"><text:tab/></text:span></text:span></text:p>
        <text:p text:style-name="P74">C <text:span text:style-name="_5f_signe">=</text:span> 19 <text:span text:style-name="T50">─</text:span> 12 <text:span text:style-name="T65">÷</text:span> (<text:span text:style-name="T50">─</text:span>4)</text:p>
        <text:p text:style-name="P51">C <text:span text:style-name="_5f_signe">=</text:span> <text:span text:style-name="_5f_pointillés_20_gris"><text:span text:style-name="T57"><text:tab/></text:span></text:span></text:p>
        <text:p text:style-name="P51">C <text:span text:style-name="_5f_signe">=</text:span> <text:span text:style-name="_5f_pointillés_20_gris"><text:span text:style-name="T57"><text:tab/></text:span></text:span></text:p>
        <text:p text:style-name="P74">D <text:span text:style-name="_5f_signe">=</text:span> <text:span text:style-name="T50">─</text:span>10 + 10 <text:span text:style-name="T65">×</text:span> (<text:span text:style-name="T50">─</text:span>4)</text:p>
        <text:p text:style-name="P51">D <text:span text:style-name="_5f_signe">=</text:span> <text:span text:style-name="_5f_pointillés_20_gris"><text:span text:style-name="T57"><text:tab/></text:span></text:span></text:p>
        <text:p text:style-name="P51">D <text:span text:style-name="_5f_signe">=</text:span> <text:span text:style-name="_5f_pointillés_20_gris"><text:span text:style-name="T57"><text:tab/></text:span></text:span></text:p>
        <text:p text:style-name="P79">E <text:span text:style-name="_5f_signe">=</text:span><draw:frame draw:style-name="fr4" draw:name="Objet14" text:anchor-type="as-char" svg:width="1.75cm" svg:height="0.87cm" draw:z-index="14"><draw:object xlink:href="./Object 6" xlink:type="simple" xlink:show="embed" xlink:actuate="onLoad"/><draw:image xlink:href="./ObjectReplacements/Object 6" xlink:type="simple" xlink:show="embed" xlink:actuate="onLoad"/><svg:desc>formule</svg:desc></draw:frame></text:p>
        <text:p text:style-name="P88"><text:span text:style-name="_5f_pointillés_20_gris"><text:span text:style-name="T35">E </text:span></text:span><text:span text:style-name="_5f_signe"><text:span text:style-name="T35">=</text:span></text:span><text:span text:style-name="_5f_pointillés_20_gris"><text:span text:style-name="T35"> </text:span></text:span><text:span text:style-name="_5f_pointillés_20_gris"><text:span text:style-name="T57"><text:tab/></text:span></text:span></text:p>
        <text:p text:style-name="P56"><text:span text:style-name="_5f_pointillés_20_gris"><text:span text:style-name="T35">E </text:span></text:span><text:span text:style-name="_5f_signe"><text:span text:style-name="T35">=</text:span></text:span><text:span text:style-name="_5f_pointillés_20_gris"><text:span text:style-name="T35"> </text:span></text:span><text:span text:style-name="_5f_pointillés_20_gris"><text:span text:style-name="T57"><text:tab/></text:span></text:span></text:p>
        <text:p text:style-name="P90">F <text:span text:style-name="_5f_signe">=</text:span><draw:frame draw:style-name="fr4" draw:name="Objet23" text:anchor-type="as-char" svg:width="2.598cm" svg:height="0.87cm" draw:z-index="15"><draw:object xlink:href="./Object 7" xlink:type="simple" xlink:show="embed" xlink:actuate="onLoad"/><draw:image xlink:href="./ObjectReplacements/Object 7" xlink:type="simple" xlink:show="embed" xlink:actuate="onLoad"/><svg:desc>formule</svg:desc></draw:frame></text:p>
        <text:p text:style-name="P68"><text:span text:style-name="_5f_pointillés_20_gris"><text:span text:style-name="T35">F </text:span></text:span><text:span text:style-name="_5f_signe"><text:span text:style-name="T35">=</text:span></text:span><text:span text:style-name="_5f_pointillés_20_gris"><text:span text:style-name="T35"> </text:span></text:span><text:span text:style-name="_5f_pointillés_20_gris"><text:span text:style-name="T57"><text:tab/></text:span></text:span></text:p>
        <text:p text:style-name="P89"><text:span text:style-name="_5f_pointillés_20_gris"><text:span text:style-name="T35">F </text:span></text:span><text:span text:style-name="_5f_signe"><text:span text:style-name="T35">=</text:span></text:span><text:span text:style-name="_5f_pointillés_20_gris"><text:span text:style-name="T35"> </text:span></text:span><text:span text:style-name="_5f_pointillés_20_gris"><text:span text:style-name="T57"><text:tab/></text:span></text:span></text:p>
        <text:p text:style-name="P27">G <text:span text:style-name="_5f_signe">=</text:span> (15 <text:span text:style-name="T50"></text:span> 5) <text:span text:style-name="T65">×</text:span> (<text:span text:style-name="T50">─</text:span>8) </text:p>
        <text:p text:style-name="P51">G <text:span text:style-name="_5f_signe">=</text:span> <text:span text:style-name="_5f_pointillés_20_gris"><text:span text:style-name="T57"><text:tab/></text:span></text:span></text:p>
        <text:p text:style-name="P81">G <text:span text:style-name="_5f_signe">=</text:span> <text:span text:style-name="_5f_pointillés_20_gris"><text:span text:style-name="T57"><text:tab/></text:span></text:span></text:p>
        <text:p text:style-name="P76">H <text:span text:style-name="_5f_signe">=</text:span> (<text:span text:style-name="T50">─</text:span>8) <text:span text:style-name="T65">÷</text:span> (4 <text:span text:style-name="T50">─</text:span> 5)</text:p>
        <text:p text:style-name="P51">H <text:span text:style-name="_5f_signe">=</text:span> <text:span text:style-name="_5f_pointillés_20_gris"><text:span text:style-name="T57"><text:tab/></text:span></text:span></text:p>
        <text:p text:style-name="P51">H <text:span text:style-name="_5f_signe">=</text:span> <text:span text:style-name="_5f_pointillés_20_gris"><text:span text:style-name="T57"><text:tab/></text:span></text:span></text:p>
        <text:p text:style-name="P76">I <text:span text:style-name="_5f_signe">=</text:span><text:span text:style-name="_5f_signe"><text:span text:style-name="T23"> (19 </text:span></text:span><text:span text:style-name="_5f_signe"><text:span text:style-name="T50">─</text:span></text:span><text:span text:style-name="_5f_signe"><text:span text:style-name="T23"> 12)</text:span></text:span><text:span text:style-name="_5f_pointillés_20_gris"> </text:span><text:span text:style-name="_5f_signe"><text:span text:style-name="T65">÷</text:span></text:span><text:span text:style-name="_5f_signe"><text:span text:style-name="T23"> (</text:span></text:span><text:span text:style-name="_5f_signe"><text:span text:style-name="T50">─</text:span></text:span><text:span text:style-name="_5f_signe"><text:span text:style-name="T23">4)</text:span></text:span></text:p>
        <text:p text:style-name="P51">I <text:span text:style-name="_5f_signe">=</text:span> <text:span text:style-name="_5f_pointillés_20_gris"><text:span text:style-name="T57"><text:tab/></text:span></text:span></text:p>
        <text:p text:style-name="P51">I <text:span text:style-name="_5f_signe">=</text:span> <text:span text:style-name="_5f_pointillés_20_gris"><text:span text:style-name="T57"><text:tab/></text:span></text:span></text:p>
        <text:p text:style-name="P76">J <text:span text:style-name="_5f_signe">=</text:span> (<text:span text:style-name="T50">─</text:span>10 + 10) <text:span text:style-name="T65">×</text:span> (<text:span text:style-name="T50">─</text:span>4)</text:p>
        <text:p text:style-name="P51">J <text:span text:style-name="_5f_signe">=</text:span> <text:span text:style-name="_5f_pointillés_20_gris"><text:span text:style-name="T57"><text:tab/></text:span></text:span></text:p>
        <text:p text:style-name="P91"><text:span text:style-name="_5f_pointillés_20_gris"><text:span text:style-name="T35">K</text:span></text:span> <text:span text:style-name="_5f_signe">=</text:span><text:span text:style-name="_5f_signe"><text:span text:style-name="T23"> 8 </text:span></text:span><text:span text:style-name="_5f_signe"><text:span text:style-name="T65">×</text:span></text:span><text:span text:style-name="_5f_signe"><text:span text:style-name="T23"> (</text:span></text:span><text:span text:style-name="_5f_signe"><text:span text:style-name="T50">─</text:span></text:span><text:span text:style-name="_5f_signe"><text:span text:style-name="T23">2) </text:span></text:span><text:span text:style-name="_5f_signe"><text:span text:style-name="T50">─</text:span></text:span><text:span text:style-name="_5f_signe"><text:span text:style-name="T23"> 9 </text:span></text:span><text:span text:style-name="_5f_signe"><text:span text:style-name="T65">÷</text:span></text:span><text:span text:style-name="_5f_signe"><text:span text:style-name="T23"> (</text:span></text:span><text:span text:style-name="_5f_signe"><text:span text:style-name="T50">─</text:span></text:span><text:span text:style-name="_5f_signe"><text:span text:style-name="T23">3)</text:span></text:span></text:p>
        <text:p text:style-name="P51">K <text:span text:style-name="_5f_signe">=</text:span> <text:span text:style-name="_5f_pointillés_20_gris"><text:span text:style-name="T57"><text:tab/></text:span></text:span></text:p>
        <text:p text:style-name="P51">K <text:span text:style-name="_5f_signe">=</text:span> <text:span text:style-name="_5f_pointillés_20_gris">.</text:span><text:span text:style-name="_5f_pointillés_20_gris"><text:span text:style-name="T57"><text:tab/></text:span></text:span></text:p>
        <text:p text:style-name="P51"><text:span text:style-name="_5f_pointillés_20_gris"><text:span text:style-name="T98">K </text:span></text:span><text:span text:style-name="_5f_signe"><text:span text:style-name="T63">=</text:span></text:span><text:span text:style-name="_5f_pointillés_20_gris"><text:span text:style-name="T57"> .<text:tab/></text:span></text:span></text:p>
        <text:p text:style-name="P77"><text:span text:style-name="_5f_pointillés_20_gris"><text:span text:style-name="T38">L</text:span></text:span> <text:span text:style-name="_5f_signe">=</text:span><text:span text:style-name="_5f_signe"><text:span text:style-name="T23"> </text:span></text:span><text:span text:style-name="_5f_signe"><text:span text:style-name="T29">9</text:span></text:span><text:span text:style-name="_5f_signe"><text:span text:style-name="T23"> </text:span></text:span><text:span text:style-name="_5f_signe"><text:span text:style-name="T65">×</text:span></text:span><text:span text:style-name="_5f_signe"><text:span text:style-name="T23"> (</text:span></text:span><text:span text:style-name="_5f_signe"><text:span text:style-name="T50">─</text:span></text:span><text:span text:style-name="_5f_signe"><text:span text:style-name="T23">2) </text:span></text:span><text:span text:style-name="_5f_signe"><text:span text:style-name="T65">÷</text:span></text:span><text:span text:style-name="_5f_signe"><text:span text:style-name="T23"> (</text:span></text:span><text:span text:style-name="_5f_signe"><text:span text:style-name="T50">─</text:span></text:span><text:span text:style-name="_5f_signe"><text:span text:style-name="T23">3) </text:span></text:span><text:span text:style-name="_5f_signe"><text:span text:style-name="T65">×</text:span></text:span><text:span text:style-name="_5f_signe"><text:span text:style-name="T23"> </text:span></text:span><text:span text:style-name="_5f_signe"><text:span text:style-name="T29">3</text:span></text:span></text:p>
        <text:p text:style-name="P51"><text:span text:style-name="T116">L</text:span> <text:span text:style-name="_5f_signe">=</text:span> <text:span text:style-name="_5f_pointillés_20_gris"><text:span text:style-name="T57"><text:tab/></text:span></text:span></text:p>
        <text:p text:style-name="P51"><text:span text:style-name="_5f_pointillés_20_gris"><text:span text:style-name="T109">L</text:span></text:span><text:span text:style-name="_5f_pointillés_20_gris"><text:span text:style-name="T97"> </text:span></text:span><text:span text:style-name="_5f_signe"><text:span text:style-name="T97">=</text:span></text:span><text:span text:style-name="_5f_pointillés_20_gris"> .</text:span><text:span text:style-name="_5f_pointillés_20_gris"><text:span text:style-name="T57"><text:tab/></text:span></text:span></text:p>
        <text:p text:style-name="P51"><text:span text:style-name="_5f_pointillés_20_gris"><text:span text:style-name="T99">L</text:span></text:span><text:span text:style-name="_5f_pointillés_20_gris"><text:span text:style-name="T98"> </text:span></text:span><text:span text:style-name="_5f_signe"><text:span text:style-name="T104">=</text:span></text:span><text:span text:style-name="_5f_pointillés_20_gris"><text:span text:style-name="T57"> .<text:tab/></text:span></text:span></text:p>
      </text:section>
      <text:list xml:id="list153757111658815" text:continue-numbering="true" text:style-name="Num_5f_Exo">
        <text:list-item>
          <text:h text:style-name="P96" text:outline-level="1"><text:soft-page-break/> <text:span text:style-name="T71">Effectue en soulignant les </text:span><text:span text:style-name="T115">opérations prioritaires</text:span><text:span text:style-name="T71">.</text:span></text:h>
        </text:list-item>
      </text:list>
      <text:section text:style-name="Sect3" text:name="Section18">
        <text:p text:style-name="P82">A <text:span text:style-name="_5f_signe">=</text:span><text:span text:style-name="T117"> </text:span>3,5<text:span text:style-name="T117"> </text:span><text:span text:style-name="T65">÷</text:span><text:span text:style-name="T117"> </text:span>(<text:span text:style-name="T50">─</text:span>4<text:span text:style-name="T117"> </text:span><text:span text:style-name="T65">×</text:span><text:span text:style-name="T117"> </text:span>8<text:span text:style-name="T117"> </text:span><text:span text:style-name="T50"></text:span><text:span text:style-name="T117"> </text:span>25)</text:p>
        <text:p text:style-name="P28">A <text:span text:style-name="_5f_signe">=</text:span> <text:span text:style-name="_5f_pointillés_20_gris"><text:span text:style-name="T57"><text:tab/></text:span></text:span></text:p>
        <text:p text:style-name="P51">A <text:span text:style-name="_5f_signe">=</text:span> <text:span text:style-name="_5f_pointillés_20_gris"><text:span text:style-name="T57"><text:tab/></text:span></text:span></text:p>
        <text:p text:style-name="P51">A <text:span text:style-name="_5f_signe">=</text:span> <text:span text:style-name="_5f_pointillés_20_gris"><text:span text:style-name="T57"><text:tab/></text:span></text:span></text:p>
        <text:p text:style-name="P48">B <text:span text:style-name="_5f_signe">=</text:span> (8 <text:span text:style-name="T50">─</text:span> 10) <text:span text:style-name="T65">×</text:span> (<text:span text:style-name="T50">─</text:span>3) <text:span text:style-name="T50"></text:span> 3</text:p>
        <text:p text:style-name="P51">B <text:span text:style-name="_5f_signe">=</text:span> <text:span text:style-name="_5f_pointillés_20_gris"><text:span text:style-name="T57"><text:tab/></text:span></text:span></text:p>
        <text:p text:style-name="P51">B <text:span text:style-name="_5f_signe">=</text:span> <text:span text:style-name="_5f_pointillés_20_gris"><text:span text:style-name="T57"><text:tab/></text:span></text:span></text:p>
        <text:p text:style-name="P51">B <text:span text:style-name="_5f_signe">=</text:span> <text:span text:style-name="_5f_pointillés_20_gris"><text:span text:style-name="T57"><text:tab/></text:span></text:span></text:p>
      </text:section>
      <text:list xml:id="list1169226170" text:style-name="_5f_Numérotation_20_des_20_exercices_20_livrets">
        <text:list-header>
          <text:p text:style-name="P150">C <text:span text:style-name="_5f_signe">=</text:span> [(<text:span text:style-name="T50">─</text:span>4) <text:span text:style-name="T65">×</text:span> (<text:span text:style-name="T50">─</text:span>2 <text:span text:style-name="T50">─</text:span> 1) <text:span text:style-name="T50"></text:span> (<text:span text:style-name="T50">─</text:span>8) <text:span text:style-name="T65">÷</text:span> (<text:span text:style-name="T50">─</text:span>4)] <text:span text:style-name="T65">×</text:span> (<text:span text:style-name="T50">─</text:span>2) <text:span text:style-name="T50"></text:span> 2</text:p>
        </text:list-header>
      </text:list>
      <text:p text:style-name="P51">C <text:span text:style-name="_5f_signe">=</text:span> <text:span text:style-name="_5f_pointillés_20_gris"><text:span text:style-name="T57"><text:tab/></text:span></text:span></text:p>
      <text:p text:style-name="P51">C <text:span text:style-name="_5f_signe">=</text:span> <text:span text:style-name="_5f_pointillés_20_gris"><text:span text:style-name="T57"><text:tab/></text:span></text:span></text:p>
      <text:p text:style-name="P51">C <text:span text:style-name="_5f_signe">=</text:span> <text:span text:style-name="_5f_pointillés_20_gris"><text:span text:style-name="T57"><text:tab/></text:span></text:span></text:p>
      <text:p text:style-name="P51">C <text:span text:style-name="_5f_signe">=</text:span> <text:span text:style-name="_5f_pointillés_20_gris"><text:span text:style-name="T57"><text:tab/></text:span></text:span></text:p>
      <text:p text:style-name="P43"><text:span text:style-name="_5f_pointillés_20_gris"><text:span text:style-name="T39">C </text:span></text:span><text:span text:style-name="_5f_signe"><text:span text:style-name="T39">=</text:span></text:span><text:span text:style-name="_5f_pointillés_20_gris"><text:span text:style-name="T118"> </text:span></text:span><text:span text:style-name="_5f_pointillés_20_gris"><text:span text:style-name="T59"><text:tab/></text:span></text:span></text:p>
      <text:list xml:id="list153756360731384" text:continue-list="list153757111658815" text:style-name="Num_5f_Exo">
        <text:list-item>
          <text:h text:style-name="P102" text:outline-level="1"> Calcule.</text:h>
        </text:list-item>
      </text:list>
      <table:table table:name="Tableau9" table:style-name="Tableau9">
        <table:table-column table:style-name="Tableau9.A"/>
        <table:table-column table:style-name="Tableau9.B" table:number-columns-repeated="2"/>
        <table:table-column table:style-name="Tableau9.D"/>
        <table:table-column table:style-name="Tableau9.E"/>
        <table:table-row table:style-name="TableLine2454108916880">
          <table:table-cell table:style-name="Tableau9.A1" office:value-type="string">
            <text:p text:style-name="P53">a</text:p>
          </table:table-cell>
          <table:table-cell table:style-name="Tableau9.A1" office:value-type="string">
            <text:p text:style-name="P52">b</text:p>
          </table:table-cell>
          <table:table-cell table:style-name="Tableau9.A1" office:value-type="string">
            <text:p text:style-name="P52">c</text:p>
          </table:table-cell>
          <table:table-cell table:style-name="Tableau9.A1" office:value-type="string">
            <text:p text:style-name="P54"><text:span text:style-name="T43">ab</text:span><text:span text:style-name="T74"> </text:span><text:span text:style-name="T55">─</text:span><text:span text:style-name="T73"> </text:span><text:span text:style-name="T43">c</text:span></text:p>
          </table:table-cell>
          <table:table-cell table:style-name="Tableau9.E1" office:value-type="string">
            <text:p text:style-name="P54"><text:span text:style-name="T75">(</text:span><text:span text:style-name="T43">a</text:span><text:span text:style-name="T73"> </text:span><text:span text:style-name="T55">─</text:span><text:span text:style-name="T74"> </text:span><text:span text:style-name="T43">b</text:span><text:span text:style-name="T75">)</text:span><text:span text:style-name="T43">c</text:span></text:p>
          </table:table-cell>
        </table:table-row>
        <table:table-row table:style-name="Tableau9.2">
          <table:table-cell table:style-name="Tableau9.A4" office:value-type="string">
            <text:p text:style-name="P87">5</text:p>
          </table:table-cell>
          <table:table-cell table:style-name="Tableau9.B4" office:value-type="string">
            <text:p text:style-name="P87">3</text:p>
          </table:table-cell>
          <table:table-cell table:style-name="Tableau9.B4" office:value-type="string">
            <text:p text:style-name="P87">8</text:p>
          </table:table-cell>
          <table:table-cell table:style-name="Tableau9.D4" office:value-type="string">
            <text:p text:style-name="P87"/>
          </table:table-cell>
          <table:table-cell table:style-name="Tableau9.E4" office:value-type="string">
            <text:p text:style-name="P87"/>
          </table:table-cell>
        </table:table-row>
        <table:table-row table:style-name="Tableau9.2">
          <table:table-cell table:style-name="Tableau9.A4" office:value-type="string">
            <text:p text:style-name="P87"><text:span text:style-name="T50">─</text:span>2</text:p>
          </table:table-cell>
          <table:table-cell table:style-name="Tableau9.B4" office:value-type="string">
            <text:p text:style-name="P87">6</text:p>
          </table:table-cell>
          <table:table-cell table:style-name="Tableau9.B4" office:value-type="string">
            <text:p text:style-name="P87">4</text:p>
          </table:table-cell>
          <table:table-cell table:style-name="Tableau9.D4" office:value-type="string">
            <text:p text:style-name="P87"/>
          </table:table-cell>
          <table:table-cell table:style-name="Tableau9.E4" office:value-type="string">
            <text:p text:style-name="P87"/>
          </table:table-cell>
        </table:table-row>
        <table:table-row table:style-name="Tableau9.2">
          <table:table-cell table:style-name="Tableau9.A4" office:value-type="string">
            <text:p text:style-name="P87"><text:span text:style-name="T50">─</text:span>6</text:p>
          </table:table-cell>
          <table:table-cell table:style-name="Tableau9.B4" office:value-type="string">
            <text:p text:style-name="P87">2</text:p>
          </table:table-cell>
          <table:table-cell table:style-name="Tableau9.C4" office:value-type="string">
            <text:p text:style-name="P87"><text:span text:style-name="T50">─</text:span>12</text:p>
          </table:table-cell>
          <table:table-cell table:style-name="Tableau9.D4" office:value-type="string">
            <text:p text:style-name="P87"/>
          </table:table-cell>
          <table:table-cell table:style-name="Tableau9.E4" office:value-type="string">
            <text:p text:style-name="P87"/>
          </table:table-cell>
        </table:table-row>
      </table:table>
      <text:list xml:id="list153756157739476" text:continue-numbering="true" text:style-name="Num_5f_Exo">
        <text:list-item>
          <text:h text:style-name="P103" text:outline-level="1"> Effectue les calculs le plus simplement possible.</text:h>
        </text:list-item>
      </text:list>
      <text:section text:style-name="Sect4" text:name="Section20">
        <text:list xml:id="list29618171" text:style-name="_5f_Numérotation_20_des_20_exercices_20_livrets">
          <text:list-header>
            <text:p text:style-name="P115">M <text:span text:style-name="_5f_signe">=</text:span><draw:frame draw:style-name="fr4" draw:name="Objet28" text:anchor-type="as-char" svg:width="2.014cm" svg:height="0.87cm" draw:z-index="16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</text:list-header>
        </text:list>
        <text:p text:style-name="P64"><text:span text:style-name="_5f_pointillés_20_gris"><text:span text:style-name="T57"><text:tab/></text:span></text:span></text:p>
        <text:p text:style-name="P61"><text:span text:style-name="_5f_pointillés_20_gris"><text:span text:style-name="T57"><text:tab/></text:span></text:span></text:p>
        <text:p text:style-name="P61"><text:span text:style-name="_5f_pointillés_20_gris"><text:span text:style-name="T57"><text:tab/></text:span></text:span></text:p>
        <text:p text:style-name="P47">N <text:span text:style-name="_5f_signe">=</text:span><draw:frame draw:style-name="fr4" draw:name="Objet30" text:anchor-type="as-char" svg:width="3.565cm" svg:height="0.87cm" draw:z-index="17"><draw:object xlink:href="./Object 9" xlink:type="simple" xlink:show="embed" xlink:actuate="onLoad"/><draw:image xlink:href="./ObjectReplacements/Object 9" xlink:type="simple" xlink:show="embed" xlink:actuate="onLoad"/><svg:desc>formule</svg:desc></draw:frame></text:p>
        <text:p text:style-name="P61"><text:span text:style-name="_5f_pointillés_20_gris"><text:span text:style-name="T57"><text:tab/></text:span></text:span></text:p>
        <text:p text:style-name="P61"><text:span text:style-name="_5f_pointillés_20_gris"><text:span text:style-name="T57"><text:tab/></text:span></text:span></text:p>
        <text:p text:style-name="P61"><text:span text:style-name="_5f_pointillés_20_gris"><text:span text:style-name="T57"><text:tab/></text:span></text:span></text:p>
      </text:section>
      <text:list xml:id="list153756656798947" text:continue-list="list153756157739476" text:style-name="Num_5f_Exo">
        <text:list-item>
          <text:h text:style-name="P104" text:outline-level="1"> <text:span text:style-name="T124">Retrouve les parenthèses qui manquent pour que les égalités soient vraies. Vérifie ensuite le calcul.</text:span></text:h>
        </text:list-item>
      </text:list>
      <text:list xml:id="list153756339016549" text:continue-list="list153755987813674" text:style-name="liste_5f_abc">
        <text:list-item text:start-value="1">
          <text:p text:style-name="P116"><text:span text:style-name="T50">─</text:span>4 <text:span text:style-name="T65">×</text:span> <text:span text:style-name="T50">─</text:span>5 <text:span text:style-name="T50"></text:span> 1 <text:span text:style-name="T50">─</text:span> 5 <text:span text:style-name="T65">×</text:span> <text:span text:style-name="T50">─</text:span>2 <text:span text:style-name="_5f_signe">=</text:span> 26</text:p>
        </text:list-item>
      </text:list>
      <text:p text:style-name="P63"><text:span text:style-name="_5f_pointillés_20_gris"><text:span text:style-name="T57"><text:tab/></text:span></text:span></text:p>
      <text:p text:style-name="P31"><text:span text:style-name="_5f_pointillés_20_gris"><text:span text:style-name="T57"><text:tab/></text:span></text:span></text:p>
      <text:list xml:id="list153757694888861" text:continue-numbering="true" text:style-name="liste_5f_abc">
        <text:list-item>
          <text:p text:style-name="P117"><text:span text:style-name="T54">─</text:span><text:span text:style-name="T87">4 </text:span><text:span text:style-name="T67">×</text:span><text:span text:style-name="T87"> </text:span><text:span text:style-name="T54">─</text:span><text:span text:style-name="T26">5</text:span><text:span text:style-name="T87"> </text:span><text:span text:style-name="T54"></text:span><text:span text:style-name="T87"> 3 </text:span><text:span text:style-name="T54">─</text:span><text:span text:style-name="T87"> 3 </text:span><text:span text:style-name="T67">×</text:span><text:span text:style-name="T87"> 4</text:span><text:span text:style-name="T54"> ─ </text:span><text:span text:style-name="T26">1 </text:span><text:span text:style-name="T87"> </text:span><text:span text:style-name="_5f_signe"><text:span text:style-name="T87">=</text:span></text:span><text:span text:style-name="T87"> </text:span><text:span text:style-name="T26">1</text:span><text:span text:style-name="T27">9</text:span></text:p>
        </text:list-item>
      </text:list>
      <text:p text:style-name="P63"><text:span text:style-name="_5f_pointillés_20_gris"><text:span text:style-name="T57"><text:tab/></text:span></text:span></text:p>
      <text:p text:style-name="P63"><text:span text:style-name="_5f_pointillés_20_gris"><text:span text:style-name="T57"><text:tab/></text:span></text:span></text:p>
      <text:list xml:id="list153757549879319" text:continue-numbering="true" text:style-name="liste_5f_abc">
        <text:list-item>
          <text:p text:style-name="P117"><text:span text:style-name="T50">─</text:span>5 <text:span text:style-name="T50"></text:span> 2 <text:span text:style-name="T65">×</text:span><text:span text:style-name="T23"> </text:span><text:span text:style-name="T50">─</text:span><text:span text:style-name="T23">3 </text:span><text:span text:style-name="T65">÷</text:span> 7 <text:span text:style-name="T50">─</text:span> 5 <text:span text:style-name="T65">×</text:span> <text:span text:style-name="T50">─</text:span>0,5 <text:span text:style-name="_5f_signe">=</text:span> <text:span text:style-name="T50">─</text:span>9</text:p>
        </text:list-item>
      </text:list>
      <text:p text:style-name="P63"><text:span text:style-name="_5f_pointillés_20_gris"><text:span text:style-name="T57"><text:tab/></text:span></text:span></text:p>
      <text:p text:style-name="P63"><text:span text:style-name="_5f_pointillés_20_gris"><text:span text:style-name="T57"><text:tab/></text:span></text:span></text:p>
      <text:list xml:id="list153757224489624" text:continue-list="list153756656798947" text:style-name="Num_5f_Exo">
        <text:list-item>
          <text:h text:style-name="P105" text:outline-level="1"> Voici un relevé des températures <text:span text:style-name="T41">T</text:span> minimales, en degrés Celsius, dans une base du Pôle Nord une semaine de janvier.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C" table:number-columns-repeated="3"/>
        <table:table-column table:style-name="Tableau1.H"/>
        <table:table-row table:style-name="TableLine2454108913888">
          <table:table-cell table:style-name="Tableau1.A1" office:value-type="string">
            <text:p text:style-name="P40">Jour</text:p>
          </table:table-cell>
          <table:table-cell table:style-name="Tableau1.B1" office:value-type="string">
            <text:p text:style-name="P41">Lu</text:p>
          </table:table-cell>
          <table:table-cell table:style-name="Tableau1.C1" office:value-type="string">
            <text:p text:style-name="P41">Ma</text:p>
          </table:table-cell>
          <table:table-cell table:style-name="Tableau1.D1" office:value-type="string">
            <text:p text:style-name="P41">Me</text:p>
          </table:table-cell>
          <table:table-cell table:style-name="Tableau1.E1" office:value-type="string">
            <text:p text:style-name="P41">Je</text:p>
          </table:table-cell>
          <table:table-cell table:style-name="Tableau1.F1" office:value-type="string">
            <text:p text:style-name="P41">Ve</text:p>
          </table:table-cell>
          <table:table-cell table:style-name="Tableau1.G1" office:value-type="string">
            <text:p text:style-name="P41">Sa</text:p>
          </table:table-cell>
          <table:table-cell table:style-name="Tableau1.H1" office:value-type="string">
            <text:p text:style-name="P41">Di</text:p>
          </table:table-cell>
        </table:table-row>
        <table:table-row table:style-name="TableLine2454108799104">
          <table:table-cell table:style-name="Tableau1.A2" office:value-type="string">
            <text:p text:style-name="P46">T</text:p>
          </table:table-cell>
          <table:table-cell table:style-name="Tableau1.B2" office:value-type="string">
            <text:p text:style-name="P34"><text:span text:style-name="T50">─</text:span>23</text:p>
          </table:table-cell>
          <table:table-cell table:style-name="Tableau1.C2" office:value-type="string">
            <text:p text:style-name="P34"><text:span text:style-name="T50">─</text:span>31</text:p>
          </table:table-cell>
          <table:table-cell table:style-name="Tableau1.D2" office:value-type="string">
            <text:p text:style-name="P34"><text:span text:style-name="T50">─</text:span>28</text:p>
          </table:table-cell>
          <table:table-cell table:style-name="Tableau1.E2" office:value-type="string">
            <text:p text:style-name="P34"><text:span text:style-name="T50">─</text:span>25</text:p>
          </table:table-cell>
          <table:table-cell table:style-name="Tableau1.F2" office:value-type="string">
            <text:p text:style-name="P34"><text:span text:style-name="T50">─</text:span>19</text:p>
          </table:table-cell>
          <table:table-cell table:style-name="Tableau1.G2" office:value-type="string">
            <text:p text:style-name="P34"><text:span text:style-name="T50">─</text:span>22</text:p>
          </table:table-cell>
          <table:table-cell table:style-name="Tableau1.H2" office:value-type="string">
            <text:p text:style-name="P34"><text:span text:style-name="T50">─</text:span>20</text:p>
          </table:table-cell>
        </table:table-row>
      </table:table>
      <text:list xml:id="list153757596083891" text:continue-list="list153757549879319" text:style-name="liste_5f_abc">
        <text:list-item text:start-value="1">
          <text:p text:style-name="P119">Calcule la température minimale moyenne de cette semaine (somme des températures divisée par le nombre de jours).</text:p>
        </text:list-item>
      </text:list>
      <text:p text:style-name="P63"><text:span text:style-name="_5f_pointillés_20_gris"><text:span text:style-name="T57"><text:tab/></text:span></text:span></text:p>
      <text:p text:style-name="P63"><text:span text:style-name="_5f_pointillés_20_gris"><text:span text:style-name="T57"><text:tab/></text:span></text:span></text:p>
      <text:p text:style-name="P63"><text:span text:style-name="_5f_pointillés_20_gris"><text:span text:style-name="T57"><text:tab/></text:span></text:span></text:p>
      <text:list xml:id="list153756233387555" text:continue-numbering="true" text:style-name="liste_5f_abc">
        <text:list-item>
          <text:p text:style-name="P118">Cette moyenne est <text:span text:style-name="T128">l'opposé du double de</text:span> celle d’une semaine du mois de mai.<text:line-break/>Quelle est donc la température minimale moyenne d’une semaine du mois de mai ?</text:p>
        </text:list-item>
      </text:list>
      <text:p text:style-name="P63"><text:span text:style-name="_5f_pointillés_20_gris"><text:span text:style-name="T57"><text:tab/></text:span></text:span></text:p>
      <text:p text:style-name="P63"><text:span text:style-name="_5f_pointillés_20_gris"><text:span text:style-name="T57"><text:tab/></text:span></text:span></text:p>
      <text:list xml:id="list153756061336173" text:continue-list="list153757224489624" text:style-name="Num_5f_Exo">
        <text:list-item>
          <text:h text:style-name="P106" text:outline-level="1"><text:span text:style-name="T41"> a</text:span> et <text:span text:style-name="T41">b</text:span> sont des nombres relatifs non nuls.</text:h>
        </text:list-item>
      </text:list>
      <text:list xml:id="list153756971311905" text:continue-list="list29618171" text:style-name="_5f_Numérotation_20_des_20_exercices_20_livrets">
        <text:list-header>
          <text:p text:style-name="P153"><text:span text:style-name="T76">à</text:span> partir du signe de l’expression, retrouve les signes respectifs de <text:span text:style-name="T41">a</text:span> et de <text:span text:style-name="T41">b</text:span><text:span text:style-name="T24">. Justifie.</text:span></text:p>
        </text:list-header>
      </text:list>
      <text:list xml:id="list153757786173149" text:continue-list="list153756233387555" text:style-name="liste_5f_abc">
        <text:list-item text:start-value="1">
          <text:p text:style-name="P116"><draw:frame draw:style-name="fr4" draw:name="Objet43" text:anchor-type="as-char" svg:width="1.826cm" svg:height="0.928cm" draw:z-index="18"><draw:object xlink:href="./Object 10" xlink:type="simple" xlink:show="embed" xlink:actuate="onLoad"/><draw:image xlink:href="./ObjectReplacements/Object 10" xlink:type="simple" xlink:show="embed" xlink:actuate="onLoad"/><svg:desc>formule</svg:desc></draw:frame><text:s/>est un nombre négatif.</text:p>
        </text:list-item>
      </text:list>
      <text:p text:style-name="P63"><text:span text:style-name="_5f_pointillés_20_gris"><text:span text:style-name="T57"><text:tab/></text:span></text:span></text:p>
      <text:p text:style-name="P63"><text:span text:style-name="_5f_pointillés_20_gris"><text:span text:style-name="T57"><text:tab/></text:span></text:span></text:p>
      <text:p text:style-name="P60"><text:span text:style-name="_5f_pointillés_20_gris"><text:span text:style-name="T57"><text:tab/></text:span></text:span></text:p>
      <text:list xml:id="list153757385691122" text:continue-numbering="true" text:style-name="liste_5f_abc">
        <text:list-item>
          <text:p text:style-name="P119"><draw:frame draw:style-name="fr4" draw:name="Objet44" text:anchor-type="as-char" svg:width="3.106cm" svg:height="0.928cm" draw:z-index="19"><draw:object xlink:href="./Object 11" xlink:type="simple" xlink:show="embed" xlink:actuate="onLoad"/><draw:image xlink:href="./ObjectReplacements/Object 11" xlink:type="simple" xlink:show="embed" xlink:actuate="onLoad"/><svg:desc>formule</svg:desc></draw:frame><text:s/>est un nombre positif.</text:p>
        </text:list-item>
      </text:list>
      <text:p text:style-name="P31"><text:span text:style-name="_5f_pointillés_20_gris"><text:span text:style-name="T57"><text:tab/></text:span></text:span></text:p>
      <text:p text:style-name="P31"><text:span text:style-name="_5f_pointillés_20_gris"><text:span text:style-name="T57"><text:tab/></text:span></text:span></text:p>
      <text:p text:style-name="P29"><text:span text:style-name="_5f_pointillés_20_gris"><text:span text:style-name="T57"><text:tab/></text:span></text:span></text:p>
      <text:list xml:id="list153756539281961" text:continue-numbering="true" text:style-name="liste_5f_abc">
        <text:list-item>
          <text:p text:style-name="P120"><draw:frame draw:style-name="fr4" draw:name="Objet1" text:anchor-type="as-char" svg:width="2.843cm" svg:height="0.986cm" draw:z-index="20"><draw:object xlink:href="./Object 12" xlink:type="simple" xlink:show="embed" xlink:actuate="onLoad"/><draw:image xlink:href="./ObjectReplacements/Object 12" xlink:type="simple" xlink:show="embed" xlink:actuate="onLoad"/><svg:desc>formule</svg:desc></draw:frame><text:s/>est un nombre négatif.</text:p>
        </text:list-item>
      </text:list>
      <text:p text:style-name="P31"><text:span text:style-name="_5f_pointillés_20_gris"><text:span text:style-name="T57"><text:tab/></text:span></text:span></text:p>
      <text:p text:style-name="P30"><text:span text:style-name="_5f_pointillés_20_gris"><text:span text:style-name="T57"><text:tab/><text:tab/></text:span></text:span></text:p>
      <text:list xml:id="list153757078458357" text:continue-numbering="true" text:style-name="liste_5f_abc">
        <text:list-item>
          <text:p text:style-name="P121"><text:span text:style-name="T119"><draw:frame draw:style-name="fr4" draw:name="Objet2" text:anchor-type="as-char" svg:width="2.282cm" svg:height="0.986cm" draw:z-index="21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19"><text:s/>est un nombre négatif.</text:span></text:p>
        </text:list-item>
      </text:list>
      <text:p text:style-name="P31"><text:span text:style-name="_5f_pointillés_20_gris"><text:span text:style-name="T57"><text:tab/></text:span></text:span></text:p>
      <text:p text:style-name="P29"><text:span text:style-name="_5f_pointillés_20_gris"><text:span text:style-name="T58"><text:tab/></text:span></text:span></text:p>
      <text:list xml:id="list153757267482473" text:continue-list="list153756061336173" text:style-name="Num_5f_Exo">
        <text:list-item>
          <text:h text:style-name="P107" text:outline-level="1"><text:span text:style-name="T41"> </text:span><text:span text:style-name="T42">a</text:span><text:span text:style-name="T64"> est un nombre décimal positif et </text:span><text:span text:style-name="T42">b</text:span><text:span text:style-name="T64"> un nombre décimal négatif (</text:span><text:span text:style-name="T42">a</text:span><text:span text:style-name="T64"> </text:span><text:span text:style-name="T51">≠</text:span><text:span text:style-name="T64"> 0 et </text:span><text:span text:style-name="T42">b</text:span><text:span text:style-name="T64"> </text:span><text:span text:style-name="T51">≠</text:span><text:span text:style-name="T64"> 0). </text:span></text:h>
        </text:list-item>
      </text:list>
      <text:list xml:id="list153756562369038" text:continue-list="list153756971311905" text:style-name="_5f_Numérotation_20_des_20_exercices_20_livrets">
        <text:list-header>
          <text:p text:style-name="P154">Donne le signe des expressions suivantes. </text:p>
          <text:p text:style-name="P154">Justifie ta réponse.</text:p>
        </text:list-header>
      </text:list>
      <text:p text:style-name="P80">A <text:span text:style-name="_5f_signe">=</text:span> <text:span text:style-name="T50">─</text:span>3<text:span text:style-name="T41">ab</text:span></text:p>
      <text:p text:style-name="P63"><text:span text:style-name="_5f_pointillés_20_gris"><text:span text:style-name="T57"><text:tab/></text:span></text:span></text:p>
      <text:p text:style-name="P60"><text:span text:style-name="_5f_pointillés_20_gris"><text:span text:style-name="T57"><text:tab/></text:span></text:span></text:p>
      <text:p text:style-name="P93">B <text:span text:style-name="_5f_signe">=</text:span><draw:frame draw:style-name="fr4" draw:name="Objet50" text:anchor-type="as-char" svg:width="1.02cm" svg:height="0.986cm" draw:z-index="22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81">Signe du numérateur : <text:span text:style-name="_5f_pointillés_20_gris"><text:span text:style-name="T57"><text:tab/></text:span></text:span></text:p>
      <text:p text:style-name="P51">Signe du dénominateur : <text:span text:style-name="_5f_pointillés_20_gris"><text:span text:style-name="T57"><text:tab/></text:span></text:span></text:p>
      <text:p text:style-name="P81">donc B <text:span text:style-name="_5f_pointillés_20_gris"><text:span text:style-name="T57"><text:tab/></text:span></text:span> .</text:p>
      <text:p text:style-name="P93">C <text:span text:style-name="_5f_signe">=</text:span><draw:frame draw:style-name="fr4" draw:name="Objet51" text:anchor-type="as-char" svg:width="3.62cm" svg:height="0.974cm" draw:z-index="23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63"><text:span text:style-name="_5f_pointillés_20_gris"><text:span text:style-name="T57"><text:tab/></text:span></text:span></text:p>
      <text:p text:style-name="P63"><text:span text:style-name="_5f_pointillés_20_gris"><text:span text:style-name="T57"><text:tab/></text:span></text:span></text:p>
      <text:p text:style-name="P63"><text:span text:style-name="_5f_pointillés_20_gris"><text:span text:style-name="T57"><text:tab/></text:span></text:span></text:p>
      <text:p text:style-name="P51">donc C <text:span text:style-name="_5f_pointillés_20_gris"><text:span text:style-name="T57"><text:tab/></text:span></text:span> .</text:p>
      <text:list xml:id="list153756157977701" text:continue-list="list153757267482473" text:style-name="Num_5f_Exo">
        <text:list-item>
          <text:h text:style-name="P97" text:outline-level="1"> Soit le programme de calcul suivant.</text:h>
        </text:list-item>
      </text:list>
      <text:list xml:id="list3913160114" text:style-name="L1">
        <text:list-item>
          <text:p text:style-name="P160">Choisis un nombre.</text:p>
        </text:list-item>
        <text:list-item>
          <text:p text:style-name="P161">Soustrais <text:span text:style-name="T120">10</text:span> à ce nombre.</text:p>
        </text:list-item>
        <text:list-item>
          <text:p text:style-name="P161">Multiplie le résultat par <text:span text:style-name="T45">─</text:span><text:span text:style-name="T30">5.</text:span></text:p>
        </text:list-item>
        <text:list-item>
          <text:p text:style-name="P161">Ajoute le qu<text:span text:style-name="T120">intup</text:span>le du nombre de départ.</text:p>
        </text:list-item>
      </text:list>
      <text:p text:style-name="P67"><text:span text:style-name="Bold_5f_niv2"><text:span text:style-name="T49">a</text:span></text:span><text:span text:style-name="Bold_5f_niv2"><text:span text:style-name="T125">.</text:span></text:span><text:span text:style-name="T125"> </text:span>Exécute ce programme de calcul :</text:p>
      <text:section text:style-name="Sect2" text:name="Section27">
        <text:list xml:id="list2373650790" text:style-name="L2">
          <text:list-item>
            <text:p text:style-name="P122">pour <text:span text:style-name="_5f_variable"><text:span text:style-name="T4">x</text:span></text:span> <text:span text:style-name="T46">=</text:span> 3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list xml:id="list1826235306" text:style-name="L3">
          <text:list-item>
            <text:p text:style-name="P145">pour <text:span text:style-name="_5f_variable"><text:span text:style-name="T4">x</text:span></text:span> <text:span text:style-name="T46">=</text:span> <text:span text:style-name="T45">─</text:span>2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list xml:id="list3899148389" text:style-name="L4">
          <text:list-item>
            <text:p text:style-name="P147"><text:span text:style-name="_5f_pointillés_20_gris"><text:span text:style-name="T97">pour </text:span></text:span><text:span text:style-name="_5f_variable"><text:span text:style-name="T110">x</text:span></text:span><text:span text:style-name="_5f_pointillés_20_gris"><text:span text:style-name="T97"> </text:span></text:span><text:span text:style-name="_5f_pointillés_20_gris"><text:span text:style-name="T111">=</text:span></text:span><text:span text:style-name="_5f_pointillés_20_gris"><text:span text:style-name="T97"> </text:span></text:span><text:span text:style-name="_5f_pointillés_20_gris"><text:span text:style-name="T113">10</text:span></text:span>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list xml:id="list3794465988" text:style-name="L5">
          <text:list-item>
            <text:p text:style-name="P146"><text:span text:style-name="_5f_pointillés_20_gris"><text:span text:style-name="T97">pour </text:span></text:span><text:span text:style-name="_5f_variable"><text:span text:style-name="T110">x</text:span></text:span><text:span text:style-name="_5f_pointillés_20_gris"><text:span text:style-name="T97"> </text:span></text:span><text:span text:style-name="_5f_pointillés_20_gris"><text:span text:style-name="T111">=</text:span></text:span><text:span text:style-name="_5f_pointillés_20_gris"><text:span text:style-name="T97"> </text:span></text:span><text:span text:style-name="_5f_pointillés_20_gris"><text:span text:style-name="T112">─</text:span></text:span><text:span text:style-name="_5f_pointillés_20_gris"><text:span text:style-name="T113">10</text:span></text:span>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</text:section>
      <text:p text:style-name="P78"><text:span text:style-name="Bold_5f_niv2"><text:span text:style-name="T127">b</text:span></text:span><text:span text:style-name="Bold_5f_niv2"><text:span text:style-name="T89">.</text:span></text:span><text:span text:style-name="T89"> </text:span><text:span text:style-name="T86">Que remarques-tu ? </text:span><text:span text:style-name="T88">Peux-tu l’expliquer ?</text:span></text:p>
      <text:p text:style-name="P24"><text:span text:style-name="_5f_pointillés_20_gris"><text:span text:style-name="T57"><text:tab/></text:span></text:span></text:p>
      <text:p text:style-name="P24"><text:span text:style-name="_5f_pointillés_20_gris"><text:span text:style-name="T57"><text:tab/></text:span></text:span></text:p>
      <text:p text:style-name="P24"><text:span text:style-name="_5f_pointillés_20_gris"><text:span text:style-name="T57"><text:tab/></text:span></text:span></text:p>
      <text:p text:style-name="P24"><text:span text:style-name="_5f_pointillés_20_gris"><text:span text:style-name="T57"><text:tab/></text:span></text:span></text:p>
      <text:p text:style-name="P62"><text:span text:style-name="_5f_pointillés_20_gris"><text:span text:style-name="T57"><text:tab/></text:span></text:span></text:p>
      <text:list xml:id="list153756179747498" text:continue-list="list153756157977701" text:style-name="Num_5f_Exo">
        <text:list-item>
          <text:h text:style-name="P108" text:outline-level="1"><text:span text:style-name="_5f_BVS"><text:span text:style-name="T60"> </text:span></text:span><text:span text:style-name="_5f_BVS"><text:span text:style-name="T61">Écris</text:span></text:span><text:span text:style-name="_5f_BVS"><text:span text:style-name="T62"> ces c</text:span></text:span><text:span text:style-name="_5f_pointillés_20_gris"><text:span text:style-name="T100">alculs en ligne (avec le minimum de parenthèses).</text:span></text:span></text:h>
        </text:list-item>
      </text:list>
      <text:h text:style-name="P109" text:outline-level="1"><text:span text:style-name="_5f_pointillés_20_gris"><text:span text:style-name="T100">A</text:span></text:span><text:span text:style-name="_5f_opensymbol"><text:span text:style-name="T108"> </text:span></text:span><text:span text:style-name="_5f_opensymbol"><text:span text:style-name="T105"></text:span></text:span><text:span text:style-name="_5f_pointillés_20_gris"><text:span text:style-name="T100"><draw:frame draw:style-name="fr4" draw:name="Objet5" text:anchor-type="as-char" svg:width="2.461cm" svg:height="0.87cm" draw:z-index="24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/text:h>
      <text:p text:style-name="P32"><text:span text:style-name="_5f_pointillés_20_gris"><text:span text:style-name="T57"><text:tab/></text:span></text:span></text:p>
      <text:h text:style-name="P110" text:outline-level="1"><text:span text:style-name="_5f_pointillés_20_gris"><text:span text:style-name="T101">B </text:span></text:span><text:span text:style-name="_5f_opensymbol"><text:span text:style-name="T106"></text:span></text:span><text:span text:style-name="_5f_pointillés_20_gris"><text:span text:style-name="T100"><draw:frame draw:style-name="fr4" draw:name="Objet6" text:anchor-type="as-char" svg:width="2.147cm" svg:height="0.87cm" draw:z-index="25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/text:h>
      <text:p text:style-name="P33"><text:span text:style-name="_5f_pointillés_20_gris"><text:span text:style-name="T57"><text:tab/></text:span></text:span></text:p>
      <text:h text:style-name="P111" text:outline-level="1"><text:span text:style-name="_5f_pointillés_20_gris"><text:span text:style-name="T101">C </text:span></text:span><text:span text:style-name="_5f_opensymbol"><text:span text:style-name="T106"></text:span></text:span><text:span text:style-name="_5f_pointillés_20_gris"><text:span text:style-name="T100"><draw:frame draw:style-name="fr4" draw:name="Objet9" text:anchor-type="as-char" svg:width="1.275cm" svg:height="0.87cm" draw:z-index="26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/text:h>
      <text:p text:style-name="P33"><text:span text:style-name="_5f_pointillés_20_gris"><text:span text:style-name="T57"><text:tab/></text:span></text:span></text:p>
      <text:h text:style-name="P111" text:outline-level="1"><text:span text:style-name="_5f_pointillés_20_gris"><text:span text:style-name="T102">D</text:span></text:span><text:span text:style-name="_5f_pointillés_20_gris"><text:span text:style-name="T100"> </text:span></text:span><text:span text:style-name="_5f_opensymbol"><text:span text:style-name="T105"></text:span></text:span><text:span text:style-name="_5f_pointillés_20_gris"><text:span text:style-name="T98"><draw:frame draw:style-name="fr4" draw:name="Objet11" text:anchor-type="as-char" svg:width="2.125cm" svg:height="0.87cm" draw:z-index="27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/text:h>
      <text:p text:style-name="P33"><text:span text:style-name="_5f_pointillés_20_gris"><text:span text:style-name="T57"><text:tab/></text:span></text:span></text:p>
      <text:h text:style-name="P111" text:outline-level="1"><text:span text:style-name="_5f_pointillés_20_gris"><text:span text:style-name="T103">E </text:span></text:span><text:span text:style-name="_5f_opensymbol"><text:span text:style-name="T107"></text:span></text:span><text:span text:style-name="_5f_pointillés_20_gris"><text:span text:style-name="T100"><draw:frame draw:style-name="fr4" draw:name="Objet4" text:anchor-type="as-char" svg:width="2.461cm" svg:height="0.87cm" draw:z-index="28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/text:h>
      <text:p text:style-name="P33"><text:span text:style-name="_5f_pointillés_20_gris"><text:span text:style-name="T57"><text:tab/></text:span></text:span></text:p>
      <text:list xml:id="list153756884687570" text:continue-numbering="true" text:style-name="Num_5f_Exo">
        <text:list-item>
          <text:p text:style-name="P112"><text:span text:style-name="_5f_pointillés_20_gris"><text:span text:style-name="T57"> </text:span></text:span>Soit le programme de calcul suivant.</text:p>
        </text:list-item>
      </text:list>
      <text:list xml:id="list1743905819" text:style-name="L6">
        <text:list-item>
          <text:p text:style-name="P162">Choisis un nombre.</text:p>
        </text:list-item>
        <text:list-item>
          <text:p text:style-name="P162"><text:span text:style-name="T121">Ajoute 5</text:span> à ce nombre.</text:p>
        </text:list-item>
        <text:list-item>
          <text:p text:style-name="P162">Multiplie le résultat par <text:span text:style-name="T45">─</text:span><text:span text:style-name="T31">3.</text:span></text:p>
        </text:list-item>
        <text:list-item>
          <text:p text:style-name="P162"><text:span text:style-name="T121">Soustrais </text:span>le <text:span text:style-name="T121">double</text:span> du nombre de départ. </text:p>
        </text:list-item>
        <text:list-item>
          <text:p text:style-name="P163">Ajoute 15 au résultat.</text:p>
        </text:list-item>
      </text:list>
      <text:p text:style-name="P92"><text:span text:style-name="Bold_5f_niv2"><text:span text:style-name="T49">a</text:span></text:span><text:span text:style-name="Bold_5f_niv2"><text:span text:style-name="T125">.</text:span></text:span><text:span text:style-name="T125"> </text:span>Exécute ce programme de calcul :</text:p>
      <text:section text:style-name="Sect2" text:name="Section3">
        <text:list xml:id="list3103993385" text:style-name="L7">
          <text:list-item>
            <text:p text:style-name="P123">pour <text:span text:style-name="_5f_variable"><text:span text:style-name="T4">x</text:span></text:span> <text:span text:style-name="T46">=</text:span> <text:span text:style-name="T122">2</text:span>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list xml:id="list3297677095" text:style-name="L8">
          <text:list-item>
            <text:p text:style-name="P151">pour <text:span text:style-name="_5f_variable"><text:span text:style-name="T4">x</text:span></text:span> <text:span text:style-name="T46">=</text:span> <text:span text:style-name="T45">─</text:span><text:span text:style-name="T32">3</text:span>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list xml:id="list3887493428" text:style-name="L9">
          <text:list-item>
            <text:p text:style-name="P141">pour <text:span text:style-name="_5f_variable"><text:span text:style-name="T4">x</text:span></text:span> <text:span text:style-name="T46">=</text:span> <text:span text:style-name="T33">4</text:span>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list xml:id="list2189618639" text:style-name="L10">
          <text:list-item>
            <text:p text:style-name="P152">pour <text:span text:style-name="_5f_variable"><text:span text:style-name="T4">x</text:span></text:span> <text:span text:style-name="T46">=</text:span> <text:span text:style-name="T45">─</text:span><text:span text:style-name="T33">4</text:span></text:p>
          </text:list-item>
        </text:list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  <text:p text:style-name="FILET_5f_POINTILLES"><text:span text:style-name="_5f_pointillés_20_gris"><text:tab/></text:span></text:p>
      </text:section>
      <text:p text:style-name="P78"><text:span text:style-name="Bold_5f_niv2"><text:span text:style-name="T127">b</text:span></text:span><text:span text:style-name="Bold_5f_niv2"><text:span text:style-name="T126">.</text:span></text:span><text:span text:style-name="T89"> </text:span><text:span text:style-name="T90">Que remarques-tu ? </text:span><text:span text:style-name="T91">Peux-tu </text:span><text:span text:style-name="T92">trouver un programme </text:span><text:span text:style-name="T93">de calcul </text:span><text:span text:style-name="T94">plus court qui donne le même résultat</text:span><text:span text:style-name="T91"> ?</text:span></text:p>
      <text:p text:style-name="P24"><text:span text:style-name="_5f_pointillés_20_gris"><text:span text:style-name="T57"><text:tab/></text:span></text:span></text:p>
      <text:p text:style-name="P24"><text:span text:style-name="_5f_pointillés_20_gris"><text:span text:style-name="T57"><text:tab/></text:span></text:span></text:p>
      <text:p text:style-name="P24"><text:span text:style-name="_5f_pointillés_20_gris"><text:span text:style-name="T57"><text:tab/></text:span></text:span></text:p>
      <text:p text:style-name="P24"><text:span text:style-name="_5f_pointillés_20_gris"><text:span text:style-name="T57"><text:tab/></text:span></text:span></text:p>
      <text:p text:style-name="P24"><text:span text:style-name="_5f_pointillés_20_gris"><text:span text:style-name="T57"><text:tab/></text:span></text:span></text:p>
      <text:p text:style-name="P24"><text:span text:style-name="_5f_pointillés_20_gris"><text:span text:style-name="T57"><text:tab/></text:span></text:span></text:p>
      <text:p text:style-name="FILET_5f_POINTILLES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4" svg:font-family="OpenSymbol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OpenSymbol3" svg:font-family="OpenSymbol" style:font-adornments="Oblique" style:font-pitch="variable" style:font-charset="x-symbol"/>
    <style:font-face style:name="Tahoma1" svg:font-family="Tahoma"/>
    <style:font-face style:name="Bitstream Vera Sans" svg:font-family="'Bitstream Vera Sans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6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OpenSymbol1" svg:font-family="OpenSymbol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9ACB62EABBDEC345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style:contextual-spacing="false" style:line-height-at-least="0.7cm" fo:text-align="justify" style:justify-single-word="false" style:shadow="none">
        <style:tab-stops/>
      </style:paragraph-properties>
      <style:text-properties fo:color="#000000" loext:opacity="100%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 style:shadow="none">
        <style:tab-stops/>
      </style:paragraph-properties>
      <style:text-properties fo:color="#ff660d" loext:opacity="100%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loext:opacity="100%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loext:opacity="100%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style:contextual-spacing="false" style:page-number="auto"/>
      <style:text-properties fo:color="#000000" loext:opacity="100%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loext:opacity="100%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style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loext:opacity="100%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style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loext:opacity="100%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style:contextual-spacing="false" fo:text-align="justify" style:justify-single-word="false" fo:text-indent="0cm" style:auto-text-indent="false" fo:background-color="transparent" fo:padding="0cm" fo:border="none"/>
      <style:text-properties fo:color="#000000" loext:opacity="100%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style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style:contextual-spacing="false" fo:line-height="100%" fo:text-indent="0cm" style:auto-text-indent="false"/>
      <style:text-properties fo:color="#000000" loext:opacity="100%" style:font-name="Bitstream Vera Sans6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style:contextual-spacing="false" fo:line-height="100%" fo:text-indent="0cm" style:auto-text-indent="false"/>
      <style:text-properties fo:color="#1ca2b8" loext:opacity="100%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style:contextual-spacing="false" fo:text-align="justify" style:justify-single-word="false"/>
      <style:text-properties fo:color="#000000" loext:opacity="100%" style:font-name="Bitstream Vera Sans6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style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style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style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style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style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loext:opacity="0%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style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loext:opacity="100%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style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loext:opacity="100%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style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 loext:opacity="100%"/>
    </style:style>
    <style:style style:name="_5f_Numéros_20_exercices_20_livret" style:display-name="_Numéros exercices livret" style:family="text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loext:opacity="100%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loext:opacity="100%" style:font-name="Bitstream Vera Sans3" fo:font-family="'Bitstream Vera Sans'" style:font-style-name="Oblique" style:font-family-generic="swiss" style:font-pitch="variable" fo:font-size="10pt" fo:font-style="normal" fo:background-color="transparent"/>
    </style:style>
    <style:style style:name="_5f_Titre_20_d_27_exercice" style:display-name="_Titre d'exercice" style:family="text">
      <style:text-properties fo:color="#52cc00" loext:opacity="100%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loext:opacity="100%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loext:opacity="100%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3" fo:font-family="OpenSymbol" style:font-style-name="Oblique" style:font-pitch="variable" style:font-charset="x-symbol" fo:font-size="10pt" fo:font-style="normal" style:font-name-asian="OpenSymbol3" style:font-family-asian="OpenSymbol" style:font-style-name-asian="Oblique" style:font-pitch-asian="variable" style:font-charset-asian="x-symbol" style:font-name-complex="OpenSymbol3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loext:opacity="100%" style:font-name="OpenSymbol2" fo:font-family="OpenSymbol" style:font-pitch="variable" style:font-charset="x-symbol" fo:font-size="10pt" fo:font-style="normal" fo:background-color="transparent" style:font-name-asian="OpenSymbol2" style:font-family-asian="OpenSymbol" style:font-pitch-asian="variable" style:font-charset-asian="x-symbol" style:font-size-asian="12pt" style:font-style-asian="italic" style:font-name-complex="OpenSymbol2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loext:opacity="100%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loext:opacity="100%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loext:opacity="100%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loext:opacity="100%" fo:font-size="8pt" fo:text-shadow="none" fo:font-weight="bold" style:font-size-asian="10.5pt" style:font-weight-asian="bold" style:font-weight-complex="bold"/>
    </style:style>
    <style:style style:name="Zeichenformat" style:family="text"/>
    <style:style style:name="Puce_5f_enonce1" style:display-name="Puce_enonce1" style:family="text">
      <style:text-properties fo:color="#e8c32a" loext:opacity="100%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loext:opacity="100%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loext:opacity="0%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loext:opacity="100%" style:font-name="Bitstream Vera Sans6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loext:opacity="100%" style:font-name="Bitstream Vera Sans6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Puce_5f_enonce2" style:display-name="Puce_enonce2" style:family="text">
      <style:text-properties fo:color="#d3802b" loext:opacity="100%" style:font-name="Bitstream Vera Sans6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knumerotitreA" style:family="text">
      <style:text-properties fo:color="#000000" loext:opacity="100%" style:font-name="Bitstream Vera Sans6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loext:opacity="100%" style:font-name="Bitstream Vera Sans6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_5f_correction" style:display-name="_correction" style:family="text">
      <style:text-properties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Num_5f_T2" style:display-name="Num_T2" style:family="text">
      <style:text-properties fo:color="#9d0f89" loext:opacity="100%" style:font-name="Bitstream Vera Sans6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loext:opacity="100%" style:font-name="Bitstream Vera Sans6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loext:opacity="100%" style:font-name="Bitstream Vera Sans6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loext:opacity="100%" style:font-name="Bitstream Vera Sans6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loext:opacity="100%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loext:opacity="100%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loext:opacity="100%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loext:opacity="100%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loext:opacity="100%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loext:opacity="100%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loext:opacity="100%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loext:opacity="100%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loext:opacity="100%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Enonce_5f_Niv2" style:display-name="Enonce_Niv2" style:family="text" style:parent-style-name="Enonce_5f_Niv1">
      <style:text-properties fo:color="#ffffff" loext:opacity="100%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opensymbol" style:display-name="_opensymbol" style:family="text">
      <style:text-properties style:font-name="OpenSymbol2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4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4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4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4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4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4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4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4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4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4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4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4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4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4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4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4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4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4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4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4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4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4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4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1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7954*"/>
    </style:style>
    <style:style style:name="Tableau18.C" style:family="table-column">
      <style:table-column-properties style:rel-column-width="1711*"/>
    </style:style>
    <style:style style:name="Tableau18.1" style:family="table-row">
      <style:table-row-properties style:min-row-height="0.6cm"/>
    </style:style>
    <style:style style:name="Tableau18.A1" style:family="table-cell">
      <style:table-cell-properties style:vertical-align="middle" fo:padding="0cm" fo:border="none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Standard">
      <style:text-properties fo:font-size="2pt" style:font-size-asian="2pt" style:font-size-complex="2pt"/>
    </style:style>
    <style:style style:name="MP4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5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6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7" style:family="paragraph" style:parent-style-name="Header">
      <style:text-properties fo:font-size="3pt" style:font-size-asian="4pt" style:font-size-complex="4pt"/>
    </style:style>
    <style:style style:name="MP8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9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0" style:family="paragraph" style:parent-style-name="Footer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1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2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4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6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8" style:family="paragraph" style:parent-style-name="Standard">
      <style:text-properties fo:font-size="6pt" style:font-size-asian="6pt" style:font-size-complex="6pt"/>
    </style:style>
    <style:style style:name="MP19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0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1" style:family="paragraph" style:parent-style-name="_5f_Pied_20_de_20_page">
      <style:paragraph-properties fo:text-align="end" style:justify-single-word="false"/>
    </style:style>
    <style:style style:name="MP22" style:family="paragraph" style:parent-style-name="_5f_En-tête">
      <style:text-properties officeooo:paragraph-rsid="00644343"/>
    </style:style>
    <style:style style:name="MP23" style:family="paragraph">
      <loext:graphic-properties draw:fill="solid" draw:fill-color="#d7e12c"/>
    </style:style>
    <style:style style:name="MP24" style:family="paragraph">
      <style:paragraph-properties fo:text-align="center"/>
    </style:style>
    <style:style style:name="MP25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P26" style:family="paragraph" style:parent-style-name="Footer">
      <style:text-properties officeooo:rsid="00178920" officeooo:paragraph-rsid="00178920"/>
    </style:style>
    <style:style style:name="MP27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2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Footer">
      <style:text-properties officeooo:paragraph-rsid="00203b1d"/>
    </style:style>
    <style:style style:name="MP30" style:family="paragraph" style:parent-style-name="Header">
      <style:text-properties fo:font-size="14pt" style:font-size-asian="14pt" style:font-size-complex="14pt"/>
    </style:style>
    <style:style style:name="MP31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loext:opacity="100%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loext:opacity="100%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49a2cd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loext:opacity="100%" style:font-name="Bitstream Vera Sans2" fo:font-size="16pt" fo:font-style="normal" fo:text-shadow="none" fo:font-weight="bold" officeooo:rsid="00644343" style:font-size-asian="16pt" style:font-style-asian="normal" style:font-size-complex="16pt" style:font-style-complex="normal"/>
    </style:style>
    <style:style style:name="MT8" style:family="text">
      <style:text-properties officeooo:rsid="000ed451"/>
    </style:style>
    <style:style style:name="MT9" style:family="text">
      <style:text-properties officeooo:rsid="00203b1d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9ACB62EABBDEC345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header-rows>
            <table:table-row table:style-name="Tableau18.1">
              <table:table-cell table:style-name="Tableau18.A1" table:number-rows-spanned="2" office:value-type="string">
                <text:p text:style-name="Standard"/>
              </table:table-cell>
              <table:table-cell table:style-name="Tableau18.A1" office:value-type="string">
                <text:p text:style-name="MP30">N4 : Fractions</text:p>
              </table:table-cell>
              <table:table-cell table:style-name="Tableau18.A1" office:value-type="string">
                <text:p text:style-name="MP30"/>
              </table:table-cell>
            </table:table-row>
          </table:table-header-rows>
          <table:table-row table:style-name="Tableau18.1">
            <table:covered-table-cell/>
            <table:table-cell table:style-name="Tableau18.A1" office:value-type="string">
              <text:p text:style-name="MP31">Série 1 : Fractions et parts</text:p>
            </table:table-cell>
            <table:table-cell table:style-name="Tableau18.A1" office:value-type="string">
              <text:p text:style-name="MP31"/>
            </table:table-cell>
          </table:table-row>
        </table:table>
        <text:p text:style-name="MP3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4"><text:span text:style-name="MT1">Série 1 :</text:span> <text:span text:style-name="MT1">???</text:span></text:p>
      </style:header>
      <style:footer>
        <text:p text:style-name="MP5">Chapitre ? : ...</text:p>
      </style:footer>
      <style:footer-left>
        <text:p text:style-name="MP6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7"/>
        <text:p text:style-name="MP8"><text:span text:style-name="MT2">Chapitre N3 :</text:span> <text:span text:style-name="MT3">Nombres fractions</text:span></text:p>
        <text:p text:style-name="MP9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4"><text:span text:style-name="MT1">Série 2 :</text:span> <text:span text:style-name="MT1">???</text:span></text:p>
      </style:header>
      <style:footer>
        <text:p text:style-name="MP5">Chapitre <text:span text:style-name="MT4">? : ...</text:span></text:p>
      </style:footer>
      <style:footer-left>
        <text:p text:style-name="MP6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4"><text:span text:style-name="MT1">Série 3 :</text:span> <text:span text:style-name="MT1">???</text:span></text:p>
      </style:header>
      <style:footer>
        <text:p text:style-name="MP5">Chapitre ? : ...</text:p>
      </style:footer>
      <style:footer-left>
        <text:p text:style-name="MP10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1">Série 4 : ???</text:p>
      </style:header>
      <style:footer>
        <text:p text:style-name="MP12">Chapitre ? : ...</text:p>
      </style:footer>
      <style:footer-left>
        <text:p text:style-name="MP10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1">Synthèse</text:p>
      </style:header>
      <style:footer>
        <text:p text:style-name="MP5">Chapitre ? : ...</text:p>
      </style:footer>
      <style:footer-left>
        <text:p text:style-name="MP13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5">Série 2: Multiplier deux nombres relatifs</text:p>
      </style:header>
      <style:footer>
        <text:h text:style-name="MP16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1">Série 3 : ???</text:p>
      </style:header>
      <style:footer>
        <text:p text:style-name="MP17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1">Série 4 : ???</text:p>
      </style:header>
      <style:footer>
        <text:p text:style-name="MP17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1">Synthèse</text:p>
      </style:header>
      <style:footer>
        <text:p text:style-name="MP14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18"><text:tab/><text:tab/><text:tab/><text:tab/><text:tab/><text:tab/></text:p>
        <text:p text:style-name="MP18"/>
      </style:header>
      <style:footer>
        <text:p text:style-name="MP19">Chapitre G? :<text:tab/><text:tab/> <text:s text:c="93"/>Série ? :</text:p>
      </style:footer>
      <style:footer-left>
        <text:p text:style-name="MP20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1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4"><text:span text:style-name="MT1">Série 1 :</text:span> <text:span text:style-name="MT1">???</text:span></text:p>
      </style:header>
      <style:footer>
        <text:p text:style-name="MP14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 draw:style-name="Mdp1">
      <style:header>
        <text:p text:style-name="MP22"><draw:path text:anchor-type="paragraph" draw:z-index="8" draw:name="Forme1" draw:style-name="Mgr1" draw:text-style-name="MP23" svg:width="4.329cm" svg:height="2.24cm" svg:x="-1.499cm" svg:y="-1cm" svg:viewBox="0 0 4330 2241" svg:d="M0 2241l3984-288c209-15 363-168 345-342l-170-1611h-4159z"><text:p/></draw:path><draw:frame text:anchor-type="paragraph" draw:z-index="11" draw:name="Forme2" draw:style-name="Mgr2" draw:text-style-name="MP25" svg:width="2.703cm" svg:height="0.715cm" draw:transform="rotate (0.0872664625997165) translate (-0.172861111111111cm 0.218722222222222cm)"><draw:text-box><text:p text:style-name="MP24"><text:span text:style-name="MT5">Série 5</text:span></text:p></draw:text-box></draw:frame><draw:line text:anchor-type="paragraph" draw:z-index="31" draw:name="Forme3" draw:style-name="Mgr3" draw:text-style-name="MP24" svg:x1="13.734cm" svg:y1="0.36cm" svg:x2="20.497cm" svg:y2="0.36cm"><text:p/></draw:line><text:span text:style-name="MT6">E</text:span><text:span text:style-name="MT7">ffectuer une suite d’opérations</text:span></text:p>
      </style:header>
      <style:footer>
        <text:p text:style-name="MP26"><draw:frame draw:style-name="Mfr1" draw:name="Cadre1" text:anchor-type="paragraph" svg:y="-0.06cm" draw:z-index="2"><draw:text-box fo:min-height="0.499cm" fo:min-width="3cm"><draw:frame draw:style-name="Mfr2" draw:name="Cadre2" text:anchor-type="frame" svg:x="0.45cm" svg:y="0.079cm" svg:width="0.817cm" draw:z-index="5"><draw:text-box fo:min-height="0.355cm"><text:p text:style-name="MP27"><draw:g text:anchor-type="paragraph" draw:z-index="34" draw:name="Forme4" draw:style-name="Mgr4"><draw:path draw:style-name="Mgr5" draw:text-style-name="MP28" svg:width="0.855cm" svg:height="1.172cm" svg:x="-0.03cm" svg:y="-0.194cm" svg:viewBox="0 0 856 1173" svg:d="M856 1173h-856v-991c0-100 79-182 175-182h505c97 0 176 82 176 182z"><text:p/></draw:path></draw:g><text:page-number text:select-page="current">12</text:page-number></text:p></draw:text-box></draw:frame><text:p text:style-name="MP29">Nombres <text:span text:style-name="MT8">relatifs</text:span> • A<text:span text:style-name="MT9">2</text:span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SAMATH</meta:initial-creator>
    <meta:creation-date>2014-10-23T16:08:44.23</meta:creation-date>
    <dc:date>2021-10-07T15:37:55.479000000</dc:date>
    <meta:editing-duration>P1DT13H34M15S</meta:editing-duration>
    <meta:editing-cycles>94</meta:editing-cycles>
    <meta:generator>LibreOffice/7.1.5.2$Windows_X86_64 LibreOffice_project/85f04e9f809797b8199d13c421bd8a2b025d52b5</meta:generator>
    <dc:subject>diviser</dc:subject>
    <dc:title>A3_3 série 1 </dc:title>
    <meta:document-statistic meta:table-count="9" meta:image-count="0" meta:object-count="20" meta:page-count="3" meta:paragraph-count="333" meta:word-count="1116" meta:character-count="4879" meta:non-whitespace-character-count="3474"/>
  </office:meta>
</office:document-meta>
</file>

<file path=Object 1/content.xml><?xml version="1.0" encoding="utf-8"?>
<math xmlns="http://www.w3.org/1998/Math/MathML" display="block">
  <semantics>
    <mstyle mathsize="9pt">
      <mfrac>
        <mrow>
          <mo stretchy="false">−</mo>
          <mn>2</mn>
        </mrow>
        <mrow>
          <mo stretchy="false">−</mo>
          <mn>5</mn>
        </mrow>
      </mfrac>
    </mstyle>
    <annotation encoding="StarMath 5.0">size 9{{-2} over {-5}}</annotation>
  </semantics>
</math>
</file>

<file path=Object 10/content.xml><?xml version="1.0" encoding="utf-8"?>
<math xmlns="http://www.w3.org/1998/Math/MathML" display="block">
  <semantics>
    <mstyle mathsize="10pt">
      <mfrac>
        <mrow>
          <mn>5</mn>
          <mstyle mathsize="12pt">
            <mi>a</mi>
          </mstyle>
          <mrow>
            <mspace width="0.5em"/>
            <mo stretchy="false">×</mo>
            <mspace width="0.5em"/>
          </mrow>
          <mrow>
            <mtext>(</mtext>
            <mo stretchy="false">−</mo>
            <mn>5</mn>
          </mrow>
          <mtext>)</mtext>
        </mrow>
        <mrow>
          <mo stretchy="false">−</mo>
          <mn>2</mn>
        </mrow>
      </mfrac>
    </mstyle>
    <annotation encoding="StarMath 5.0">size 10{{5{size 12 a }` times `"("-5")"} over {-2}}</annotation>
  </semantics>
</math>
</file>

<file path=Object 11/content.xml><?xml version="1.0" encoding="utf-8"?>
<math xmlns="http://www.w3.org/1998/Math/MathML" display="block">
  <semantics>
    <mstyle mathsize="10pt">
      <mfrac>
        <mrow>
          <mrow>
            <mtext>(</mtext>
            <mo stretchy="false">−</mo>
            <mn>6</mn>
          </mrow>
          <mtext>)</mtext>
          <mrow>
            <mspace width="0.5em"/>
            <mo stretchy="false">×</mo>
            <mspace width="0.5em"/>
          </mrow>
          <mtext>(</mtext>
          <mn>1,23</mn>
          <mrow>
            <mspace width="0.5em"/>
            <mo stretchy="false">−</mo>
            <mspace width="0.5em"/>
          </mrow>
          <mn>2</mn>
          <mtext>)</mtext>
        </mrow>
        <mrow>
          <mrow>
            <mo stretchy="false">−</mo>
            <mn>4</mn>
          </mrow>
          <mstyle mathsize="12pt">
            <mi>b</mi>
          </mstyle>
        </mrow>
      </mfrac>
    </mstyle>
    <annotation encoding="StarMath 5.0">size 10{{"("-6")"` times `"("1,23`-`2")"} over {-4{ size 12 b }}}</annotation>
  </semantics>
</math>
</file>

<file path=Object 12/content.xml><?xml version="1.0" encoding="utf-8"?>
<math xmlns="http://www.w3.org/1998/Math/MathML" display="block">
  <semantics>
    <mstyle mathsize="10pt">
      <mfrac>
        <mrow>
          <mrow>
            <mtext>(</mtext>
            <mo stretchy="false">−</mo>
            <mn>6</mn>
          </mrow>
          <mtext>)</mtext>
          <mrow>
            <mspace width="0.5em"/>
            <mo stretchy="false">×</mo>
            <mspace width="0.5em"/>
          </mrow>
          <mrow>
            <mrow>
              <mrow>
                <mstyle mathsize="12pt">
                  <mi>b</mi>
                </mstyle>
                <mn>²</mn>
              </mrow>
              <mo stretchy="false">×</mo>
              <mtext>(</mtext>
            </mrow>
            <mo stretchy="false">−</mo>
            <mn>2</mn>
          </mrow>
          <mtext>)</mtext>
        </mrow>
        <mrow>
          <mrow>
            <mo stretchy="false">−</mo>
            <mn>8</mn>
          </mrow>
          <mstyle mathsize="12pt">
            <mi>b</mi>
          </mstyle>
        </mrow>
      </mfrac>
    </mstyle>
    <annotation encoding="StarMath 5.0">size 10{{"("-6")"` times` { size 12 b² } times "("-2")"} over {-8{ size 12 b }}}</annotation>
  </semantics>
</math>
</file>

<file path=Object 13/content.xml><?xml version="1.0" encoding="utf-8"?>
<math xmlns="http://www.w3.org/1998/Math/MathML" display="block">
  <semantics>
    <mstyle mathsize="10pt">
      <mfrac>
        <mrow>
          <mn>4</mn>
          <mrow>
            <mspace width="0.5em"/>
            <mo stretchy="false">×</mo>
            <mspace width="0.5em"/>
          </mrow>
          <mrow>
            <mrow>
              <mstyle mathsize="12pt">
                <mi mathvariant="italic">ab</mi>
              </mstyle>
              <mo stretchy="false">×</mo>
              <mtext>(</mtext>
            </mrow>
            <mo stretchy="false">−</mo>
            <mn>2</mn>
          </mrow>
          <mtext>)</mtext>
        </mrow>
        <mrow>
          <mrow>
            <mo stretchy="false">−</mo>
            <mn>8</mn>
          </mrow>
          <mstyle mathsize="12pt">
            <mi>b</mi>
          </mstyle>
        </mrow>
      </mfrac>
    </mstyle>
    <annotation encoding="StarMath 5.0">size 10{{4` times` { size 12 ab } times "("-2")"} over {-8{ size 12 b }}}</annotation>
  </semantics>
</math>
</file>

<file path=Object 14/content.xml><?xml version="1.0" encoding="utf-8"?>
<math xmlns="http://www.w3.org/1998/Math/MathML" display="block">
  <semantics>
    <mstyle mathsize="10pt">
      <mfrac>
        <mrow>
          <mi>–</mi>
          <mn>2</mn>
          <mstyle mathsize="12pt">
            <mi>a</mi>
          </mstyle>
        </mrow>
        <mrow>
          <mn>5</mn>
          <mstyle mathsize="12pt">
            <mi>b</mi>
          </mstyle>
        </mrow>
      </mfrac>
    </mstyle>
    <annotation encoding="StarMath 5.0">size 10{{–2 { size 12 a}} over {5{ size 12 b}}}</annotation>
  </semantics>
</math>
</file>

<file path=Object 15/content.xml><?xml version="1.0" encoding="utf-8"?>
<math xmlns="http://www.w3.org/1998/Math/MathML" display="block">
  <semantics>
    <mstyle mathsize="10pt">
      <mfrac>
        <mrow>
          <mn>1,2</mn>
          <mstyle mathsize="12pt">
            <mi>a</mi>
          </mstyle>
          <mrow>
            <mspace width="0.5em"/>
            <mo stretchy="false">×</mo>
            <mspace width="0.5em"/>
          </mrow>
          <mrow>
            <mtext>(</mtext>
            <mo stretchy="false">−</mo>
            <mn>3</mn>
          </mrow>
          <mtext>)</mtext>
          <mrow>
            <mspace width="0.5em"/>
            <mo stretchy="false">×</mo>
            <mspace width="0.5em"/>
          </mrow>
          <mrow>
            <mtext>(</mtext>
            <mo stretchy="false">−</mo>
            <mstyle mathsize="12pt">
              <mi>b</mi>
            </mstyle>
          </mrow>
          <mtext>)</mtext>
        </mrow>
        <mrow>
          <mrow>
            <mtext>(</mtext>
            <mo stretchy="false">−</mo>
            <mn>5</mn>
          </mrow>
          <msup>
            <mtext>)</mtext>
            <mn>2</mn>
          </msup>
          <mrow>
            <mspace width="0.5em"/>
            <mo stretchy="false">×</mo>
            <mspace width="0.5em"/>
          </mrow>
          <mrow>
            <mtext>(</mtext>
            <mo stretchy="false">−</mo>
            <mn>2,58</mn>
          </mrow>
          <mtext>)</mtext>
        </mrow>
      </mfrac>
    </mstyle>
    <annotation encoding="StarMath 5.0"> size 10{{1,2{ size 12 a}` times `"("-3")"` times `"("-{size 12 b}")"} over {"("-5")"^2` times `"("-2,58")"}}</annotation>
  </semantics>
</math>
</file>

<file path=Object 16/content.xml><?xml version="1.0" encoding="utf-8"?>
<math xmlns="http://www.w3.org/1998/Math/MathML" display="block">
  <semantics>
    <mstyle mathsize="10pt">
      <mrow>
        <mn>6</mn>
        <mrow>
          <mspace width="0.5em"/>
          <mo stretchy="false">×</mo>
          <mspace width="0.5em"/>
        </mrow>
        <mn>2</mn>
        <mspace width="0.5em"/>
        <mi mathvariant="normal"></mi>
        <mspace width="0.5em"/>
        <mfrac>
          <mrow>
            <mrow>
              <mtext>(</mtext>
              <mo stretchy="false">−</mo>
              <mn>3</mn>
            </mrow>
            <mtext>)</mtext>
          </mrow>
          <mn>5</mn>
        </mfrac>
      </mrow>
    </mstyle>
    <annotation encoding="StarMath 5.0"> size 10{{6 `times `2``{{"("-3")"} over 5}}}</annotation>
  </semantics>
</math>
</file>

<file path=Object 17/content.xml><?xml version="1.0" encoding="utf-8"?>
<math xmlns="http://www.w3.org/1998/Math/MathML" display="block">
  <semantics>
    <mstyle mathsize="10pt">
      <mrow>
        <mrow>
          <mtext>(</mtext>
          <mn>6</mn>
          <mrow>
            <mspace width="0.5em"/>
            <mo stretchy="false">−</mo>
            <mspace width="0.5em"/>
          </mrow>
          <mn>8</mn>
          <mtext>)</mtext>
        </mrow>
        <mrow>
          <mspace width="0.5em"/>
          <mo stretchy="false">×</mo>
          <mspace width="0.5em"/>
        </mrow>
        <mfrac>
          <mn>5</mn>
          <mn>4</mn>
        </mfrac>
      </mrow>
    </mstyle>
    <annotation encoding="StarMath 5.0"> size 10{ { "("6`-`8")" }`times `5 over { 4 } }</annotation>
  </semantics>
</math>
</file>

<file path=Object 18/content.xml><?xml version="1.0" encoding="utf-8"?>
<math xmlns="http://www.w3.org/1998/Math/MathML" display="block">
  <semantics>
    <mstyle mathsize="10pt">
      <mrow>
        <mfrac>
          <mrow>
            <mn>3</mn>
            <mspace width="0.5em"/>
            <mi mathvariant="normal"></mi>
            <mspace width="0.5em"/>
            <mn>5</mn>
          </mrow>
          <mrow>
            <mn>3</mn>
            <mrow>
              <mspace width="0.5em"/>
              <mo stretchy="false">−</mo>
              <mspace width="0.5em"/>
            </mrow>
            <mn>4</mn>
          </mrow>
        </mfrac>
        <mspace width="0.5em"/>
      </mrow>
    </mstyle>
    <annotation encoding="StarMath 5.0"> size 10{{3`` 5} over {3`-`4 }`}</annotation>
  </semantics>
</math>
</file>

<file path=Object 19/content.xml><?xml version="1.0" encoding="utf-8"?>
<math xmlns="http://www.w3.org/1998/Math/MathML" display="block">
  <semantics>
    <mstyle mathsize="10pt">
      <mrow>
        <mfrac>
          <mrow>
            <mrow>
              <mtext>(</mtext>
              <mo stretchy="false">−</mo>
              <mn>5</mn>
            </mrow>
            <mtext>)</mtext>
          </mrow>
          <mrow>
            <mrow>
              <mo stretchy="false">−</mo>
              <mn>3</mn>
            </mrow>
            <mspace width="0.5em"/>
            <mi mathvariant="normal"></mi>
            <mspace width="0.5em"/>
            <mn>4</mn>
          </mrow>
        </mfrac>
        <mrow>
          <mspace width="0.5em"/>
          <mo stretchy="false">×</mo>
          <mspace width="0.5em"/>
        </mrow>
        <mn>3</mn>
      </mrow>
    </mstyle>
    <annotation encoding="StarMath 5.0"> size 10{{"("-5")"} over {-3``4 }` times `3}</annotation>
  </semantics>
</math>
</file>

<file path=Object 2/content.xml><?xml version="1.0" encoding="utf-8"?>
<math xmlns="http://www.w3.org/1998/Math/MathML" display="block">
  <semantics>
    <mstyle mathsize="10pt">
      <mfrac>
        <mn>24</mn>
        <mrow>
          <mo stretchy="false">−</mo>
          <mn>6</mn>
        </mrow>
      </mfrac>
    </mstyle>
    <annotation encoding="StarMath 5.0">size 10{24 over {-6}}</annotation>
  </semantics>
</math>
</file>

<file path=Object 20/content.xml><?xml version="1.0" encoding="utf-8"?>
<math xmlns="http://www.w3.org/1998/Math/MathML" display="block">
  <semantics>
    <mstyle mathsize="10pt">
      <mrow>
        <mfrac>
          <mrow>
            <mn>3</mn>
            <mspace width="0.5em"/>
            <mi mathvariant="normal"></mi>
            <mrow>
              <mtext>(</mtext>
              <mo stretchy="false">−</mo>
              <mn>5</mn>
            </mrow>
            <mtext>)</mtext>
          </mrow>
          <mrow>
            <mrow>
              <mo stretchy="false">−</mo>
              <mn>3</mn>
            </mrow>
            <mspace width="0.5em"/>
            <mi mathvariant="normal"></mi>
            <mspace width="0.5em"/>
            <mn>4</mn>
          </mrow>
        </mfrac>
        <mrow>
          <mspace width="0.5em"/>
          <mo stretchy="false">×</mo>
          <mspace width="0.5em"/>
        </mrow>
        <mfrac>
          <mn>3</mn>
          <mn>5</mn>
        </mfrac>
      </mrow>
    </mstyle>
    <annotation encoding="StarMath 5.0"> size 10{{3`"("-5")"} over {-3``4 }` times `{3 over 5}}</annotation>
  </semantics>
</math>
</file>

<file path=Object 3/content.xml><?xml version="1.0" encoding="utf-8"?>
<math xmlns="http://www.w3.org/1998/Math/MathML" display="block">
  <semantics>
    <mstyle mathsize="10pt">
      <mrow>
        <mrow>
          <mo stretchy="false">−</mo>
          <mspace width="0.5em"/>
        </mrow>
        <mfrac>
          <mn>5</mn>
          <mn>8</mn>
        </mfrac>
      </mrow>
    </mstyle>
    <annotation encoding="StarMath 5.0">size 10{-`{5 over 8}}</annotation>
  </semantics>
</math>
</file>

<file path=Object 4/content.xml><?xml version="1.0" encoding="utf-8"?>
<math xmlns="http://www.w3.org/1998/Math/MathML" display="block">
  <semantics>
    <mstyle mathsize="10pt">
      <mfrac>
        <mrow>
          <mspace width="0.5em"/>
          <mn>24</mn>
        </mrow>
        <mn>8</mn>
      </mfrac>
    </mstyle>
    <annotation encoding="StarMath 5.0">size 10{{`{24}} over {8}}</annotation>
  </semantics>
</math>
</file>

<file path=Object 5/content.xml><?xml version="1.0" encoding="utf-8"?>
<math xmlns="http://www.w3.org/1998/Math/MathML" display="block">
  <semantics>
    <mstyle mathsize="10pt">
      <mfrac>
        <mrow>
          <mspace width="0.5em"/>
          <mn>3,6</mn>
        </mrow>
        <mrow>
          <mspace width="0.5em"/>
          <mn>9</mn>
        </mrow>
      </mfrac>
    </mstyle>
    <annotation encoding="StarMath 5.0">size 10{{`{3,6}} over {`{9}}}</annotation>
  </semantics>
</math>
</file>

<file path=Object 6/content.xml><?xml version="1.0" encoding="utf-8"?>
<math xmlns="http://www.w3.org/1998/Math/MathML" display="block">
  <semantics>
    <mstyle mathsize="10pt">
      <mfrac>
        <mrow>
          <mrow>
            <mo stretchy="false">−</mo>
            <mn>9</mn>
          </mrow>
          <mrow>
            <mspace width="0.5em"/>
            <mo stretchy="false">×</mo>
            <mspace width="0.5em"/>
          </mrow>
          <mn>4</mn>
        </mrow>
        <mrow>
          <mn>6</mn>
          <mrow>
            <mspace width="0.5em"/>
            <mo stretchy="false">×</mo>
            <mspace width="0.5em"/>
          </mrow>
          <mrow>
            <mtext>(</mtext>
            <mo stretchy="false">−</mo>
            <mn>2</mn>
          </mrow>
          <mtext>)</mtext>
        </mrow>
      </mfrac>
    </mstyle>
    <annotation encoding="StarMath 5.0"> size 10{{-9` times `4} over {6` times `"("-2")"}}</annotation>
  </semantics>
</math>
</file>

<file path=Object 7/content.xml><?xml version="1.0" encoding="utf-8"?>
<math xmlns="http://www.w3.org/1998/Math/MathML" display="block">
  <semantics>
    <mstyle mathsize="10pt">
      <mfrac>
        <mrow>
          <mrow>
            <mo stretchy="false">−</mo>
            <mn>3</mn>
          </mrow>
          <mrow>
            <mspace width="0.5em"/>
            <mo stretchy="false">−</mo>
            <mn>6</mn>
          </mrow>
          <mrow>
            <mspace width="0.5em"/>
            <mo stretchy="false">×</mo>
            <mspace width="0.5em"/>
          </mrow>
          <mrow>
            <mtext>(</mtext>
            <mo stretchy="false">−</mo>
            <mn>3</mn>
          </mrow>
          <mtext>)</mtext>
        </mrow>
        <mrow>
          <mn>2</mn>
          <mrow>
            <mspace width="0.5em"/>
            <mo stretchy="false">×</mo>
            <mspace width="0.5em"/>
          </mrow>
          <mrow>
            <mrow>
              <mtext>(</mtext>
              <mo stretchy="false">−</mo>
              <mn>3</mn>
            </mrow>
            <mtext>)</mtext>
          </mrow>
        </mrow>
      </mfrac>
    </mstyle>
    <annotation encoding="StarMath 5.0"> size 10{{-3`-6` times `"("-3")"} over {2` times `{"("-3")"}}}</annotation>
  </semantics>
</math>
</file>

<file path=Object 8/content.xml><?xml version="1.0" encoding="utf-8"?>
<math xmlns="http://www.w3.org/1998/Math/MathML" display="block">
  <semantics>
    <mstyle mathsize="10pt">
      <mfrac>
        <mrow>
          <mrow>
            <mo stretchy="false">−</mo>
            <mn>16</mn>
          </mrow>
          <mrow>
            <mspace width="0.5em"/>
            <mo stretchy="false">×</mo>
            <mspace width="0.5em"/>
          </mrow>
          <mn>25</mn>
        </mrow>
        <mrow>
          <mrow>
            <mo stretchy="false">−</mo>
            <mn>8</mn>
          </mrow>
          <mrow>
            <mspace width="0.5em"/>
            <mo stretchy="false">×</mo>
            <mspace width="0.5em"/>
          </mrow>
          <mrow>
            <mtext>(</mtext>
            <mo stretchy="false">−</mo>
            <mn>5</mn>
          </mrow>
          <mtext>)</mtext>
        </mrow>
      </mfrac>
    </mstyle>
    <annotation encoding="StarMath 5.0"> size 10{{-16` times `25} over {-8` times `"("-5")"}}</annotation>
  </semantics>
</math>
</file>

<file path=Object 9/content.xml><?xml version="1.0" encoding="utf-8"?>
<math xmlns="http://www.w3.org/1998/Math/MathML" display="block">
  <semantics>
    <mstyle mathsize="10pt">
      <mfrac>
        <mrow>
          <mrow>
            <mo stretchy="false">−</mo>
            <mn>5,6</mn>
          </mrow>
          <mrow>
            <mspace width="0.5em"/>
            <mo stretchy="false">×</mo>
            <mspace width="0.5em"/>
          </mrow>
          <mn>0,25</mn>
          <mrow>
            <mspace width="0.5em"/>
            <mo stretchy="false">×</mo>
            <mspace width="0.5em"/>
          </mrow>
          <mrow>
            <mtext>(</mtext>
            <mo stretchy="false">−</mo>
            <mn>8</mn>
          </mrow>
          <mtext>)</mtext>
        </mrow>
        <mrow>
          <mrow>
            <mo stretchy="false">−</mo>
            <mn>2</mn>
          </mrow>
          <mrow>
            <mspace width="0.5em"/>
            <mo stretchy="false">×</mo>
            <mspace width="0.5em"/>
          </mrow>
          <mn>2,8</mn>
        </mrow>
      </mfrac>
    </mstyle>
    <annotation encoding="StarMath 5.0"> size 10{{-5,6` times `0,25` times `"("-8")"} over {-2` times `2,8}}</annotation>
  </semantics>
</math>
</file>